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ohit Devanagari" svg:font-family="'Lohit Devanagari'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6.42mm"/>
    </style:style>
    <style:style style:name="co2" style:family="table-column">
      <style:table-column-properties fo:break-before="auto" style:column-width="15.58mm"/>
    </style:style>
    <style:style style:name="co3" style:family="table-column">
      <style:table-column-properties fo:break-before="auto" style:column-width="12.33mm"/>
    </style:style>
    <style:style style:name="co4" style:family="table-column">
      <style:table-column-properties fo:break-before="auto" style:column-width="17.23mm"/>
    </style:style>
    <style:style style:name="co5" style:family="table-column">
      <style:table-column-properties fo:break-before="auto" style:column-width="11.78mm"/>
    </style:style>
    <style:style style:name="co6" style:family="table-column">
      <style:table-column-properties fo:break-before="auto" style:column-width="17.52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33.1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PageStyle_5f_compact_5f_reformulation_5f_results_5f_0">
      <style:table-properties table:display="true" style:writing-mode="lr-tb"/>
    </style:style>
    <style:style style:name="ta2" style:family="table" style:master-page-name="PageStyle_5f_compact_5f_reformulation_5f_results_5f_5">
      <style:table-properties table:display="true" style:writing-mode="lr-tb"/>
    </style:style>
    <style:style style:name="ta3" style:family="table" style:master-page-name="PageStyle_5f_compact_5f_reformulation_5f_results_5f_10">
      <style:table-properties table:display="true" style:writing-mode="lr-tb"/>
    </style:style>
    <style:style style:name="ta4" style:family="table" style:master-page-name="PageStyle_5f_compact_5f_reformulation_5f_results_5f_15">
      <style:table-properties table:display="true" style:writing-mode="lr-tb"/>
    </style:style>
    <style:style style:name="ce1" style:family="table-cell" style:parent-style-name="Default">
      <style:table-cell-properties style:rotation-align="none"/>
    </style:style>
    <style:style style:name="ce2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compact_reformulation_results_0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018" table:default-cell-style-name="ce1"/>
        <table:table-row table:style-name="ro1">
          <table:table-cell office:value-type="string" calcext:value-type="string">
            <text:p>instance</text:p>
          </table:table-cell>
          <table:table-cell office:value-type="string" calcext:value-type="string">
            <text:p>Gamma</text:p>
          </table:table-cell>
          <table:table-cell office:value-type="string" calcext:value-type="string">
            <text:p>objval</text:p>
          </table:table-cell>
          <table:table-cell office:value-type="string" calcext:value-type="string">
            <text:p>objbound</text:p>
          </table:table-cell>
          <table:table-cell office:value-type="string" calcext:value-type="string">
            <text:p>gap</text:p>
          </table:table-cell>
          <table:table-cell office:value-type="string" calcext:value-type="string">
            <text:p>runtim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3_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0.62" calcext:value-type="float">
            <text:p>0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3_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0.27" calcext:value-type="float">
            <text:p>0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5_7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27" calcext:value-type="float">
            <text:p>27</text:p>
          </table:table-cell>
          <table:table-cell office:value-type="float" office:value="0.182" calcext:value-type="float">
            <text:p>0.182</text:p>
          </table:table-cell>
          <table:table-cell office:value-type="float" office:value="7200.005" calcext:value-type="float">
            <text:p>7200.0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6_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39.209" calcext:value-type="float">
            <text:p>39.2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7_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0.91" calcext:value-type="float">
            <text:p>0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9_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68.036" calcext:value-type="float">
            <text:p>68.0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9_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49.423" calcext:value-type="float">
            <text:p>49.4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9_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571.408" calcext:value-type="float">
            <text:p>571.4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9_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55.7" calcext:value-type="float">
            <text:p>55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9_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.389" calcext:value-type="float">
            <text:p>1.3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9_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20.257" calcext:value-type="float">
            <text:p>20.2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9_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.333" calcext:value-type="float">
            <text:p>1.3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9_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0.822" calcext:value-type="float">
            <text:p>0.8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9_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3.021" calcext:value-type="float">
            <text:p>3.0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10_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0.962" calcext:value-type="float">
            <text:p>0.9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10_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0.507" calcext:value-type="float">
            <text:p>0.5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10_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0.646" calcext:value-type="float">
            <text:p>0.6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10_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0.501" calcext:value-type="float">
            <text:p>0.5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10_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.016" calcext:value-type="float">
            <text:p>1.0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10_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0.662" calcext:value-type="float">
            <text:p>0.6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10_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.076" calcext:value-type="float">
            <text:p>1.0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10_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0.666" calcext:value-type="float">
            <text:p>0.6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10_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.367" calcext:value-type="float">
            <text:p>1.3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10_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0.531" calcext:value-type="float">
            <text:p>0.5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11_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0.297" calcext:value-type="float">
            <text:p>0.2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11_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0.332" calcext:value-type="float">
            <text:p>0.3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11_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0.312" calcext:value-type="float">
            <text:p>0.3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11_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0.556" calcext:value-type="float">
            <text:p>0.5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11_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0.47" calcext:value-type="float">
            <text:p>0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11_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0.324" calcext:value-type="float">
            <text:p>0.3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11_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0.335" calcext:value-type="float">
            <text:p>0.3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11_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0.337" calcext:value-type="float">
            <text:p>0.3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11_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0.351" calcext:value-type="float">
            <text:p>0.3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11_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0.384" calcext:value-type="float">
            <text:p>0.3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12_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0.181" calcext:value-type="float">
            <text:p>0.1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12_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0.232" calcext:value-type="float">
            <text:p>0.2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12_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0.236" calcext:value-type="float">
            <text:p>0.2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12_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0.327" calcext:value-type="float">
            <text:p>0.3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12_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0.27" calcext:value-type="float">
            <text:p>0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12_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0.182" calcext:value-type="float">
            <text:p>0.1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12_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0.258" calcext:value-type="float">
            <text:p>0.2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12_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0.243" calcext:value-type="float">
            <text:p>0.2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12_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0.563" calcext:value-type="float">
            <text:p>0.5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12_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0.284" calcext:value-type="float">
            <text:p>0.2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13_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office:value-type="float" office:value="0.24" calcext:value-type="float">
            <text:p>0.24</text:p>
          </table:table-cell>
          <table:table-cell office:value-type="float" office:value="7200.003" calcext:value-type="float">
            <text:p>7200.0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13_2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26.046" calcext:value-type="float">
            <text:p>26.046</text:p>
          </table:table-cell>
          <table:table-cell office:value-type="float" office:value="0.277" calcext:value-type="float">
            <text:p>0.277</text:p>
          </table:table-cell>
          <table:table-cell office:value-type="float" office:value="7200.004" calcext:value-type="float">
            <text:p>7200.0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13_3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35" calcext:value-type="float">
            <text:p>35</text:p>
          </table:table-cell>
          <table:table-cell office:value-type="float" office:value="0.239" calcext:value-type="float">
            <text:p>0.239</text:p>
          </table:table-cell>
          <table:table-cell office:value-type="float" office:value="7200.003" calcext:value-type="float">
            <text:p>7200.0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13_4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38.998" calcext:value-type="float">
            <text:p>38.998</text:p>
          </table:table-cell>
          <table:table-cell office:value-type="float" office:value="0" calcext:value-type="float">
            <text:p>0</text:p>
          </table:table-cell>
          <table:table-cell office:value-type="float" office:value="3405.792" calcext:value-type="float">
            <text:p>3405.7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13_5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24.122" calcext:value-type="float">
            <text:p>24.122</text:p>
          </table:table-cell>
          <table:table-cell office:value-type="float" office:value="0.269" calcext:value-type="float">
            <text:p>0.269</text:p>
          </table:table-cell>
          <table:table-cell office:value-type="float" office:value="7200.002" calcext:value-type="float">
            <text:p>7200.0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13_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2331.768" calcext:value-type="float">
            <text:p>2331.7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13_7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26" calcext:value-type="float">
            <text:p>26</text:p>
          </table:table-cell>
          <table:table-cell office:value-type="float" office:value="0.297" calcext:value-type="float">
            <text:p>0.297</text:p>
          </table:table-cell>
          <table:table-cell office:value-type="float" office:value="7200.004" calcext:value-type="float">
            <text:p>7200.0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13_8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25" calcext:value-type="float">
            <text:p>25</text:p>
          </table:table-cell>
          <table:table-cell office:value-type="float" office:value="0.265" calcext:value-type="float">
            <text:p>0.265</text:p>
          </table:table-cell>
          <table:table-cell office:value-type="float" office:value="7200.003" calcext:value-type="float">
            <text:p>7200.0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13_9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27.404" calcext:value-type="float">
            <text:p>27.404</text:p>
          </table:table-cell>
          <table:table-cell office:value-type="float" office:value="0.259" calcext:value-type="float">
            <text:p>0.259</text:p>
          </table:table-cell>
          <table:table-cell office:value-type="float" office:value="7200.002" calcext:value-type="float">
            <text:p>7200.0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13_10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  <table:table-cell office:value-type="float" office:value="0.268" calcext:value-type="float">
            <text:p>0.268</text:p>
          </table:table-cell>
          <table:table-cell office:value-type="float" office:value="7200.002" calcext:value-type="float">
            <text:p>7200.0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14_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393.227" calcext:value-type="float">
            <text:p>393.2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14_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81.006" calcext:value-type="float">
            <text:p>81.0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14_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317.976" calcext:value-type="float">
            <text:p>317.9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14_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434.348" calcext:value-type="float">
            <text:p>1434.3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14_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488.832" calcext:value-type="float">
            <text:p>488.8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14_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451.342" calcext:value-type="float">
            <text:p>451.3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14_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.435" calcext:value-type="float">
            <text:p>1.4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14_8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6.998" calcext:value-type="float">
            <text:p>26.998</text:p>
          </table:table-cell>
          <table:table-cell office:value-type="float" office:value="0" calcext:value-type="float">
            <text:p>0</text:p>
          </table:table-cell>
          <table:table-cell office:value-type="float" office:value="5810.572" calcext:value-type="float">
            <text:p>5810.5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14_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84.286" calcext:value-type="float">
            <text:p>84.2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14_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.978" calcext:value-type="float">
            <text:p>2.9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15_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0.801" calcext:value-type="float">
            <text:p>0.8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15_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0.679" calcext:value-type="float">
            <text:p>0.6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15_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0.96" calcext:value-type="float">
            <text:p>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15_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0.405" calcext:value-type="float">
            <text:p>0.4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15_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0.239" calcext:value-type="float">
            <text:p>0.2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15_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0.762" calcext:value-type="float">
            <text:p>0.7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15_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0.593" calcext:value-type="float">
            <text:p>0.5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15_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0.752" calcext:value-type="float">
            <text:p>0.7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15_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.165" calcext:value-type="float">
            <text:p>1.1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15_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0.783" calcext:value-type="float">
            <text:p>0.7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16_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0.369" calcext:value-type="float">
            <text:p>0.3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16_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0.398" calcext:value-type="float">
            <text:p>0.3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16_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0.241" calcext:value-type="float">
            <text:p>0.2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16_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0.33" calcext:value-type="float">
            <text:p>0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16_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0.842" calcext:value-type="float">
            <text:p>0.8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16_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0.537" calcext:value-type="float">
            <text:p>0.5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16_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0.456" calcext:value-type="float">
            <text:p>0.4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16_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0.352" calcext:value-type="float">
            <text:p>0.3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16_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0.312" calcext:value-type="float">
            <text:p>0.3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16_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0.504" calcext:value-type="float">
            <text:p>0.5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17_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76.419" calcext:value-type="float">
            <text:p>76.4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17_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1665.704" calcext:value-type="float">
            <text:p>1665.7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17_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.784" calcext:value-type="float">
            <text:p>1.7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17_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34.649" calcext:value-type="float">
            <text:p>34.6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17_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3.809" calcext:value-type="float">
            <text:p>3.8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17_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77.907" calcext:value-type="float">
            <text:p>77.9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17_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4.676" calcext:value-type="float">
            <text:p>14.6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17_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5.458" calcext:value-type="float">
            <text:p>5.4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17_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2.61" calcext:value-type="float">
            <text:p>12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17_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775.614" calcext:value-type="float">
            <text:p>775.6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18_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0.813" calcext:value-type="float">
            <text:p>0.8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18_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0.351" calcext:value-type="float">
            <text:p>0.3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18_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.566" calcext:value-type="float">
            <text:p>2.5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18_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.995" calcext:value-type="float">
            <text:p>1.9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18_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0.634" calcext:value-type="float">
            <text:p>0.6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18_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0.365" calcext:value-type="float">
            <text:p>0.3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18_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0.39" calcext:value-type="float">
            <text:p>0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18_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0.305" calcext:value-type="float">
            <text:p>0.3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18_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0.806" calcext:value-type="float">
            <text:p>0.8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18_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0.651" calcext:value-type="float">
            <text:p>0.6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19_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0.334" calcext:value-type="float">
            <text:p>0.3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19_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0.525" calcext:value-type="float">
            <text:p>0.5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19_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0.553" calcext:value-type="float">
            <text:p>0.5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19_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0.388" calcext:value-type="float">
            <text:p>0.3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19_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0.392" calcext:value-type="float">
            <text:p>0.3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19_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0.362" calcext:value-type="float">
            <text:p>0.3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19_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0.262" calcext:value-type="float">
            <text:p>0.2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19_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0.233" calcext:value-type="float">
            <text:p>0.2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19_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0.38" calcext:value-type="float">
            <text:p>0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19_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1.173" calcext:value-type="float">
            <text:p>1.1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20_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0.262" calcext:value-type="float">
            <text:p>0.2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20_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0.288" calcext:value-type="float">
            <text:p>0.2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20_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0.372" calcext:value-type="float">
            <text:p>0.3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20_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0.19" calcext:value-type="float">
            <text:p>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20_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0.141" calcext:value-type="float">
            <text:p>0.1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20_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0.386" calcext:value-type="float">
            <text:p>0.3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20_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0.172" calcext:value-type="float">
            <text:p>0.1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20_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0.268" calcext:value-type="float">
            <text:p>0.2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20_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0.324" calcext:value-type="float">
            <text:p>0.3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20_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0.265" calcext:value-type="float">
            <text:p>0.2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21_1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28" calcext:value-type="float">
            <text:p>28</text:p>
          </table:table-cell>
          <table:table-cell office:value-type="float" office:value="0.152" calcext:value-type="float">
            <text:p>0.152</text:p>
          </table:table-cell>
          <table:table-cell office:value-type="float" office:value="7200.003" calcext:value-type="float">
            <text:p>7200.0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21_2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36.37" calcext:value-type="float">
            <text:p>36.37</text:p>
          </table:table-cell>
          <table:table-cell office:value-type="float" office:value="0.209" calcext:value-type="float">
            <text:p>0.209</text:p>
          </table:table-cell>
          <table:table-cell office:value-type="float" office:value="7200.002" calcext:value-type="float">
            <text:p>7200.0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21_3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32.999" calcext:value-type="float">
            <text:p>32.999</text:p>
          </table:table-cell>
          <table:table-cell office:value-type="float" office:value="0" calcext:value-type="float">
            <text:p>0</text:p>
          </table:table-cell>
          <table:table-cell office:value-type="float" office:value="3795.539" calcext:value-type="float">
            <text:p>3795.5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21_4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39.076" calcext:value-type="float">
            <text:p>39.076</text:p>
          </table:table-cell>
          <table:table-cell office:value-type="float" office:value="0.07" calcext:value-type="float">
            <text:p>0.07</text:p>
          </table:table-cell>
          <table:table-cell office:value-type="float" office:value="7200.003" calcext:value-type="float">
            <text:p>7200.0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21_5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float" office:value="0.094" calcext:value-type="float">
            <text:p>0.094</text:p>
          </table:table-cell>
          <table:table-cell office:value-type="float" office:value="7200.007" calcext:value-type="float">
            <text:p>7200.0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21_6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0.077" calcext:value-type="float">
            <text:p>0.077</text:p>
          </table:table-cell>
          <table:table-cell office:value-type="float" office:value="7200.005" calcext:value-type="float">
            <text:p>7200.0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21_7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 office:value-type="float" office:value="0.097" calcext:value-type="float">
            <text:p>0.097</text:p>
          </table:table-cell>
          <table:table-cell office:value-type="float" office:value="7200.004" calcext:value-type="float">
            <text:p>7200.0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21_8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27" calcext:value-type="float">
            <text:p>27</text:p>
          </table:table-cell>
          <table:table-cell office:value-type="float" office:value="0.229" calcext:value-type="float">
            <text:p>0.229</text:p>
          </table:table-cell>
          <table:table-cell office:value-type="float" office:value="7200.007" calcext:value-type="float">
            <text:p>7200.0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21_9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27.009" calcext:value-type="float">
            <text:p>27.009</text:p>
          </table:table-cell>
          <table:table-cell office:value-type="float" office:value="0.206" calcext:value-type="float">
            <text:p>0.206</text:p>
          </table:table-cell>
          <table:table-cell office:value-type="float" office:value="7200.002" calcext:value-type="float">
            <text:p>7200.0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21_10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0.241" calcext:value-type="float">
            <text:p>0.241</text:p>
          </table:table-cell>
          <table:table-cell office:value-type="float" office:value="7200.003" calcext:value-type="float">
            <text:p>7200.0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22_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.796" calcext:value-type="float">
            <text:p>1.7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22_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4.566" calcext:value-type="float">
            <text:p>4.5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22_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763.706" calcext:value-type="float">
            <text:p>763.7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22_4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0.038" calcext:value-type="float">
            <text:p>0.038</text:p>
          </table:table-cell>
          <table:table-cell office:value-type="float" office:value="7200.004" calcext:value-type="float">
            <text:p>7200.0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22_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0.08" calcext:value-type="float">
            <text:p>0.08</text:p>
          </table:table-cell>
          <table:table-cell office:value-type="float" office:value="7200.002" calcext:value-type="float">
            <text:p>7200.0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22_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0.882" calcext:value-type="float">
            <text:p>0.8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22_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974.869" calcext:value-type="float">
            <text:p>1974.8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22_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136.028" calcext:value-type="float">
            <text:p>136.0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22_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3.321" calcext:value-type="float">
            <text:p>3.3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22_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2.263" calcext:value-type="float">
            <text:p>2.2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23_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4.388" calcext:value-type="float">
            <text:p>4.3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23_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0.885" calcext:value-type="float">
            <text:p>0.8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23_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.005" calcext:value-type="float">
            <text:p>1.0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23_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.274" calcext:value-type="float">
            <text:p>1.2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23_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0.649" calcext:value-type="float">
            <text:p>0.6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23_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.345" calcext:value-type="float">
            <text:p>2.3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23_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0.798" calcext:value-type="float">
            <text:p>0.7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23_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0.983" calcext:value-type="float">
            <text:p>0.9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23_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5.06" calcext:value-type="float">
            <text:p>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23_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0.344" calcext:value-type="float">
            <text:p>0.3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24_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0.168" calcext:value-type="float">
            <text:p>0.1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24_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1.008" calcext:value-type="float">
            <text:p>1.0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24_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0.334" calcext:value-type="float">
            <text:p>0.3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24_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0.382" calcext:value-type="float">
            <text:p>0.3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24_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0.577" calcext:value-type="float">
            <text:p>0.5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24_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0.53" calcext:value-type="float">
            <text:p>0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24_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0.306" calcext:value-type="float">
            <text:p>0.3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24_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0.445" calcext:value-type="float">
            <text:p>0.4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24_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0.348" calcext:value-type="float">
            <text:p>0.3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24_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0.274" calcext:value-type="float">
            <text:p>0.2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25_1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36.998" calcext:value-type="float">
            <text:p>36.998</text:p>
          </table:table-cell>
          <table:table-cell office:value-type="float" office:value="0" calcext:value-type="float">
            <text:p>0</text:p>
          </table:table-cell>
          <table:table-cell office:value-type="float" office:value="1155.746" calcext:value-type="float">
            <text:p>1155.7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25_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5.929" calcext:value-type="float">
            <text:p>5.9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25_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5.513" calcext:value-type="float">
            <text:p>5.5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25_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36.108" calcext:value-type="float">
            <text:p>36.1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25_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22.86" calcext:value-type="float">
            <text:p>22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25_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0.444" calcext:value-type="float">
            <text:p>0.4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25_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.121" calcext:value-type="float">
            <text:p>1.1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25_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0.764" calcext:value-type="float">
            <text:p>0.7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25_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67.62" calcext:value-type="float">
            <text:p>267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25_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163.094" calcext:value-type="float">
            <text:p>163.0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26_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0.882" calcext:value-type="float">
            <text:p>0.8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26_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.473" calcext:value-type="float">
            <text:p>1.4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26_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0.818" calcext:value-type="float">
            <text:p>0.8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26_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3.407" calcext:value-type="float">
            <text:p>3.4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26_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0.437" calcext:value-type="float">
            <text:p>0.4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26_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.454" calcext:value-type="float">
            <text:p>2.4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26_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2.46" calcext:value-type="float">
            <text:p>2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26_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0.563" calcext:value-type="float">
            <text:p>0.5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26_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.87" calcext:value-type="float">
            <text:p>1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26_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9.201" calcext:value-type="float">
            <text:p>9.2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27_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0.577" calcext:value-type="float">
            <text:p>0.5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27_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0.14" calcext:value-type="float">
            <text:p>0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27_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0.319" calcext:value-type="float">
            <text:p>0.3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27_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0.574" calcext:value-type="float">
            <text:p>0.5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27_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0.252" calcext:value-type="float">
            <text:p>0.2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27_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0.448" calcext:value-type="float">
            <text:p>0.4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27_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0.404" calcext:value-type="float">
            <text:p>0.4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27_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0.197" calcext:value-type="float">
            <text:p>0.1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27_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0.285" calcext:value-type="float">
            <text:p>0.2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27_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0.23" calcext:value-type="float">
            <text:p>0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28_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0.181" calcext:value-type="float">
            <text:p>0.1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28_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0.386" calcext:value-type="float">
            <text:p>0.3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28_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0.271" calcext:value-type="float">
            <text:p>0.2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28_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0.449" calcext:value-type="float">
            <text:p>0.4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28_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0.401" calcext:value-type="float">
            <text:p>0.4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28_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0.161" calcext:value-type="float">
            <text:p>0.1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28_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0.206" calcext:value-type="float">
            <text:p>0.2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28_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0.414" calcext:value-type="float">
            <text:p>0.4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28_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0.335" calcext:value-type="float">
            <text:p>0.3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28_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0.262" calcext:value-type="float">
            <text:p>0.2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29_1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26.465" calcext:value-type="float">
            <text:p>26.465</text:p>
          </table:table-cell>
          <table:table-cell office:value-type="float" office:value="0.321" calcext:value-type="float">
            <text:p>0.321</text:p>
          </table:table-cell>
          <table:table-cell office:value-type="float" office:value="7200.002" calcext:value-type="float">
            <text:p>7200.0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29_2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  <table:table-cell office:value-type="float" office:value="0.179" calcext:value-type="float">
            <text:p>0.179</text:p>
          </table:table-cell>
          <table:table-cell office:value-type="float" office:value="7200.003" calcext:value-type="float">
            <text:p>7200.0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29_3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29" calcext:value-type="float">
            <text:p>29</text:p>
          </table:table-cell>
          <table:table-cell office:value-type="float" office:value="0.171" calcext:value-type="float">
            <text:p>0.171</text:p>
          </table:table-cell>
          <table:table-cell office:value-type="float" office:value="7200.009" calcext:value-type="float">
            <text:p>7200.0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29_4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22" calcext:value-type="float">
            <text:p>22</text:p>
          </table:table-cell>
          <table:table-cell office:value-type="float" office:value="0.353" calcext:value-type="float">
            <text:p>0.353</text:p>
          </table:table-cell>
          <table:table-cell office:value-type="float" office:value="7200.003" calcext:value-type="float">
            <text:p>7200.0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29_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0.333" calcext:value-type="float">
            <text:p>0.333</text:p>
          </table:table-cell>
          <table:table-cell office:value-type="float" office:value="7200.003" calcext:value-type="float">
            <text:p>7200.0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29_6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27.875" calcext:value-type="float">
            <text:p>27.875</text:p>
          </table:table-cell>
          <table:table-cell office:value-type="float" office:value="0.285" calcext:value-type="float">
            <text:p>0.285</text:p>
          </table:table-cell>
          <table:table-cell office:value-type="float" office:value="7200.004" calcext:value-type="float">
            <text:p>7200.0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29_7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32" calcext:value-type="float">
            <text:p>32</text:p>
          </table:table-cell>
          <table:table-cell office:value-type="float" office:value="0.2" calcext:value-type="float">
            <text:p>0.2</text:p>
          </table:table-cell>
          <table:table-cell office:value-type="float" office:value="7200.003" calcext:value-type="float">
            <text:p>7200.0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29_8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0.033" calcext:value-type="float">
            <text:p>0.033</text:p>
          </table:table-cell>
          <table:table-cell office:value-type="float" office:value="7200.004" calcext:value-type="float">
            <text:p>7200.0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29_9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28" calcext:value-type="float">
            <text:p>28</text:p>
          </table:table-cell>
          <table:table-cell office:value-type="float" office:value="0.317" calcext:value-type="float">
            <text:p>0.317</text:p>
          </table:table-cell>
          <table:table-cell office:value-type="float" office:value="7200.002" calcext:value-type="float">
            <text:p>7200.0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29_10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23.23" calcext:value-type="float">
            <text:p>23.23</text:p>
          </table:table-cell>
          <table:table-cell office:value-type="float" office:value="0.274" calcext:value-type="float">
            <text:p>0.274</text:p>
          </table:table-cell>
          <table:table-cell office:value-type="float" office:value="7200.002" calcext:value-type="float">
            <text:p>7200.0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30_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.047" calcext:value-type="float">
            <text:p>1.0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30_2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0.053" calcext:value-type="float">
            <text:p>0.053</text:p>
          </table:table-cell>
          <table:table-cell office:value-type="float" office:value="7200.006" calcext:value-type="float">
            <text:p>7200.0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30_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349.437" calcext:value-type="float">
            <text:p>349.4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30_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60.456" calcext:value-type="float">
            <text:p>160.4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30_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4623.094" calcext:value-type="float">
            <text:p>4623.0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30_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8.08" calcext:value-type="float">
            <text:p>8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30_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227.362" calcext:value-type="float">
            <text:p>227.3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30_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9.266" calcext:value-type="float">
            <text:p>9.2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30_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09.979" calcext:value-type="float">
            <text:p>109.9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30_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48.495" calcext:value-type="float">
            <text:p>48.4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31_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0.827" calcext:value-type="float">
            <text:p>0.8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31_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5.82" calcext:value-type="float">
            <text:p>15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31_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6.678" calcext:value-type="float">
            <text:p>6.6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31_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.417" calcext:value-type="float">
            <text:p>1.4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31_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0.719" calcext:value-type="float">
            <text:p>0.7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31_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3.293" calcext:value-type="float">
            <text:p>3.2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31_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319.236" calcext:value-type="float">
            <text:p>319.2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31_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0.965" calcext:value-type="float">
            <text:p>0.9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31_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2.351" calcext:value-type="float">
            <text:p>2.3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31_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0.734" calcext:value-type="float">
            <text:p>0.7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32_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0.88" calcext:value-type="float">
            <text:p>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32_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0.283" calcext:value-type="float">
            <text:p>0.2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32_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0.311" calcext:value-type="float">
            <text:p>0.3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32_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0.861" calcext:value-type="float">
            <text:p>0.8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32_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0.609" calcext:value-type="float">
            <text:p>0.6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32_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0.839" calcext:value-type="float">
            <text:p>0.8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32_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0.831" calcext:value-type="float">
            <text:p>0.8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32_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0.28" calcext:value-type="float">
            <text:p>0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32_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0.513" calcext:value-type="float">
            <text:p>0.5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32_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0.419" calcext:value-type="float">
            <text:p>0.4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33_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4.151" calcext:value-type="float">
            <text:p>24.1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33_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65.135" calcext:value-type="float">
            <text:p>65.1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33_3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25" calcext:value-type="float">
            <text:p>25</text:p>
          </table:table-cell>
          <table:table-cell office:value-type="float" office:value="0.39" calcext:value-type="float">
            <text:p>0.39</text:p>
          </table:table-cell>
          <table:table-cell office:value-type="float" office:value="7200.003" calcext:value-type="float">
            <text:p>7200.0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33_4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8.998" calcext:value-type="float">
            <text:p>18.998</text:p>
          </table:table-cell>
          <table:table-cell office:value-type="float" office:value="0" calcext:value-type="float">
            <text:p>0</text:p>
          </table:table-cell>
          <table:table-cell office:value-type="float" office:value="63.165" calcext:value-type="float">
            <text:p>63.1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33_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823.948" calcext:value-type="float">
            <text:p>823.9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33_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33_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3.708" calcext:value-type="float">
            <text:p>3.7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33_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261.078" calcext:value-type="float">
            <text:p>261.0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33_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0.859" calcext:value-type="float">
            <text:p>0.8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33_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1267.536" calcext:value-type="float">
            <text:p>1267.5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34_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0.369" calcext:value-type="float">
            <text:p>0.3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34_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.013" calcext:value-type="float">
            <text:p>1.0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34_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2.184" calcext:value-type="float">
            <text:p>2.1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34_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0.71" calcext:value-type="float">
            <text:p>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34_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.443" calcext:value-type="float">
            <text:p>2.4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34_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0.979" calcext:value-type="float">
            <text:p>0.9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34_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0.577" calcext:value-type="float">
            <text:p>0.5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34_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.027" calcext:value-type="float">
            <text:p>1.0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34_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0.585" calcext:value-type="float">
            <text:p>0.5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34_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35_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0.429" calcext:value-type="float">
            <text:p>0.4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35_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0.289" calcext:value-type="float">
            <text:p>0.2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35_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0.206" calcext:value-type="float">
            <text:p>0.2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35_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0.335" calcext:value-type="float">
            <text:p>0.3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35_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0.49" calcext:value-type="float">
            <text:p>0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35_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0.189" calcext:value-type="float">
            <text:p>0.1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35_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0.197" calcext:value-type="float">
            <text:p>0.1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35_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0.366" calcext:value-type="float">
            <text:p>0.3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35_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0.262" calcext:value-type="float">
            <text:p>0.2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35_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0.29" calcext:value-type="float">
            <text:p>0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37_1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float" office:value="0.189" calcext:value-type="float">
            <text:p>0.189</text:p>
          </table:table-cell>
          <table:table-cell office:value-type="float" office:value="7200.005" calcext:value-type="float">
            <text:p>7200.0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37_2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24" calcext:value-type="float">
            <text:p>24</text:p>
          </table:table-cell>
          <table:table-cell office:value-type="float" office:value="0.172" calcext:value-type="float">
            <text:p>0.172</text:p>
          </table:table-cell>
          <table:table-cell office:value-type="float" office:value="7200.003" calcext:value-type="float">
            <text:p>7200.0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37_3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23" calcext:value-type="float">
            <text:p>23</text:p>
          </table:table-cell>
          <table:table-cell office:value-type="float" office:value="0.281" calcext:value-type="float">
            <text:p>0.281</text:p>
          </table:table-cell>
          <table:table-cell office:value-type="float" office:value="7200.003" calcext:value-type="float">
            <text:p>7200.0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37_4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27.016" calcext:value-type="float">
            <text:p>27.016</text:p>
          </table:table-cell>
          <table:table-cell office:value-type="float" office:value="0.156" calcext:value-type="float">
            <text:p>0.156</text:p>
          </table:table-cell>
          <table:table-cell office:value-type="float" office:value="7200.004" calcext:value-type="float">
            <text:p>7200.0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37_5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31.369" calcext:value-type="float">
            <text:p>31.369</text:p>
          </table:table-cell>
          <table:table-cell office:value-type="float" office:value="0.27" calcext:value-type="float">
            <text:p>0.27</text:p>
          </table:table-cell>
          <table:table-cell office:value-type="float" office:value="7200.002" calcext:value-type="float">
            <text:p>7200.0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37_6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22" calcext:value-type="float">
            <text:p>22</text:p>
          </table:table-cell>
          <table:table-cell office:value-type="float" office:value="0.29" calcext:value-type="float">
            <text:p>0.29</text:p>
          </table:table-cell>
          <table:table-cell office:value-type="float" office:value="7200.002" calcext:value-type="float">
            <text:p>7200.0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37_7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20.378" calcext:value-type="float">
            <text:p>20.378</text:p>
          </table:table-cell>
          <table:table-cell office:value-type="float" office:value="0.382" calcext:value-type="float">
            <text:p>0.382</text:p>
          </table:table-cell>
          <table:table-cell office:value-type="float" office:value="7200.01" calcext:value-type="float">
            <text:p>720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37_8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office:value-type="float" office:value="0.148" calcext:value-type="float">
            <text:p>0.148</text:p>
          </table:table-cell>
          <table:table-cell office:value-type="float" office:value="7200.003" calcext:value-type="float">
            <text:p>7200.0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37_9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20" calcext:value-type="float">
            <text:p>20</text:p>
          </table:table-cell>
          <table:table-cell office:value-type="float" office:value="0.31" calcext:value-type="float">
            <text:p>0.31</text:p>
          </table:table-cell>
          <table:table-cell office:value-type="float" office:value="7200.006" calcext:value-type="float">
            <text:p>7200.0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37_10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office:value-type="float" office:value="0.226" calcext:value-type="float">
            <text:p>0.226</text:p>
          </table:table-cell>
          <table:table-cell office:value-type="float" office:value="7200.002" calcext:value-type="float">
            <text:p>7200.0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38_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476.632" calcext:value-type="float">
            <text:p>476.6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38_2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25.999" calcext:value-type="float">
            <text:p>25.999</text:p>
          </table:table-cell>
          <table:table-cell office:value-type="float" office:value="0" calcext:value-type="float">
            <text:p>0</text:p>
          </table:table-cell>
          <table:table-cell office:value-type="float" office:value="3000.095" calcext:value-type="float">
            <text:p>3000.0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38_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76.836" calcext:value-type="float">
            <text:p>76.8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38_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219.754" calcext:value-type="float">
            <text:p>219.7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38_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8.76" calcext:value-type="float">
            <text:p>8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38_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2.989" calcext:value-type="float">
            <text:p>2.9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38_7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 office:value-type="float" office:value="0.143" calcext:value-type="float">
            <text:p>0.143</text:p>
          </table:table-cell>
          <table:table-cell office:value-type="float" office:value="7200.009" calcext:value-type="float">
            <text:p>7200.0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38_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3.696" calcext:value-type="float">
            <text:p>3.6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38_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12.909" calcext:value-type="float">
            <text:p>12.9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38_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206.565" calcext:value-type="float">
            <text:p>206.5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39_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2.374" calcext:value-type="float">
            <text:p>2.3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39_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0.904" calcext:value-type="float">
            <text:p>0.9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39_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0.588" calcext:value-type="float">
            <text:p>0.5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39_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0.778" calcext:value-type="float">
            <text:p>0.7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39_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0.399" calcext:value-type="float">
            <text:p>0.3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39_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0.436" calcext:value-type="float">
            <text:p>0.4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39_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0.635" calcext:value-type="float">
            <text:p>0.6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39_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39_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0.844" calcext:value-type="float">
            <text:p>0.8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39_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.089" calcext:value-type="float">
            <text:p>1.0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40_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0.196" calcext:value-type="float">
            <text:p>0.1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40_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0.348" calcext:value-type="float">
            <text:p>0.3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40_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.058" calcext:value-type="float">
            <text:p>1.0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40_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0.189" calcext:value-type="float">
            <text:p>0.1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40_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.011" calcext:value-type="float">
            <text:p>1.0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40_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0.731" calcext:value-type="float">
            <text:p>0.7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40_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0.512" calcext:value-type="float">
            <text:p>0.5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40_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0.784" calcext:value-type="float">
            <text:p>0.7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40_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40_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0.793" calcext:value-type="float">
            <text:p>0.7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41_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308.934" calcext:value-type="float">
            <text:p>308.9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41_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5018.427" calcext:value-type="float">
            <text:p>5018.4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41_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6.285" calcext:value-type="float">
            <text:p>6.2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41_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251.934" calcext:value-type="float">
            <text:p>251.9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41_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6.466" calcext:value-type="float">
            <text:p>6.4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41_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646.571" calcext:value-type="float">
            <text:p>646.5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41_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6.217" calcext:value-type="float">
            <text:p>16.2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41_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79.183" calcext:value-type="float">
            <text:p>179.1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41_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394.042" calcext:value-type="float">
            <text:p>394.0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41_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3.145" calcext:value-type="float">
            <text:p>3.1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42_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0.405" calcext:value-type="float">
            <text:p>0.4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42_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0.805" calcext:value-type="float">
            <text:p>0.8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42_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0.374" calcext:value-type="float">
            <text:p>0.3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42_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0.49" calcext:value-type="float">
            <text:p>0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42_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0.617" calcext:value-type="float">
            <text:p>0.6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42_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0.935" calcext:value-type="float">
            <text:p>0.9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42_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0.688" calcext:value-type="float">
            <text:p>0.6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42_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2.18" calcext:value-type="float">
            <text:p>2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42_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0.729" calcext:value-type="float">
            <text:p>0.7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42_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.59" calcext:value-type="float">
            <text:p>1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43_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0.564" calcext:value-type="float">
            <text:p>0.5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43_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0.312" calcext:value-type="float">
            <text:p>0.3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43_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0.548" calcext:value-type="float">
            <text:p>0.5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43_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0.493" calcext:value-type="float">
            <text:p>0.4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43_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0.607" calcext:value-type="float">
            <text:p>0.6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43_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0.387" calcext:value-type="float">
            <text:p>0.3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43_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0.408" calcext:value-type="float">
            <text:p>0.4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43_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0.609" calcext:value-type="float">
            <text:p>0.6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43_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0.61" calcext:value-type="float">
            <text:p>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43_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0.457" calcext:value-type="float">
            <text:p>0.4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44_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0.271" calcext:value-type="float">
            <text:p>0.2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44_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0.424" calcext:value-type="float">
            <text:p>0.4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44_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0.588" calcext:value-type="float">
            <text:p>0.5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44_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0.387" calcext:value-type="float">
            <text:p>0.3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44_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0.512" calcext:value-type="float">
            <text:p>0.5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44_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0.469" calcext:value-type="float">
            <text:p>0.4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44_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0.232" calcext:value-type="float">
            <text:p>0.2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44_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0.277" calcext:value-type="float">
            <text:p>0.2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44_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0.61" calcext:value-type="float">
            <text:p>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44_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0.557" calcext:value-type="float">
            <text:p>0.5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45_1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office:value-type="float" office:value="0.345" calcext:value-type="float">
            <text:p>0.345</text:p>
          </table:table-cell>
          <table:table-cell office:value-type="float" office:value="7200.003" calcext:value-type="float">
            <text:p>7200.0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45_2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28" calcext:value-type="float">
            <text:p>28</text:p>
          </table:table-cell>
          <table:table-cell office:value-type="float" office:value="0.152" calcext:value-type="float">
            <text:p>0.152</text:p>
          </table:table-cell>
          <table:table-cell office:value-type="float" office:value="7200.006" calcext:value-type="float">
            <text:p>7200.0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45_3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25" calcext:value-type="float">
            <text:p>25</text:p>
          </table:table-cell>
          <table:table-cell office:value-type="float" office:value="0.342" calcext:value-type="float">
            <text:p>0.342</text:p>
          </table:table-cell>
          <table:table-cell office:value-type="float" office:value="7200.004" calcext:value-type="float">
            <text:p>7200.0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45_4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office:value-type="float" office:value="0.185" calcext:value-type="float">
            <text:p>0.185</text:p>
          </table:table-cell>
          <table:table-cell office:value-type="float" office:value="7200.003" calcext:value-type="float">
            <text:p>7200.0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45_5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31" calcext:value-type="float">
            <text:p>31</text:p>
          </table:table-cell>
          <table:table-cell office:value-type="float" office:value="0.088" calcext:value-type="float">
            <text:p>0.088</text:p>
          </table:table-cell>
          <table:table-cell office:value-type="float" office:value="7200.003" calcext:value-type="float">
            <text:p>7200.0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45_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226.171" calcext:value-type="float">
            <text:p>226.1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45_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office:value-type="float" office:value="0.259" calcext:value-type="float">
            <text:p>0.259</text:p>
          </table:table-cell>
          <table:table-cell office:value-type="float" office:value="7200.008" calcext:value-type="float">
            <text:p>7200.0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45_8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31.999" calcext:value-type="float">
            <text:p>31.999</text:p>
          </table:table-cell>
          <table:table-cell office:value-type="float" office:value="0" calcext:value-type="float">
            <text:p>0</text:p>
          </table:table-cell>
          <table:table-cell office:value-type="float" office:value="1052.703" calcext:value-type="float">
            <text:p>1052.7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45_9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float" office:value="0.026" calcext:value-type="float">
            <text:p>0.026</text:p>
          </table:table-cell>
          <table:table-cell office:value-type="float" office:value="7200.003" calcext:value-type="float">
            <text:p>7200.0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45_10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23" calcext:value-type="float">
            <text:p>23</text:p>
          </table:table-cell>
          <table:table-cell office:value-type="float" office:value="0.258" calcext:value-type="float">
            <text:p>0.258</text:p>
          </table:table-cell>
          <table:table-cell office:value-type="float" office:value="7200.002" calcext:value-type="float">
            <text:p>7200.0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46_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84.54" calcext:value-type="float">
            <text:p>184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46_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4.853" calcext:value-type="float">
            <text:p>4.8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46_3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0.038" calcext:value-type="float">
            <text:p>0.038</text:p>
          </table:table-cell>
          <table:table-cell office:value-type="float" office:value="7200.007" calcext:value-type="float">
            <text:p>7200.0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46_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27.402" calcext:value-type="float">
            <text:p>27.4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46_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.468" calcext:value-type="float">
            <text:p>2.4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46_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61.985" calcext:value-type="float">
            <text:p>61.9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46_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647.608" calcext:value-type="float">
            <text:p>1647.6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46_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6.24" calcext:value-type="float">
            <text:p>6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46_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3.547" calcext:value-type="float">
            <text:p>3.5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46_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.134" calcext:value-type="float">
            <text:p>1.1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47_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0.753" calcext:value-type="float">
            <text:p>0.7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47_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0.587" calcext:value-type="float">
            <text:p>0.5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47_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0.686" calcext:value-type="float">
            <text:p>0.6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47_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0.487" calcext:value-type="float">
            <text:p>0.4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47_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.077" calcext:value-type="float">
            <text:p>1.0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47_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0.478" calcext:value-type="float">
            <text:p>0.4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47_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.044" calcext:value-type="float">
            <text:p>1.0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47_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0.517" calcext:value-type="float">
            <text:p>0.5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47_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0.857" calcext:value-type="float">
            <text:p>0.8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47_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5.393" calcext:value-type="float">
            <text:p>15.3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48_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.518" calcext:value-type="float">
            <text:p>1.5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48_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.366" calcext:value-type="float">
            <text:p>1.3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48_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0.319" calcext:value-type="float">
            <text:p>0.3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48_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0.475" calcext:value-type="float">
            <text:p>0.4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48_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0.379" calcext:value-type="float">
            <text:p>0.3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48_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0.571" calcext:value-type="float">
            <text:p>0.5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48_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0.664" calcext:value-type="float">
            <text:p>0.6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48_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0.646" calcext:value-type="float">
            <text:p>0.6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48_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.092" calcext:value-type="float">
            <text:p>1.0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48_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.397" calcext:value-type="float">
            <text:p>1.3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49_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office:value-type="float" office:value="0.16" calcext:value-type="float">
            <text:p>0.16</text:p>
          </table:table-cell>
          <table:table-cell office:value-type="float" office:value="7200.007" calcext:value-type="float">
            <text:p>7200.0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49_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484.314" calcext:value-type="float">
            <text:p>484.3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49_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43.655" calcext:value-type="float">
            <text:p>243.6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49_4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float" office:value="0.053" calcext:value-type="float">
            <text:p>0.053</text:p>
          </table:table-cell>
          <table:table-cell office:value-type="float" office:value="7200.003" calcext:value-type="float">
            <text:p>7200.0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49_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.048" calcext:value-type="float">
            <text:p>1.0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49_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94.702" calcext:value-type="float">
            <text:p>194.7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49_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6.965" calcext:value-type="float">
            <text:p>16.9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49_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4.498" calcext:value-type="float">
            <text:p>14.4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49_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67.833" calcext:value-type="float">
            <text:p>67.8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49_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2543.23" calcext:value-type="float">
            <text:p>2543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50_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.495" calcext:value-type="float">
            <text:p>1.4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50_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0.887" calcext:value-type="float">
            <text:p>0.8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50_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0.611" calcext:value-type="float">
            <text:p>0.6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50_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5.86" calcext:value-type="float">
            <text:p>5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50_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.154" calcext:value-type="float">
            <text:p>1.1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50_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0.719" calcext:value-type="float">
            <text:p>0.7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50_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0.556" calcext:value-type="float">
            <text:p>0.5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50_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0.707" calcext:value-type="float">
            <text:p>0.7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50_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0.856" calcext:value-type="float">
            <text:p>0.8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50_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.064" calcext:value-type="float">
            <text:p>1.0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51_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0.528" calcext:value-type="float">
            <text:p>0.5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51_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0.399" calcext:value-type="float">
            <text:p>0.3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51_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0.392" calcext:value-type="float">
            <text:p>0.3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51_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0.905" calcext:value-type="float">
            <text:p>0.9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51_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0.464" calcext:value-type="float">
            <text:p>0.4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51_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0.497" calcext:value-type="float">
            <text:p>0.4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51_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0.318" calcext:value-type="float">
            <text:p>0.3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51_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0.545" calcext:value-type="float">
            <text:p>0.5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51_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0.446" calcext:value-type="float">
            <text:p>0.4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51_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0.24" calcext:value-type="float">
            <text:p>0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52_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0.294" calcext:value-type="float">
            <text:p>0.2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52_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0.441" calcext:value-type="float">
            <text:p>0.4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52_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0.191" calcext:value-type="float">
            <text:p>0.1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52_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0.246" calcext:value-type="float">
            <text:p>0.2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52_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0.447" calcext:value-type="float">
            <text:p>0.4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52_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0.363" calcext:value-type="float">
            <text:p>0.3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52_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0.456" calcext:value-type="float">
            <text:p>0.4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52_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0.488" calcext:value-type="float">
            <text:p>0.4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52_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0.519" calcext:value-type="float">
            <text:p>0.5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52_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0.534" calcext:value-type="float">
            <text:p>0.5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53_1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23.238" calcext:value-type="float">
            <text:p>23.238</text:p>
          </table:table-cell>
          <table:table-cell office:value-type="float" office:value="0.225" calcext:value-type="float">
            <text:p>0.225</text:p>
          </table:table-cell>
          <table:table-cell office:value-type="float" office:value="7200.003" calcext:value-type="float">
            <text:p>7200.0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53_2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float" office:value="0.3" calcext:value-type="float">
            <text:p>0.3</text:p>
          </table:table-cell>
          <table:table-cell office:value-type="float" office:value="7200.003" calcext:value-type="float">
            <text:p>7200.0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53_3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25.259" calcext:value-type="float">
            <text:p>25.259</text:p>
          </table:table-cell>
          <table:table-cell office:value-type="float" office:value="0.317" calcext:value-type="float">
            <text:p>0.317</text:p>
          </table:table-cell>
          <table:table-cell office:value-type="float" office:value="7200.008" calcext:value-type="float">
            <text:p>7200.0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53_4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9.114" calcext:value-type="float">
            <text:p>19.114</text:p>
          </table:table-cell>
          <table:table-cell office:value-type="float" office:value="0.341" calcext:value-type="float">
            <text:p>0.341</text:p>
          </table:table-cell>
          <table:table-cell office:value-type="float" office:value="7200.006" calcext:value-type="float">
            <text:p>7200.0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53_5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22.724" calcext:value-type="float">
            <text:p>22.724</text:p>
          </table:table-cell>
          <table:table-cell office:value-type="float" office:value="0.267" calcext:value-type="float">
            <text:p>0.267</text:p>
          </table:table-cell>
          <table:table-cell office:value-type="float" office:value="7200.002" calcext:value-type="float">
            <text:p>7200.0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53_6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21.266" calcext:value-type="float">
            <text:p>21.266</text:p>
          </table:table-cell>
          <table:table-cell office:value-type="float" office:value="0.291" calcext:value-type="float">
            <text:p>0.291</text:p>
          </table:table-cell>
          <table:table-cell office:value-type="float" office:value="7200.001" calcext:value-type="float">
            <text:p>7200.0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53_7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office:value-type="float" office:value="0.2" calcext:value-type="float">
            <text:p>0.2</text:p>
          </table:table-cell>
          <table:table-cell office:value-type="float" office:value="7200.001" calcext:value-type="float">
            <text:p>7200.0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53_8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28" calcext:value-type="float">
            <text:p>28</text:p>
          </table:table-cell>
          <table:table-cell office:value-type="float" office:value="0.243" calcext:value-type="float">
            <text:p>0.243</text:p>
          </table:table-cell>
          <table:table-cell office:value-type="float" office:value="7200.003" calcext:value-type="float">
            <text:p>7200.0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53_9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25.24" calcext:value-type="float">
            <text:p>25.24</text:p>
          </table:table-cell>
          <table:table-cell office:value-type="float" office:value="0.186" calcext:value-type="float">
            <text:p>0.186</text:p>
          </table:table-cell>
          <table:table-cell office:value-type="float" office:value="7200.006" calcext:value-type="float">
            <text:p>7200.0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53_10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26.017" calcext:value-type="float">
            <text:p>26.017</text:p>
          </table:table-cell>
          <table:table-cell office:value-type="float" office:value="0.212" calcext:value-type="float">
            <text:p>0.212</text:p>
          </table:table-cell>
          <table:table-cell office:value-type="float" office:value="7200.003" calcext:value-type="float">
            <text:p>7200.0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54_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.169" calcext:value-type="float">
            <text:p>1.1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54_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6.324" calcext:value-type="float">
            <text:p>6.3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54_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01.956" calcext:value-type="float">
            <text:p>101.9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54_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32.21" calcext:value-type="float">
            <text:p>32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54_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91.486" calcext:value-type="float">
            <text:p>191.4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54_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3464.984" calcext:value-type="float">
            <text:p>3464.9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54_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.352" calcext:value-type="float">
            <text:p>1.3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54_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026.562" calcext:value-type="float">
            <text:p>1026.5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54_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5.277" calcext:value-type="float">
            <text:p>5.2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54_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9.021" calcext:value-type="float">
            <text:p>9.0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55_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0.88" calcext:value-type="float">
            <text:p>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55_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0.838" calcext:value-type="float">
            <text:p>0.8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55_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0.432" calcext:value-type="float">
            <text:p>0.4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55_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.738" calcext:value-type="float">
            <text:p>2.7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55_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0.748" calcext:value-type="float">
            <text:p>0.7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55_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.212" calcext:value-type="float">
            <text:p>1.2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55_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0.457" calcext:value-type="float">
            <text:p>0.4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55_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.031" calcext:value-type="float">
            <text:p>1.0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55_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0.761" calcext:value-type="float">
            <text:p>0.7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55_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0.802" calcext:value-type="float">
            <text:p>0.8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56_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0.74" calcext:value-type="float">
            <text:p>0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56_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0.678" calcext:value-type="float">
            <text:p>0.6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56_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0.636" calcext:value-type="float">
            <text:p>0.6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56_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56_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0.48" calcext:value-type="float">
            <text:p>0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56_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0.333" calcext:value-type="float">
            <text:p>0.3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56_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0.446" calcext:value-type="float">
            <text:p>0.4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56_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0.297" calcext:value-type="float">
            <text:p>0.2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56_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0.385" calcext:value-type="float">
            <text:p>0.3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56_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0.376" calcext:value-type="float">
            <text:p>0.3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57_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72.856" calcext:value-type="float">
            <text:p>172.8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57_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3.456" calcext:value-type="float">
            <text:p>3.4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57_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9.394" calcext:value-type="float">
            <text:p>9.3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57_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195.553" calcext:value-type="float">
            <text:p>195.5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57_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9.495" calcext:value-type="float">
            <text:p>9.4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57_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1.418" calcext:value-type="float">
            <text:p>11.4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57_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38.606" calcext:value-type="float">
            <text:p>38.6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57_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2656.096" calcext:value-type="float">
            <text:p>2656.0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57_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41.039" calcext:value-type="float">
            <text:p>41.0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57_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31.098" calcext:value-type="float">
            <text:p>31.0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58_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0.54" calcext:value-type="float">
            <text:p>0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58_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0.373" calcext:value-type="float">
            <text:p>0.3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58_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0.673" calcext:value-type="float">
            <text:p>0.6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58_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0.62" calcext:value-type="float">
            <text:p>0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58_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.525" calcext:value-type="float">
            <text:p>1.5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58_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0.641" calcext:value-type="float">
            <text:p>0.6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58_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0.524" calcext:value-type="float">
            <text:p>0.5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58_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0.657" calcext:value-type="float">
            <text:p>0.6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58_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0.74" calcext:value-type="float">
            <text:p>0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58_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0.859" calcext:value-type="float">
            <text:p>0.8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59_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.04" calcext:value-type="float">
            <text:p>1.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59_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0.203" calcext:value-type="float">
            <text:p>0.2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59_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0.356" calcext:value-type="float">
            <text:p>0.3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59_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0.329" calcext:value-type="float">
            <text:p>0.3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59_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0.552" calcext:value-type="float">
            <text:p>0.5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59_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0.456" calcext:value-type="float">
            <text:p>0.4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59_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0.476" calcext:value-type="float">
            <text:p>0.4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59_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0.481" calcext:value-type="float">
            <text:p>0.4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59_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0.633" calcext:value-type="float">
            <text:p>0.6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59_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0.854" calcext:value-type="float">
            <text:p>0.8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60_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0.489" calcext:value-type="float">
            <text:p>0.4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60_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0.23" calcext:value-type="float">
            <text:p>0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60_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0.335" calcext:value-type="float">
            <text:p>0.3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60_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0.365" calcext:value-type="float">
            <text:p>0.3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60_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0.491" calcext:value-type="float">
            <text:p>0.4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60_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0.337" calcext:value-type="float">
            <text:p>0.3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60_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0.548" calcext:value-type="float">
            <text:p>0.5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60_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0.303" calcext:value-type="float">
            <text:p>0.3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60_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0.357" calcext:value-type="float">
            <text:p>0.3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60_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0.674" calcext:value-type="float">
            <text:p>0.6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61_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6534.394" calcext:value-type="float">
            <text:p>6534.3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61_2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  <table:table-cell office:value-type="float" office:value="0.167" calcext:value-type="float">
            <text:p>0.167</text:p>
          </table:table-cell>
          <table:table-cell office:value-type="float" office:value="7200.002" calcext:value-type="float">
            <text:p>7200.0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61_3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office:value-type="float" office:value="0.226" calcext:value-type="float">
            <text:p>0.226</text:p>
          </table:table-cell>
          <table:table-cell office:value-type="float" office:value="7200.002" calcext:value-type="float">
            <text:p>7200.0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61_4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office:value-type="float" office:value="0.185" calcext:value-type="float">
            <text:p>0.185</text:p>
          </table:table-cell>
          <table:table-cell office:value-type="float" office:value="7200.002" calcext:value-type="float">
            <text:p>7200.0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61_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office:value-type="float" office:value="0.24" calcext:value-type="float">
            <text:p>0.24</text:p>
          </table:table-cell>
          <table:table-cell office:value-type="float" office:value="7200.003" calcext:value-type="float">
            <text:p>7200.0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61_6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office:value-type="float" office:value="0.25" calcext:value-type="float">
            <text:p>0.25</text:p>
          </table:table-cell>
          <table:table-cell office:value-type="float" office:value="7200.002" calcext:value-type="float">
            <text:p>7200.0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61_7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27.41" calcext:value-type="float">
            <text:p>27.41</text:p>
          </table:table-cell>
          <table:table-cell office:value-type="float" office:value="0.279" calcext:value-type="float">
            <text:p>0.279</text:p>
          </table:table-cell>
          <table:table-cell office:value-type="float" office:value="7200.002" calcext:value-type="float">
            <text:p>7200.0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61_8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27" calcext:value-type="float">
            <text:p>27</text:p>
          </table:table-cell>
          <table:table-cell office:value-type="float" office:value="0.182" calcext:value-type="float">
            <text:p>0.182</text:p>
          </table:table-cell>
          <table:table-cell office:value-type="float" office:value="7200.018" calcext:value-type="float">
            <text:p>7200.0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61_9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27" calcext:value-type="float">
            <text:p>27</text:p>
          </table:table-cell>
          <table:table-cell office:value-type="float" office:value="0.129" calcext:value-type="float">
            <text:p>0.129</text:p>
          </table:table-cell>
          <table:table-cell office:value-type="float" office:value="7200.002" calcext:value-type="float">
            <text:p>7200.0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61_10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22.281" calcext:value-type="float">
            <text:p>22.281</text:p>
          </table:table-cell>
          <table:table-cell office:value-type="float" office:value="0.281" calcext:value-type="float">
            <text:p>0.281</text:p>
          </table:table-cell>
          <table:table-cell office:value-type="float" office:value="7200.001" calcext:value-type="float">
            <text:p>7200.0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62_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13.865" calcext:value-type="float">
            <text:p>113.8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62_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677.79" calcext:value-type="float">
            <text:p>677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62_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895.219" calcext:value-type="float">
            <text:p>1895.2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62_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57.237" calcext:value-type="float">
            <text:p>257.2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62_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54.36" calcext:value-type="float">
            <text:p>54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62_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6.909" calcext:value-type="float">
            <text:p>6.9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62_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3.807" calcext:value-type="float">
            <text:p>3.8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62_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2.698" calcext:value-type="float">
            <text:p>2.6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62_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852.211" calcext:value-type="float">
            <text:p>2852.2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62_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3.759" calcext:value-type="float">
            <text:p>3.7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63_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2.743" calcext:value-type="float">
            <text:p>2.7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63_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0.788" calcext:value-type="float">
            <text:p>0.7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63_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0.637" calcext:value-type="float">
            <text:p>0.6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63_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0.24" calcext:value-type="float">
            <text:p>0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63_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1.748" calcext:value-type="float">
            <text:p>1.7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63_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0.569" calcext:value-type="float">
            <text:p>0.5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63_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1.222" calcext:value-type="float">
            <text:p>1.2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63_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0.861" calcext:value-type="float">
            <text:p>0.8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63_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.456" calcext:value-type="float">
            <text:p>2.4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63_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9.303" calcext:value-type="float">
            <text:p>9.3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64_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0.216" calcext:value-type="float">
            <text:p>0.2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64_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0.813" calcext:value-type="float">
            <text:p>0.8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64_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0.503" calcext:value-type="float">
            <text:p>0.5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64_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0.894" calcext:value-type="float">
            <text:p>0.8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64_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0.269" calcext:value-type="float">
            <text:p>0.269</text:p>
          </table:table-cell>
          <table:table-cell/>
          <table:table-cell table:style-name="ce2" office:value-type="string" calcext:value-type="string">
            <text:p>total solved</text:p>
          </table:table-cell>
          <table:table-cell table:style-name="ce2" table:formula="of:=COUNTIF([.E20:.E555];0)" office:value-type="float" office:value="464" calcext:value-type="float">
            <text:p>46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2064_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0.662" calcext:value-type="float">
            <text:p>0.662</text:p>
          </table:table-cell>
          <table:table-cell/>
          <table:table-cell table:style-name="ce2" office:value-type="string" calcext:value-type="string">
            <text:p>avg. gap</text:p>
          </table:table-cell>
          <table:table-cell table:style-name="ce2" table:formula="of:=AVERAGEIF([.E20:.E555];&quot;&lt;&gt;*nan&quot;)" office:value-type="float" office:value="0.0289365671641791" calcext:value-type="float">
            <text:p>0.02893656716417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2064_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0.846" calcext:value-type="float">
            <text:p>0.846</text:p>
          </table:table-cell>
          <table:table-cell/>
          <table:table-cell table:style-name="ce2" office:value-type="string" calcext:value-type="string">
            <text:p>avg. non-opt gap</text:p>
          </table:table-cell>
          <table:table-cell table:style-name="ce2" table:formula="of:=AVERAGEIFS([.E20:.E555];[.E20:.E555];&quot;&lt;&gt;*nan&quot;;[.E20:.E555];&quot;&lt;&gt;0&quot;)" office:value-type="float" office:value="0.215416666666667" calcext:value-type="float">
            <text:p>0.21541666666666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2064_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0.802" calcext:value-type="float">
            <text:p>0.802</text:p>
          </table:table-cell>
          <table:table-cell/>
          <table:table-cell table:style-name="ce2" office:value-type="string" calcext:value-type="string">
            <text:p>avg. solve time</text:p>
          </table:table-cell>
          <table:table-cell table:style-name="ce2" table:formula="of:=AVERAGE([.F20:.F555])" office:value-type="float" office:value="1102.67827985075" calcext:value-type="float">
            <text:p>1102.67827985075</text:p>
          </table:table-cell>
          <table:table-cell table:style-name="ce2" office:value-type="string" calcext:value-type="string">
            <text:p>(incl. 7200 for instances not solved to optimality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j2064_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0.473" calcext:value-type="float">
            <text:p>0.473</text:p>
          </table:table-cell>
          <table:table-cell/>
          <table:table-cell table:style-name="ce2" office:value-type="string" calcext:value-type="string">
            <text:p>avg. opt solve time</text:p>
          </table:table-cell>
          <table:table-cell table:style-name="ce2" table:formula="of:=AVERAGEIF([.F20:.F555];&quot;&lt;7200&quot;)" office:value-type="float" office:value="156.54155387931" calcext:value-type="float">
            <text:p>156.5415538793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2064_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0.895" calcext:value-type="float">
            <text:p>0.895</text:p>
          </table:table-cell>
          <table:table-cell/>
          <table:table-cell table:style-name="ce2" office:value-type="string" calcext:value-type="string">
            <text:p>avg. opt objval</text:p>
          </table:table-cell>
          <table:table-cell table:style-name="ce2" table:formula="of:=AVERAGEIF([.E20:.E555];&quot;=0&quot;;[.C20:.C555])" office:value-type="float" office:value="24.7952586206897" calcext:value-type="float">
            <text:p>24.7952586206897</text:p>
          </table:table-cell>
          <table:table-cell table:number-columns-repeated="1015"/>
        </table:table-row>
        <table:table-row table:style-name="ro1" table:number-rows-repeated="104802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mpact_reformulation_results_5" table:style-name="ta2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018" table:default-cell-style-name="ce1"/>
        <table:table-row table:style-name="ro1">
          <table:table-cell office:value-type="string" calcext:value-type="string">
            <text:p>instance</text:p>
          </table:table-cell>
          <table:table-cell office:value-type="string" calcext:value-type="string">
            <text:p>Gamma</text:p>
          </table:table-cell>
          <table:table-cell office:value-type="string" calcext:value-type="string">
            <text:p>objval</text:p>
          </table:table-cell>
          <table:table-cell office:value-type="string" calcext:value-type="string">
            <text:p>objbound</text:p>
          </table:table-cell>
          <table:table-cell office:value-type="string" calcext:value-type="string">
            <text:p>gap</text:p>
          </table:table-cell>
          <table:table-cell office:value-type="string" calcext:value-type="string">
            <text:p>runtim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3_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5.421" calcext:value-type="float">
            <text:p>5.4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3_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3.707" calcext:value-type="float">
            <text:p>3.7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5_7</text:p>
          </table:table-cell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37.5" calcext:value-type="float">
            <text:p>37.5</text:p>
          </table:table-cell>
          <table:table-cell office:value-type="float" office:value="0.167" calcext:value-type="float">
            <text:p>0.167</text:p>
          </table:table-cell>
          <table:table-cell office:value-type="float" office:value="7200.012" calcext:value-type="float">
            <text:p>7200.0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6_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55.424" calcext:value-type="float">
            <text:p>55.4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7_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9.699" calcext:value-type="float">
            <text:p>9.6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9_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502.428" calcext:value-type="float">
            <text:p>502.4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9_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540.661" calcext:value-type="float">
            <text:p>540.6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9_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335.222" calcext:value-type="float">
            <text:p>335.2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9_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436.152" calcext:value-type="float">
            <text:p>436.1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9_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14.468" calcext:value-type="float">
            <text:p>14.4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9_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157.577" calcext:value-type="float">
            <text:p>157.5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9_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27.407" calcext:value-type="float">
            <text:p>27.4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9_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7.291" calcext:value-type="float">
            <text:p>7.2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9_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75.848" calcext:value-type="float">
            <text:p>75.8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10_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8.202" calcext:value-type="float">
            <text:p>8.2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10_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5.905" calcext:value-type="float">
            <text:p>5.9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10_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5.224" calcext:value-type="float">
            <text:p>5.2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10_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4.459" calcext:value-type="float">
            <text:p>4.4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10_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15.209" calcext:value-type="float">
            <text:p>15.2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10_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7.952" calcext:value-type="float">
            <text:p>7.9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10_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10.667" calcext:value-type="float">
            <text:p>10.6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10_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6.001" calcext:value-type="float">
            <text:p>6.0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10_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15.342" calcext:value-type="float">
            <text:p>15.3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10_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5.68" calcext:value-type="float">
            <text:p>5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11_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2.406" calcext:value-type="float">
            <text:p>2.4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11_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4.584" calcext:value-type="float">
            <text:p>4.5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11_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1.837" calcext:value-type="float">
            <text:p>1.8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11_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7.206" calcext:value-type="float">
            <text:p>7.2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11_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2.035" calcext:value-type="float">
            <text:p>2.0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11_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5.003" calcext:value-type="float">
            <text:p>5.0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11_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11.902" calcext:value-type="float">
            <text:p>11.9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11_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4.413" calcext:value-type="float">
            <text:p>4.4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11_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4.42" calcext:value-type="float">
            <text:p>4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11_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2.498" calcext:value-type="float">
            <text:p>2.4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12_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2.864" calcext:value-type="float">
            <text:p>2.8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12_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4.616" calcext:value-type="float">
            <text:p>4.6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12_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1.729" calcext:value-type="float">
            <text:p>1.7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12_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6.612" calcext:value-type="float">
            <text:p>6.6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12_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2.706" calcext:value-type="float">
            <text:p>2.7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12_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3.39" calcext:value-type="float">
            <text:p>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12_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.858" calcext:value-type="float">
            <text:p>1.8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12_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3.845" calcext:value-type="float">
            <text:p>3.8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12_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5.659" calcext:value-type="float">
            <text:p>5.6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12_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4.229" calcext:value-type="float">
            <text:p>4.2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13_1</text:p>
          </table:table-cell>
          <table:table-cell office:value-type="float" office:value="5" calcext:value-type="float">
            <text:p>5</text:p>
          </table:table-cell>
          <table:table-cell office:value-type="float" office:value="37" calcext:value-type="float">
            <text:p>37</text:p>
          </table:table-cell>
          <table:table-cell office:value-type="float" office:value="29" calcext:value-type="float">
            <text:p>29</text:p>
          </table:table-cell>
          <table:table-cell office:value-type="float" office:value="0.216" calcext:value-type="float">
            <text:p>0.216</text:p>
          </table:table-cell>
          <table:table-cell office:value-type="float" office:value="7200.008" calcext:value-type="float">
            <text:p>7200.0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13_2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42.882" calcext:value-type="float">
            <text:p>42.882</text:p>
          </table:table-cell>
          <table:table-cell office:value-type="float" office:value="0.175" calcext:value-type="float">
            <text:p>0.175</text:p>
          </table:table-cell>
          <table:table-cell office:value-type="float" office:value="7200.011" calcext:value-type="float">
            <text:p>7200.0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13_3</text:p>
          </table:table-cell>
          <table:table-cell office:value-type="float" office:value="5" calcext:value-type="float">
            <text:p>5</text:p>
          </table:table-cell>
          <table:table-cell office:value-type="float" office:value="66" calcext:value-type="float">
            <text:p>66</text:p>
          </table:table-cell>
          <table:table-cell office:value-type="float" office:value="52" calcext:value-type="float">
            <text:p>52</text:p>
          </table:table-cell>
          <table:table-cell office:value-type="float" office:value="0.212" calcext:value-type="float">
            <text:p>0.212</text:p>
          </table:table-cell>
          <table:table-cell office:value-type="float" office:value="7200.011" calcext:value-type="float">
            <text:p>7200.0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13_4</text:p>
          </table:table-cell>
          <table:table-cell office:value-type="float" office:value="5" calcext:value-type="float">
            <text:p>5</text:p>
          </table:table-cell>
          <table:table-cell office:value-type="float" office:value="59" calcext:value-type="float">
            <text:p>59</text:p>
          </table:table-cell>
          <table:table-cell office:value-type="float" office:value="56" calcext:value-type="float">
            <text:p>56</text:p>
          </table:table-cell>
          <table:table-cell office:value-type="float" office:value="0.051" calcext:value-type="float">
            <text:p>0.051</text:p>
          </table:table-cell>
          <table:table-cell office:value-type="float" office:value="7200.006" calcext:value-type="float">
            <text:p>7200.0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13_5</text:p>
          </table:table-cell>
          <table:table-cell office:value-type="float" office:value="5" calcext:value-type="float">
            <text:p>5</text:p>
          </table:table-cell>
          <table:table-cell office:value-type="float" office:value="48" calcext:value-type="float">
            <text:p>48</text:p>
          </table:table-cell>
          <table:table-cell office:value-type="float" office:value="34.97" calcext:value-type="float">
            <text:p>34.97</text:p>
          </table:table-cell>
          <table:table-cell office:value-type="float" office:value="0.271" calcext:value-type="float">
            <text:p>0.271</text:p>
          </table:table-cell>
          <table:table-cell office:value-type="float" office:value="7200.008" calcext:value-type="float">
            <text:p>7200.0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13_6</text:p>
          </table:table-cell>
          <table:table-cell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office:value-type="float" office:value="52" calcext:value-type="float">
            <text:p>52</text:p>
          </table:table-cell>
          <table:table-cell office:value-type="float" office:value="0.055" calcext:value-type="float">
            <text:p>0.055</text:p>
          </table:table-cell>
          <table:table-cell office:value-type="float" office:value="7200.011" calcext:value-type="float">
            <text:p>7200.0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13_7</text:p>
          </table:table-cell>
          <table:table-cell office:value-type="float" office:value="5" calcext:value-type="float">
            <text:p>5</text:p>
          </table:table-cell>
          <table:table-cell office:value-type="float" office:value="54" calcext:value-type="float">
            <text:p>54</text:p>
          </table:table-cell>
          <table:table-cell office:value-type="float" office:value="35.5" calcext:value-type="float">
            <text:p>35.5</text:p>
          </table:table-cell>
          <table:table-cell office:value-type="float" office:value="0.343" calcext:value-type="float">
            <text:p>0.343</text:p>
          </table:table-cell>
          <table:table-cell office:value-type="float" office:value="7200.019" calcext:value-type="float">
            <text:p>7200.0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13_8</text:p>
          </table:table-cell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38" calcext:value-type="float">
            <text:p>38</text:p>
          </table:table-cell>
          <table:table-cell office:value-type="float" office:value="0.156" calcext:value-type="float">
            <text:p>0.156</text:p>
          </table:table-cell>
          <table:table-cell office:value-type="float" office:value="7200.007" calcext:value-type="float">
            <text:p>7200.0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13_9</text:p>
          </table:table-cell>
          <table:table-cell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office:value-type="float" office:value="39" calcext:value-type="float">
            <text:p>39</text:p>
          </table:table-cell>
          <table:table-cell office:value-type="float" office:value="0.291" calcext:value-type="float">
            <text:p>0.291</text:p>
          </table:table-cell>
          <table:table-cell office:value-type="float" office:value="7200.007" calcext:value-type="float">
            <text:p>7200.0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13_10</text:p>
          </table:table-cell>
          <table:table-cell office:value-type="float" office:value="5" calcext:value-type="float">
            <text:p>5</text:p>
          </table:table-cell>
          <table:table-cell office:value-type="float" office:value="57" calcext:value-type="float">
            <text:p>57</text:p>
          </table:table-cell>
          <table:table-cell office:value-type="float" office:value="44.018" calcext:value-type="float">
            <text:p>44.018</text:p>
          </table:table-cell>
          <table:table-cell office:value-type="float" office:value="0.228" calcext:value-type="float">
            <text:p>0.228</text:p>
          </table:table-cell>
          <table:table-cell office:value-type="float" office:value="7200.006" calcext:value-type="float">
            <text:p>7200.0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14_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254.266" calcext:value-type="float">
            <text:p>254.2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14_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125.81" calcext:value-type="float">
            <text:p>125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14_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410.395" calcext:value-type="float">
            <text:p>410.3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14_4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float" office:value="43.996" calcext:value-type="float">
            <text:p>43.996</text:p>
          </table:table-cell>
          <table:table-cell office:value-type="float" office:value="0" calcext:value-type="float">
            <text:p>0</text:p>
          </table:table-cell>
          <table:table-cell office:value-type="float" office:value="2107.167" calcext:value-type="float">
            <text:p>2107.1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14_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168.752" calcext:value-type="float">
            <text:p>168.7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14_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2767.451" calcext:value-type="float">
            <text:p>2767.4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14_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9.592" calcext:value-type="float">
            <text:p>9.5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14_8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  <table:table-cell office:value-type="float" office:value="0.026" calcext:value-type="float">
            <text:p>0.026</text:p>
          </table:table-cell>
          <table:table-cell office:value-type="float" office:value="7200.009" calcext:value-type="float">
            <text:p>7200.0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14_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821.069" calcext:value-type="float">
            <text:p>821.0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14_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60.108" calcext:value-type="float">
            <text:p>60.1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15_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7.335" calcext:value-type="float">
            <text:p>7.3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15_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5.616" calcext:value-type="float">
            <text:p>5.6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15_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7.883" calcext:value-type="float">
            <text:p>7.8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15_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4.085" calcext:value-type="float">
            <text:p>4.0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15_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5.865" calcext:value-type="float">
            <text:p>5.8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15_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4.404" calcext:value-type="float">
            <text:p>4.4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15_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4.151" calcext:value-type="float">
            <text:p>4.1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15_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35.735" calcext:value-type="float">
            <text:p>35.7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15_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2.184" calcext:value-type="float">
            <text:p>12.1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15_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3.676" calcext:value-type="float">
            <text:p>3.6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16_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4.421" calcext:value-type="float">
            <text:p>4.4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16_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3.84" calcext:value-type="float">
            <text:p>3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16_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2.506" calcext:value-type="float">
            <text:p>2.5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16_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5.079" calcext:value-type="float">
            <text:p>5.0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16_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5.634" calcext:value-type="float">
            <text:p>5.6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16_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4.017" calcext:value-type="float">
            <text:p>4.0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16_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2.985" calcext:value-type="float">
            <text:p>2.9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16_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3.653" calcext:value-type="float">
            <text:p>3.6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16_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4.862" calcext:value-type="float">
            <text:p>4.8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16_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3.375" calcext:value-type="float">
            <text:p>3.3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17_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201.446" calcext:value-type="float">
            <text:p>201.4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17_2</text:p>
          </table:table-cell>
          <table:table-cell office:value-type="float" office:value="5" calcext:value-type="float">
            <text:p>5</text:p>
          </table:table-cell>
          <table:table-cell office:value-type="float" office:value="54" calcext:value-type="float">
            <text:p>54</text:p>
          </table:table-cell>
          <table:table-cell office:value-type="float" office:value="42" calcext:value-type="float">
            <text:p>42</text:p>
          </table:table-cell>
          <table:table-cell office:value-type="float" office:value="0.222" calcext:value-type="float">
            <text:p>0.222</text:p>
          </table:table-cell>
          <table:table-cell office:value-type="float" office:value="7200.007" calcext:value-type="float">
            <text:p>7200.0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17_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33.696" calcext:value-type="float">
            <text:p>33.6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17_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89.608" calcext:value-type="float">
            <text:p>89.6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17_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82.546" calcext:value-type="float">
            <text:p>82.5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17_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492.908" calcext:value-type="float">
            <text:p>492.9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17_7</text:p>
          </table:table-cell>
          <table:table-cell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  <table:table-cell office:value-type="float" office:value="40.996" calcext:value-type="float">
            <text:p>40.996</text:p>
          </table:table-cell>
          <table:table-cell office:value-type="float" office:value="0" calcext:value-type="float">
            <text:p>0</text:p>
          </table:table-cell>
          <table:table-cell office:value-type="float" office:value="80.172" calcext:value-type="float">
            <text:p>80.1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17_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16.346" calcext:value-type="float">
            <text:p>16.3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17_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52.349" calcext:value-type="float">
            <text:p>152.3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17_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816.131" calcext:value-type="float">
            <text:p>816.1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18_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5.042" calcext:value-type="float">
            <text:p>5.0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18_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2.394" calcext:value-type="float">
            <text:p>2.3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18_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15.219" calcext:value-type="float">
            <text:p>15.2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18_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39.27" calcext:value-type="float">
            <text:p>39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18_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5.344" calcext:value-type="float">
            <text:p>5.3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18_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6.113" calcext:value-type="float">
            <text:p>6.1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18_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5.492" calcext:value-type="float">
            <text:p>5.4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18_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2.928" calcext:value-type="float">
            <text:p>2.9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18_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4.2" calcext:value-type="float">
            <text:p>4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18_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7.252" calcext:value-type="float">
            <text:p>7.2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19_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3.045" calcext:value-type="float">
            <text:p>3.0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19_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7.607" calcext:value-type="float">
            <text:p>7.6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19_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5.232" calcext:value-type="float">
            <text:p>5.2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19_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3.745" calcext:value-type="float">
            <text:p>3.7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19_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5.718" calcext:value-type="float">
            <text:p>5.7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19_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4.931" calcext:value-type="float">
            <text:p>4.9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19_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2.302" calcext:value-type="float">
            <text:p>2.3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19_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3.516" calcext:value-type="float">
            <text:p>3.5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19_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2.213" calcext:value-type="float">
            <text:p>2.2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19_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21.021" calcext:value-type="float">
            <text:p>21.0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20_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2.155" calcext:value-type="float">
            <text:p>2.1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20_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2.335" calcext:value-type="float">
            <text:p>2.3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20_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4.536" calcext:value-type="float">
            <text:p>4.5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20_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2.475" calcext:value-type="float">
            <text:p>2.4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20_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2.103" calcext:value-type="float">
            <text:p>2.1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20_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2.673" calcext:value-type="float">
            <text:p>2.6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20_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1.474" calcext:value-type="float">
            <text:p>1.4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20_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.168" calcext:value-type="float">
            <text:p>1.1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20_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1.714" calcext:value-type="float">
            <text:p>1.7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20_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4.438" calcext:value-type="float">
            <text:p>4.4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21_1</text:p>
          </table:table-cell>
          <table:table-cell office:value-type="float" office:value="5" calcext:value-type="float">
            <text:p>5</text:p>
          </table:table-cell>
          <table:table-cell office:value-type="float" office:value="49" calcext:value-type="float">
            <text:p>49</text:p>
          </table:table-cell>
          <table:table-cell office:value-type="float" office:value="41" calcext:value-type="float">
            <text:p>41</text:p>
          </table:table-cell>
          <table:table-cell office:value-type="float" office:value="0.163" calcext:value-type="float">
            <text:p>0.163</text:p>
          </table:table-cell>
          <table:table-cell office:value-type="float" office:value="7200.011" calcext:value-type="float">
            <text:p>7200.0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21_2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0.154" calcext:value-type="float">
            <text:p>0.154</text:p>
          </table:table-cell>
          <table:table-cell office:value-type="float" office:value="7200.011" calcext:value-type="float">
            <text:p>7200.0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21_3</text:p>
          </table:table-cell>
          <table:table-cell office:value-type="float" office:value="5" calcext:value-type="float">
            <text:p>5</text:p>
          </table:table-cell>
          <table:table-cell office:value-type="float" office:value="49" calcext:value-type="float">
            <text:p>49</text:p>
          </table:table-cell>
          <table:table-cell office:value-type="float" office:value="48" calcext:value-type="float">
            <text:p>48</text:p>
          </table:table-cell>
          <table:table-cell office:value-type="float" office:value="0.02" calcext:value-type="float">
            <text:p>0.02</text:p>
          </table:table-cell>
          <table:table-cell office:value-type="float" office:value="7200.008" calcext:value-type="float">
            <text:p>7200.0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21_4</text:p>
          </table:table-cell>
          <table:table-cell office:value-type="float" office:value="5" calcext:value-type="float">
            <text:p>5</text:p>
          </table:table-cell>
          <table:table-cell office:value-type="float" office:value="57" calcext:value-type="float">
            <text:p>57</text:p>
          </table:table-cell>
          <table:table-cell office:value-type="float" office:value="51.011" calcext:value-type="float">
            <text:p>51.011</text:p>
          </table:table-cell>
          <table:table-cell office:value-type="float" office:value="0.105" calcext:value-type="float">
            <text:p>0.105</text:p>
          </table:table-cell>
          <table:table-cell office:value-type="float" office:value="7200.008" calcext:value-type="float">
            <text:p>7200.0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21_5</text:p>
          </table:table-cell>
          <table:table-cell office:value-type="float" office:value="5" calcext:value-type="float">
            <text:p>5</text:p>
          </table:table-cell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office:value-type="float" office:value="0.061" calcext:value-type="float">
            <text:p>0.061</text:p>
          </table:table-cell>
          <table:table-cell office:value-type="float" office:value="7200.008" calcext:value-type="float">
            <text:p>7200.0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21_6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37.999" calcext:value-type="float">
            <text:p>37.999</text:p>
          </table:table-cell>
          <table:table-cell office:value-type="float" office:value="0" calcext:value-type="float">
            <text:p>0</text:p>
          </table:table-cell>
          <table:table-cell office:value-type="float" office:value="5729.945" calcext:value-type="float">
            <text:p>5729.9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21_7</text:p>
          </table:table-cell>
          <table:table-cell office:value-type="float" office:value="5" calcext:value-type="float">
            <text:p>5</text:p>
          </table:table-cell>
          <table:table-cell office:value-type="float" office:value="46" calcext:value-type="float">
            <text:p>46</text:p>
          </table:table-cell>
          <table:table-cell office:value-type="float" office:value="44" calcext:value-type="float">
            <text:p>44</text:p>
          </table:table-cell>
          <table:table-cell office:value-type="float" office:value="0.043" calcext:value-type="float">
            <text:p>0.043</text:p>
          </table:table-cell>
          <table:table-cell office:value-type="float" office:value="7200.008" calcext:value-type="float">
            <text:p>7200.0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21_8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43" calcext:value-type="float">
            <text:p>43</text:p>
          </table:table-cell>
          <table:table-cell office:value-type="float" office:value="0.173" calcext:value-type="float">
            <text:p>0.173</text:p>
          </table:table-cell>
          <table:table-cell office:value-type="float" office:value="7200.006" calcext:value-type="float">
            <text:p>7200.0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21_9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43" calcext:value-type="float">
            <text:p>43</text:p>
          </table:table-cell>
          <table:table-cell office:value-type="float" office:value="0.14" calcext:value-type="float">
            <text:p>0.14</text:p>
          </table:table-cell>
          <table:table-cell office:value-type="float" office:value="7200.007" calcext:value-type="float">
            <text:p>7200.0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21_10</text:p>
          </table:table-cell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office:value-type="float" office:value="32" calcext:value-type="float">
            <text:p>32</text:p>
          </table:table-cell>
          <table:table-cell office:value-type="float" office:value="0.256" calcext:value-type="float">
            <text:p>0.256</text:p>
          </table:table-cell>
          <table:table-cell office:value-type="float" office:value="7200.014" calcext:value-type="float">
            <text:p>7200.0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22_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6.393" calcext:value-type="float">
            <text:p>6.3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22_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36.643" calcext:value-type="float">
            <text:p>36.6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22_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1857.83" calcext:value-type="float">
            <text:p>1857.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22_4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36.157" calcext:value-type="float">
            <text:p>36.157</text:p>
          </table:table-cell>
          <table:table-cell office:value-type="float" office:value="0.096" calcext:value-type="float">
            <text:p>0.096</text:p>
          </table:table-cell>
          <table:table-cell office:value-type="float" office:value="7200.011" calcext:value-type="float">
            <text:p>7200.0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22_5</text:p>
          </table:table-cell>
          <table:table-cell office:value-type="float" office:value="5" calcext:value-type="float">
            <text:p>5</text:p>
          </table:table-cell>
          <table:table-cell office:value-type="float" office:value="37" calcext:value-type="float">
            <text:p>37</text:p>
          </table:table-cell>
          <table:table-cell office:value-type="float" office:value="34" calcext:value-type="float">
            <text:p>34</text:p>
          </table:table-cell>
          <table:table-cell office:value-type="float" office:value="0.081" calcext:value-type="float">
            <text:p>0.081</text:p>
          </table:table-cell>
          <table:table-cell office:value-type="float" office:value="7200.007" calcext:value-type="float">
            <text:p>7200.0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22_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4.369" calcext:value-type="float">
            <text:p>4.3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22_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292.821" calcext:value-type="float">
            <text:p>292.8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22_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431.63" calcext:value-type="float">
            <text:p>431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22_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130.396" calcext:value-type="float">
            <text:p>130.3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22_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16.204" calcext:value-type="float">
            <text:p>16.2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23_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16.464" calcext:value-type="float">
            <text:p>16.4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23_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5.605" calcext:value-type="float">
            <text:p>5.6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23_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5.163" calcext:value-type="float">
            <text:p>5.1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23_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6.639" calcext:value-type="float">
            <text:p>6.6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23_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4.743" calcext:value-type="float">
            <text:p>4.7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23_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10.451" calcext:value-type="float">
            <text:p>10.4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23_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5.704" calcext:value-type="float">
            <text:p>5.7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23_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5.622" calcext:value-type="float">
            <text:p>5.6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23_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5.169" calcext:value-type="float">
            <text:p>15.1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23_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2.689" calcext:value-type="float">
            <text:p>2.6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24_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5.18" calcext:value-type="float">
            <text:p>5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24_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7.536" calcext:value-type="float">
            <text:p>7.5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24_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3.305" calcext:value-type="float">
            <text:p>3.3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24_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4.115" calcext:value-type="float">
            <text:p>4.1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24_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3.856" calcext:value-type="float">
            <text:p>3.8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24_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3.342" calcext:value-type="float">
            <text:p>3.3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24_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4.445" calcext:value-type="float">
            <text:p>4.4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24_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4.713" calcext:value-type="float">
            <text:p>4.7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24_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4.43" calcext:value-type="float">
            <text:p>4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24_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2.437" calcext:value-type="float">
            <text:p>2.4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25_1</text:p>
          </table:table-cell>
          <table:table-cell office:value-type="float" office:value="5" calcext:value-type="float">
            <text:p>5</text:p>
          </table:table-cell>
          <table:table-cell office:value-type="float" office:value="59" calcext:value-type="float">
            <text:p>59</text:p>
          </table:table-cell>
          <table:table-cell office:value-type="float" office:value="54" calcext:value-type="float">
            <text:p>54</text:p>
          </table:table-cell>
          <table:table-cell office:value-type="float" office:value="0.085" calcext:value-type="float">
            <text:p>0.085</text:p>
          </table:table-cell>
          <table:table-cell office:value-type="float" office:value="7200.008" calcext:value-type="float">
            <text:p>7200.0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25_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47.33" calcext:value-type="float">
            <text:p>47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25_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45.37" calcext:value-type="float">
            <text:p>4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25_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1186.615" calcext:value-type="float">
            <text:p>1186.6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25_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41.609" calcext:value-type="float">
            <text:p>141.6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25_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3.024" calcext:value-type="float">
            <text:p>3.0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25_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28.415" calcext:value-type="float">
            <text:p>28.4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25_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5.64" calcext:value-type="float">
            <text:p>15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25_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340.812" calcext:value-type="float">
            <text:p>340.8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25_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1152.263" calcext:value-type="float">
            <text:p>1152.2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26_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11.133" calcext:value-type="float">
            <text:p>11.1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26_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1.212" calcext:value-type="float">
            <text:p>11.2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26_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7.267" calcext:value-type="float">
            <text:p>7.2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26_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7.614" calcext:value-type="float">
            <text:p>7.6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26_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4.842" calcext:value-type="float">
            <text:p>4.8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26_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39.441" calcext:value-type="float">
            <text:p>39.4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26_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2.01" calcext:value-type="float">
            <text:p>12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26_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4.487" calcext:value-type="float">
            <text:p>4.4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26_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10.831" calcext:value-type="float">
            <text:p>10.8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26_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856.998" calcext:value-type="float">
            <text:p>1856.9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27_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.989" calcext:value-type="float">
            <text:p>6.9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27_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5.073" calcext:value-type="float">
            <text:p>5.0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27_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4.87" calcext:value-type="float">
            <text:p>4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27_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4.586" calcext:value-type="float">
            <text:p>4.5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27_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2.274" calcext:value-type="float">
            <text:p>2.2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27_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4.921" calcext:value-type="float">
            <text:p>4.9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27_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3.082" calcext:value-type="float">
            <text:p>3.0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27_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1.975" calcext:value-type="float">
            <text:p>1.9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27_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3.959" calcext:value-type="float">
            <text:p>3.9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27_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3.001" calcext:value-type="float">
            <text:p>3.0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28_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1.726" calcext:value-type="float">
            <text:p>1.7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28_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2.939" calcext:value-type="float">
            <text:p>2.9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28_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4.747" calcext:value-type="float">
            <text:p>4.7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28_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2.783" calcext:value-type="float">
            <text:p>2.7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28_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4.113" calcext:value-type="float">
            <text:p>4.1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28_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4.251" calcext:value-type="float">
            <text:p>4.2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28_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4.15" calcext:value-type="float">
            <text:p>4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28_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6.399" calcext:value-type="float">
            <text:p>6.3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28_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2.048" calcext:value-type="float">
            <text:p>2.0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28_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2.805" calcext:value-type="float">
            <text:p>2.8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29_1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38.239" calcext:value-type="float">
            <text:p>38.239</text:p>
          </table:table-cell>
          <table:table-cell office:value-type="float" office:value="0.265" calcext:value-type="float">
            <text:p>0.265</text:p>
          </table:table-cell>
          <table:table-cell office:value-type="float" office:value="7200.008" calcext:value-type="float">
            <text:p>7200.0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29_2</text:p>
          </table:table-cell>
          <table:table-cell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  <table:table-cell office:value-type="float" office:value="36" calcext:value-type="float">
            <text:p>36</text:p>
          </table:table-cell>
          <table:table-cell office:value-type="float" office:value="0.122" calcext:value-type="float">
            <text:p>0.122</text:p>
          </table:table-cell>
          <table:table-cell office:value-type="float" office:value="7200.02" calcext:value-type="float">
            <text:p>7200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29_3</text:p>
          </table:table-cell>
          <table:table-cell office:value-type="float" office:value="5" calcext:value-type="float">
            <text:p>5</text:p>
          </table:table-cell>
          <table:table-cell office:value-type="float" office:value="53" calcext:value-type="float">
            <text:p>53</text:p>
          </table:table-cell>
          <table:table-cell office:value-type="float" office:value="43" calcext:value-type="float">
            <text:p>43</text:p>
          </table:table-cell>
          <table:table-cell office:value-type="float" office:value="0.189" calcext:value-type="float">
            <text:p>0.189</text:p>
          </table:table-cell>
          <table:table-cell office:value-type="float" office:value="7200.01" calcext:value-type="float">
            <text:p>720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29_4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0.32" calcext:value-type="float">
            <text:p>0.32</text:p>
          </table:table-cell>
          <table:table-cell office:value-type="float" office:value="7200.008" calcext:value-type="float">
            <text:p>7200.0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29_5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0.25" calcext:value-type="float">
            <text:p>0.25</text:p>
          </table:table-cell>
          <table:table-cell office:value-type="float" office:value="7200.008" calcext:value-type="float">
            <text:p>7200.0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29_6</text:p>
          </table:table-cell>
          <table:table-cell office:value-type="float" office:value="5" calcext:value-type="float">
            <text:p>5</text:p>
          </table:table-cell>
          <table:table-cell office:value-type="float" office:value="54" calcext:value-type="float">
            <text:p>54</text:p>
          </table:table-cell>
          <table:table-cell office:value-type="float" office:value="39.363" calcext:value-type="float">
            <text:p>39.363</text:p>
          </table:table-cell>
          <table:table-cell office:value-type="float" office:value="0.271" calcext:value-type="float">
            <text:p>0.271</text:p>
          </table:table-cell>
          <table:table-cell office:value-type="float" office:value="7200.01" calcext:value-type="float">
            <text:p>720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29_7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42.095" calcext:value-type="float">
            <text:p>42.095</text:p>
          </table:table-cell>
          <table:table-cell office:value-type="float" office:value="0.298" calcext:value-type="float">
            <text:p>0.298</text:p>
          </table:table-cell>
          <table:table-cell office:value-type="float" office:value="7200.01" calcext:value-type="float">
            <text:p>720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29_8</text:p>
          </table:table-cell>
          <table:table-cell office:value-type="float" office:value="5" calcext:value-type="float">
            <text:p>5</text:p>
          </table:table-cell>
          <table:table-cell office:value-type="float" office:value="46" calcext:value-type="float">
            <text:p>46</text:p>
          </table:table-cell>
          <table:table-cell office:value-type="float" office:value="42" calcext:value-type="float">
            <text:p>42</text:p>
          </table:table-cell>
          <table:table-cell office:value-type="float" office:value="0.087" calcext:value-type="float">
            <text:p>0.087</text:p>
          </table:table-cell>
          <table:table-cell office:value-type="float" office:value="7200.016" calcext:value-type="float">
            <text:p>7200.0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29_9</text:p>
          </table:table-cell>
          <table:table-cell office:value-type="float" office:value="5" calcext:value-type="float">
            <text:p>5</text:p>
          </table:table-cell>
          <table:table-cell office:value-type="float" office:value="57" calcext:value-type="float">
            <text:p>57</text:p>
          </table:table-cell>
          <table:table-cell office:value-type="float" office:value="38.105" calcext:value-type="float">
            <text:p>38.105</text:p>
          </table:table-cell>
          <table:table-cell office:value-type="float" office:value="0.331" calcext:value-type="float">
            <text:p>0.331</text:p>
          </table:table-cell>
          <table:table-cell office:value-type="float" office:value="7200.009" calcext:value-type="float">
            <text:p>7200.0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29_10</text:p>
          </table:table-cell>
          <table:table-cell office:value-type="float" office:value="5" calcext:value-type="float">
            <text:p>5</text:p>
          </table:table-cell>
          <table:table-cell office:value-type="float" office:value="48" calcext:value-type="float">
            <text:p>48</text:p>
          </table:table-cell>
          <table:table-cell office:value-type="float" office:value="36" calcext:value-type="float">
            <text:p>36</text:p>
          </table:table-cell>
          <table:table-cell office:value-type="float" office:value="0.25" calcext:value-type="float">
            <text:p>0.25</text:p>
          </table:table-cell>
          <table:table-cell office:value-type="float" office:value="7200.007" calcext:value-type="float">
            <text:p>7200.0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30_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16.055" calcext:value-type="float">
            <text:p>16.0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30_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36.813" calcext:value-type="float">
            <text:p>36.8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30_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470.882" calcext:value-type="float">
            <text:p>470.8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30_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65.153" calcext:value-type="float">
            <text:p>65.1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30_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2440.554" calcext:value-type="float">
            <text:p>2440.5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30_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13.519" calcext:value-type="float">
            <text:p>13.5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30_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19.124" calcext:value-type="float">
            <text:p>19.1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30_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179.776" calcext:value-type="float">
            <text:p>179.7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30_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211.473" calcext:value-type="float">
            <text:p>211.4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30_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59.057" calcext:value-type="float">
            <text:p>59.0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31_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6.1" calcext:value-type="float">
            <text:p>6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31_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51.462" calcext:value-type="float">
            <text:p>51.4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31_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10.913" calcext:value-type="float">
            <text:p>10.9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31_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9.434" calcext:value-type="float">
            <text:p>19.4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31_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5.219" calcext:value-type="float">
            <text:p>5.2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31_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14.493" calcext:value-type="float">
            <text:p>14.4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31_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702.447" calcext:value-type="float">
            <text:p>702.4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31_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4.414" calcext:value-type="float">
            <text:p>4.4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31_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6.141" calcext:value-type="float">
            <text:p>6.1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31_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8.356" calcext:value-type="float">
            <text:p>8.3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32_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6.376" calcext:value-type="float">
            <text:p>6.3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32_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3.591" calcext:value-type="float">
            <text:p>3.5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32_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3.993" calcext:value-type="float">
            <text:p>3.9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32_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7.173" calcext:value-type="float">
            <text:p>7.1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32_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5.491" calcext:value-type="float">
            <text:p>5.4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32_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5.192" calcext:value-type="float">
            <text:p>5.1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32_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6.689" calcext:value-type="float">
            <text:p>6.6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32_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4.664" calcext:value-type="float">
            <text:p>4.6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32_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3.507" calcext:value-type="float">
            <text:p>3.5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32_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3.773" calcext:value-type="float">
            <text:p>3.7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33_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142.904" calcext:value-type="float">
            <text:p>142.9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33_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86.23" calcext:value-type="float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33_3</text:p>
          </table:table-cell>
          <table:table-cell office:value-type="float" office:value="5" calcext:value-type="float">
            <text:p>5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0.429" calcext:value-type="float">
            <text:p>0.429</text:p>
          </table:table-cell>
          <table:table-cell office:value-type="float" office:value="7200.003" calcext:value-type="float">
            <text:p>7200.0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33_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367.487" calcext:value-type="float">
            <text:p>367.4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33_5</text:p>
          </table:table-cell>
          <table:table-cell office:value-type="float" office:value="5" calcext:value-type="float">
            <text:p>5</text:p>
          </table:table-cell>
          <table:table-cell office:value-type="float" office:value="68" calcext:value-type="float">
            <text:p>68</text:p>
          </table:table-cell>
          <table:table-cell office:value-type="float" office:value="57" calcext:value-type="float">
            <text:p>57</text:p>
          </table:table-cell>
          <table:table-cell office:value-type="float" office:value="0.162" calcext:value-type="float">
            <text:p>0.162</text:p>
          </table:table-cell>
          <table:table-cell office:value-type="float" office:value="7200.019" calcext:value-type="float">
            <text:p>7200.0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33_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265.26" calcext:value-type="float">
            <text:p>26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33_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32.678" calcext:value-type="float">
            <text:p>32.6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33_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2259.66" calcext:value-type="float">
            <text:p>2259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33_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8.499" calcext:value-type="float">
            <text:p>8.4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33_10</text:p>
          </table:table-cell>
          <table:table-cell office:value-type="float" office:value="5" calcext:value-type="float">
            <text:p>5</text:p>
          </table:table-cell>
          <table:table-cell office:value-type="float" office:value="59" calcext:value-type="float">
            <text:p>59</text:p>
          </table:table-cell>
          <table:table-cell office:value-type="float" office:value="54" calcext:value-type="float">
            <text:p>54</text:p>
          </table:table-cell>
          <table:table-cell office:value-type="float" office:value="0.085" calcext:value-type="float">
            <text:p>0.085</text:p>
          </table:table-cell>
          <table:table-cell office:value-type="float" office:value="7200.02" calcext:value-type="float">
            <text:p>7200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34_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5.876" calcext:value-type="float">
            <text:p>5.8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34_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6.366" calcext:value-type="float">
            <text:p>6.3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34_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9.225" calcext:value-type="float">
            <text:p>19.2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34_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7.548" calcext:value-type="float">
            <text:p>7.5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34_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37.433" calcext:value-type="float">
            <text:p>37.4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34_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5.844" calcext:value-type="float">
            <text:p>5.8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34_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3.088" calcext:value-type="float">
            <text:p>3.0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34_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5.715" calcext:value-type="float">
            <text:p>5.7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34_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7.556" calcext:value-type="float">
            <text:p>7.5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34_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5.326" calcext:value-type="float">
            <text:p>5.3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35_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3.444" calcext:value-type="float">
            <text:p>3.4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35_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4.543" calcext:value-type="float">
            <text:p>4.5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35_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3.311" calcext:value-type="float">
            <text:p>3.3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35_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4.498" calcext:value-type="float">
            <text:p>4.4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35_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5.058" calcext:value-type="float">
            <text:p>5.0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35_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5.912" calcext:value-type="float">
            <text:p>5.9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35_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2.666" calcext:value-type="float">
            <text:p>2.6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35_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2.296" calcext:value-type="float">
            <text:p>2.2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35_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1.861" calcext:value-type="float">
            <text:p>1.8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35_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3.003" calcext:value-type="float">
            <text:p>3.0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37_1</text:p>
          </table:table-cell>
          <table:table-cell office:value-type="float" office:value="5" calcext:value-type="float">
            <text:p>5</text:p>
          </table:table-cell>
          <table:table-cell office:value-type="float" office:value="53" calcext:value-type="float">
            <text:p>53</text:p>
          </table:table-cell>
          <table:table-cell office:value-type="float" office:value="43" calcext:value-type="float">
            <text:p>43</text:p>
          </table:table-cell>
          <table:table-cell office:value-type="float" office:value="0.189" calcext:value-type="float">
            <text:p>0.189</text:p>
          </table:table-cell>
          <table:table-cell office:value-type="float" office:value="7200.016" calcext:value-type="float">
            <text:p>7200.0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37_2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float" office:value="36" calcext:value-type="float">
            <text:p>36</text:p>
          </table:table-cell>
          <table:table-cell office:value-type="float" office:value="0.182" calcext:value-type="float">
            <text:p>0.182</text:p>
          </table:table-cell>
          <table:table-cell office:value-type="float" office:value="7200.01" calcext:value-type="float">
            <text:p>720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37_3</text:p>
          </table:table-cell>
          <table:table-cell office:value-type="float" office:value="5" calcext:value-type="float">
            <text:p>5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0.277" calcext:value-type="float">
            <text:p>0.277</text:p>
          </table:table-cell>
          <table:table-cell office:value-type="float" office:value="7200.004" calcext:value-type="float">
            <text:p>7200.0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37_4</text:p>
          </table:table-cell>
          <table:table-cell office:value-type="float" office:value="5" calcext:value-type="float">
            <text:p>5</text:p>
          </table:table-cell>
          <table:table-cell office:value-type="float" office:value="49" calcext:value-type="float">
            <text:p>49</text:p>
          </table:table-cell>
          <table:table-cell office:value-type="float" office:value="42" calcext:value-type="float">
            <text:p>42</text:p>
          </table:table-cell>
          <table:table-cell office:value-type="float" office:value="0.143" calcext:value-type="float">
            <text:p>0.143</text:p>
          </table:table-cell>
          <table:table-cell office:value-type="float" office:value="7200.01" calcext:value-type="float">
            <text:p>720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37_5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46" calcext:value-type="float">
            <text:p>46</text:p>
          </table:table-cell>
          <table:table-cell office:value-type="float" office:value="0.292" calcext:value-type="float">
            <text:p>0.292</text:p>
          </table:table-cell>
          <table:table-cell office:value-type="float" office:value="7200.007" calcext:value-type="float">
            <text:p>7200.0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37_6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float" office:value="34" calcext:value-type="float">
            <text:p>34</text:p>
          </table:table-cell>
          <table:table-cell office:value-type="float" office:value="0.227" calcext:value-type="float">
            <text:p>0.227</text:p>
          </table:table-cell>
          <table:table-cell office:value-type="float" office:value="7200.006" calcext:value-type="float">
            <text:p>7200.0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37_7</text:p>
          </table:table-cell>
          <table:table-cell office:value-type="float" office:value="5" calcext:value-type="float">
            <text:p>5</text:p>
          </table:table-cell>
          <table:table-cell office:value-type="float" office:value="48" calcext:value-type="float">
            <text:p>48</text:p>
          </table:table-cell>
          <table:table-cell office:value-type="float" office:value="30.048" calcext:value-type="float">
            <text:p>30.048</text:p>
          </table:table-cell>
          <table:table-cell office:value-type="float" office:value="0.374" calcext:value-type="float">
            <text:p>0.374</text:p>
          </table:table-cell>
          <table:table-cell office:value-type="float" office:value="7200.011" calcext:value-type="float">
            <text:p>7200.0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37_8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34.111" calcext:value-type="float">
            <text:p>34.111</text:p>
          </table:table-cell>
          <table:table-cell office:value-type="float" office:value="0.125" calcext:value-type="float">
            <text:p>0.125</text:p>
          </table:table-cell>
          <table:table-cell office:value-type="float" office:value="7200.008" calcext:value-type="float">
            <text:p>7200.0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37_9</text:p>
          </table:table-cell>
          <table:table-cell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  <table:table-cell office:value-type="float" office:value="31" calcext:value-type="float">
            <text:p>31</text:p>
          </table:table-cell>
          <table:table-cell office:value-type="float" office:value="0.244" calcext:value-type="float">
            <text:p>0.244</text:p>
          </table:table-cell>
          <table:table-cell office:value-type="float" office:value="7200.022" calcext:value-type="float">
            <text:p>7200.0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37_10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float" office:value="34" calcext:value-type="float">
            <text:p>34</text:p>
          </table:table-cell>
          <table:table-cell office:value-type="float" office:value="0.227" calcext:value-type="float">
            <text:p>0.227</text:p>
          </table:table-cell>
          <table:table-cell office:value-type="float" office:value="7200.009" calcext:value-type="float">
            <text:p>7200.0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38_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15.614" calcext:value-type="float">
            <text:p>15.6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38_2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38.996" calcext:value-type="float">
            <text:p>38.996</text:p>
          </table:table-cell>
          <table:table-cell office:value-type="float" office:value="0" calcext:value-type="float">
            <text:p>0</text:p>
          </table:table-cell>
          <table:table-cell office:value-type="float" office:value="2545.235" calcext:value-type="float">
            <text:p>2545.2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38_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324.724" calcext:value-type="float">
            <text:p>324.7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38_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207.606" calcext:value-type="float">
            <text:p>207.6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38_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28.99" calcext:value-type="float">
            <text:p>28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38_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14.714" calcext:value-type="float">
            <text:p>14.7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38_7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float" office:value="40" calcext:value-type="float">
            <text:p>40</text:p>
          </table:table-cell>
          <table:table-cell office:value-type="float" office:value="0.048" calcext:value-type="float">
            <text:p>0.048</text:p>
          </table:table-cell>
          <table:table-cell office:value-type="float" office:value="7200.008" calcext:value-type="float">
            <text:p>7200.0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38_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7.784" calcext:value-type="float">
            <text:p>7.7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38_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23.353" calcext:value-type="float">
            <text:p>23.3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38_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233.606" calcext:value-type="float">
            <text:p>233.6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39_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7.268" calcext:value-type="float">
            <text:p>7.2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39_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8.592" calcext:value-type="float">
            <text:p>8.5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39_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3.807" calcext:value-type="float">
            <text:p>3.8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39_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4.493" calcext:value-type="float">
            <text:p>4.4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39_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4.661" calcext:value-type="float">
            <text:p>4.6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39_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3.342" calcext:value-type="float">
            <text:p>3.3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39_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4.829" calcext:value-type="float">
            <text:p>4.8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39_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7.93" calcext:value-type="float">
            <text:p>7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39_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5.235" calcext:value-type="float">
            <text:p>5.2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39_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5.625" calcext:value-type="float">
            <text:p>5.6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40_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5.038" calcext:value-type="float">
            <text:p>5.0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40_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5.554" calcext:value-type="float">
            <text:p>5.5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40_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7.79" calcext:value-type="float">
            <text:p>7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40_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3.574" calcext:value-type="float">
            <text:p>3.5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40_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5.594" calcext:value-type="float">
            <text:p>5.5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40_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4.687" calcext:value-type="float">
            <text:p>4.6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40_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3.154" calcext:value-type="float">
            <text:p>3.1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40_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5.266" calcext:value-type="float">
            <text:p>5.2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40_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5.307" calcext:value-type="float">
            <text:p>5.3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40_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4.399" calcext:value-type="float">
            <text:p>4.3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41_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5835.218" calcext:value-type="float">
            <text:p>5835.2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41_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554.228" calcext:value-type="float">
            <text:p>4554.2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41_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38.902" calcext:value-type="float">
            <text:p>38.9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41_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668.548" calcext:value-type="float">
            <text:p>668.5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41_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36.72" calcext:value-type="float">
            <text:p>36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41_6</text:p>
          </table:table-cell>
          <table:table-cell office:value-type="float" office:value="5" calcext:value-type="float">
            <text:p>5</text:p>
          </table:table-cell>
          <table:table-cell office:value-type="float" office:value="51" calcext:value-type="float">
            <text:p>51</text:p>
          </table:table-cell>
          <table:table-cell office:value-type="float" office:value="37.317" calcext:value-type="float">
            <text:p>37.317</text:p>
          </table:table-cell>
          <table:table-cell office:value-type="float" office:value="0.268" calcext:value-type="float">
            <text:p>0.268</text:p>
          </table:table-cell>
          <table:table-cell office:value-type="float" office:value="7200.008" calcext:value-type="float">
            <text:p>7200.0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41_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00.585" calcext:value-type="float">
            <text:p>100.5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41_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508.654" calcext:value-type="float">
            <text:p>508.6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41_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2439.149" calcext:value-type="float">
            <text:p>2439.1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41_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31.45" calcext:value-type="float">
            <text:p>31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42_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0.68" calcext:value-type="float">
            <text:p>10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42_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5.194" calcext:value-type="float">
            <text:p>5.1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42_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2.648" calcext:value-type="float">
            <text:p>2.6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42_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2.711" calcext:value-type="float">
            <text:p>2.7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42_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3.322" calcext:value-type="float">
            <text:p>13.3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42_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5.363" calcext:value-type="float">
            <text:p>5.3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42_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2.782" calcext:value-type="float">
            <text:p>2.7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42_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4.993" calcext:value-type="float">
            <text:p>4.9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42_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4.304" calcext:value-type="float">
            <text:p>4.3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42_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8.671" calcext:value-type="float">
            <text:p>8.6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43_1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49.998" calcext:value-type="float">
            <text:p>49.998</text:p>
          </table:table-cell>
          <table:table-cell office:value-type="float" office:value="0" calcext:value-type="float">
            <text:p>0</text:p>
          </table:table-cell>
          <table:table-cell office:value-type="float" office:value="2.422" calcext:value-type="float">
            <text:p>2.4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43_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2.138" calcext:value-type="float">
            <text:p>2.1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43_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2.8" calcext:value-type="float">
            <text:p>2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43_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2.656" calcext:value-type="float">
            <text:p>2.6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43_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2.941" calcext:value-type="float">
            <text:p>2.9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43_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4.995" calcext:value-type="float">
            <text:p>4.9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43_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4.815" calcext:value-type="float">
            <text:p>4.8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43_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5.365" calcext:value-type="float">
            <text:p>5.3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43_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3.145" calcext:value-type="float">
            <text:p>3.1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43_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3.626" calcext:value-type="float">
            <text:p>3.6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44_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.862" calcext:value-type="float">
            <text:p>1.8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44_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2.491" calcext:value-type="float">
            <text:p>2.4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44_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3.104" calcext:value-type="float">
            <text:p>3.1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44_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2.997" calcext:value-type="float">
            <text:p>2.9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44_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4.638" calcext:value-type="float">
            <text:p>4.6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44_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2.695" calcext:value-type="float">
            <text:p>2.6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44_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2.072" calcext:value-type="float">
            <text:p>2.0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44_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3.474" calcext:value-type="float">
            <text:p>3.4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44_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3.377" calcext:value-type="float">
            <text:p>3.3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44_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1.906" calcext:value-type="float">
            <text:p>1.9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45_1</text:p>
          </table:table-cell>
          <table:table-cell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  <table:table-cell office:value-type="float" office:value="29" calcext:value-type="float">
            <text:p>29</text:p>
          </table:table-cell>
          <table:table-cell office:value-type="float" office:value="0.293" calcext:value-type="float">
            <text:p>0.293</text:p>
          </table:table-cell>
          <table:table-cell office:value-type="float" office:value="7200.013" calcext:value-type="float">
            <text:p>7200.0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45_2</text:p>
          </table:table-cell>
          <table:table-cell office:value-type="float" office:value="5" calcext:value-type="float">
            <text:p>5</text:p>
          </table:table-cell>
          <table:table-cell office:value-type="float" office:value="49" calcext:value-type="float">
            <text:p>49</text:p>
          </table:table-cell>
          <table:table-cell office:value-type="float" office:value="44" calcext:value-type="float">
            <text:p>44</text:p>
          </table:table-cell>
          <table:table-cell office:value-type="float" office:value="0.102" calcext:value-type="float">
            <text:p>0.102</text:p>
          </table:table-cell>
          <table:table-cell office:value-type="float" office:value="7200.01" calcext:value-type="float">
            <text:p>720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45_3</text:p>
          </table:table-cell>
          <table:table-cell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office:value-type="float" office:value="38.107" calcext:value-type="float">
            <text:p>38.107</text:p>
          </table:table-cell>
          <table:table-cell office:value-type="float" office:value="0.307" calcext:value-type="float">
            <text:p>0.307</text:p>
          </table:table-cell>
          <table:table-cell office:value-type="float" office:value="7200.029" calcext:value-type="float">
            <text:p>7200.0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45_4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30" calcext:value-type="float">
            <text:p>30</text:p>
          </table:table-cell>
          <table:table-cell office:value-type="float" office:value="0.231" calcext:value-type="float">
            <text:p>0.231</text:p>
          </table:table-cell>
          <table:table-cell office:value-type="float" office:value="7200.007" calcext:value-type="float">
            <text:p>7200.0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45_5</text:p>
          </table:table-cell>
          <table:table-cell office:value-type="float" office:value="5" calcext:value-type="float">
            <text:p>5</text:p>
          </table:table-cell>
          <table:table-cell office:value-type="float" office:value="48" calcext:value-type="float">
            <text:p>48</text:p>
          </table:table-cell>
          <table:table-cell office:value-type="float" office:value="42" calcext:value-type="float">
            <text:p>42</text:p>
          </table:table-cell>
          <table:table-cell office:value-type="float" office:value="0.125" calcext:value-type="float">
            <text:p>0.125</text:p>
          </table:table-cell>
          <table:table-cell office:value-type="float" office:value="7200.01" calcext:value-type="float">
            <text:p>720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45_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283.178" calcext:value-type="float">
            <text:p>283.1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45_7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26.004" calcext:value-type="float">
            <text:p>26.004</text:p>
          </table:table-cell>
          <table:table-cell office:value-type="float" office:value="0.316" calcext:value-type="float">
            <text:p>0.316</text:p>
          </table:table-cell>
          <table:table-cell office:value-type="float" office:value="7200.008" calcext:value-type="float">
            <text:p>7200.0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45_8</text:p>
          </table:table-cell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43" calcext:value-type="float">
            <text:p>43</text:p>
          </table:table-cell>
          <table:table-cell office:value-type="float" office:value="0.044" calcext:value-type="float">
            <text:p>0.044</text:p>
          </table:table-cell>
          <table:table-cell office:value-type="float" office:value="7200.007" calcext:value-type="float">
            <text:p>7200.0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45_9</text:p>
          </table:table-cell>
          <table:table-cell office:value-type="float" office:value="5" calcext:value-type="float">
            <text:p>5</text:p>
          </table:table-cell>
          <table:table-cell office:value-type="float" office:value="53" calcext:value-type="float">
            <text:p>53</text:p>
          </table:table-cell>
          <table:table-cell office:value-type="float" office:value="51" calcext:value-type="float">
            <text:p>51</text:p>
          </table:table-cell>
          <table:table-cell office:value-type="float" office:value="0.038" calcext:value-type="float">
            <text:p>0.038</text:p>
          </table:table-cell>
          <table:table-cell office:value-type="float" office:value="7200.008" calcext:value-type="float">
            <text:p>7200.0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45_10</text:p>
          </table:table-cell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0.222" calcext:value-type="float">
            <text:p>0.222</text:p>
          </table:table-cell>
          <table:table-cell office:value-type="float" office:value="7200.005" calcext:value-type="float">
            <text:p>7200.0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46_1</text:p>
          </table:table-cell>
          <table:table-cell office:value-type="float" office:value="5" calcext:value-type="float">
            <text:p>5</text:p>
          </table:table-cell>
          <table:table-cell office:value-type="float" office:value="46" calcext:value-type="float">
            <text:p>46</text:p>
          </table:table-cell>
          <table:table-cell office:value-type="float" office:value="45.999" calcext:value-type="float">
            <text:p>45.999</text:p>
          </table:table-cell>
          <table:table-cell office:value-type="float" office:value="0" calcext:value-type="float">
            <text:p>0</text:p>
          </table:table-cell>
          <table:table-cell office:value-type="float" office:value="973.419" calcext:value-type="float">
            <text:p>973.4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46_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33.263" calcext:value-type="float">
            <text:p>33.2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46_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284.045" calcext:value-type="float">
            <text:p>284.0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46_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266.361" calcext:value-type="float">
            <text:p>266.3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46_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22.526" calcext:value-type="float">
            <text:p>22.5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46_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83.507" calcext:value-type="float">
            <text:p>183.5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46_7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float" office:value="35.999" calcext:value-type="float">
            <text:p>35.999</text:p>
          </table:table-cell>
          <table:table-cell office:value-type="float" office:value="0" calcext:value-type="float">
            <text:p>0</text:p>
          </table:table-cell>
          <table:table-cell office:value-type="float" office:value="2586.23" calcext:value-type="float">
            <text:p>25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46_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45.257" calcext:value-type="float">
            <text:p>45.2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46_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7.94" calcext:value-type="float">
            <text:p>7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46_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6.599" calcext:value-type="float">
            <text:p>6.5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47_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5.674" calcext:value-type="float">
            <text:p>5.6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47_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5.324" calcext:value-type="float">
            <text:p>5.3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47_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4.157" calcext:value-type="float">
            <text:p>4.1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47_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8.902" calcext:value-type="float">
            <text:p>8.9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47_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7.993" calcext:value-type="float">
            <text:p>7.9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47_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6.538" calcext:value-type="float">
            <text:p>6.5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47_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4.587" calcext:value-type="float">
            <text:p>4.5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47_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4.993" calcext:value-type="float">
            <text:p>4.9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47_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7.751" calcext:value-type="float">
            <text:p>7.7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47_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89.27" calcext:value-type="float">
            <text:p>89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48_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6.187" calcext:value-type="float">
            <text:p>6.1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48_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5.219" calcext:value-type="float">
            <text:p>5.2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48_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2.787" calcext:value-type="float">
            <text:p>2.7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48_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5.829" calcext:value-type="float">
            <text:p>5.8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48_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3.582" calcext:value-type="float">
            <text:p>3.5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48_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4.794" calcext:value-type="float">
            <text:p>4.7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48_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2.449" calcext:value-type="float">
            <text:p>2.4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48_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4.033" calcext:value-type="float">
            <text:p>4.0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48_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4.995" calcext:value-type="float">
            <text:p>4.9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48_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6.39" calcext:value-type="float">
            <text:p>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49_1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0.184" calcext:value-type="float">
            <text:p>0.184</text:p>
          </table:table-cell>
          <table:table-cell office:value-type="float" office:value="7200.008" calcext:value-type="float">
            <text:p>7200.0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49_2</text:p>
          </table:table-cell>
          <table:table-cell office:value-type="float" office:value="5" calcext:value-type="float">
            <text:p>5</text:p>
          </table:table-cell>
          <table:table-cell office:value-type="float" office:value="56" calcext:value-type="float">
            <text:p>56</text:p>
          </table:table-cell>
          <table:table-cell office:value-type="float" office:value="46.9" calcext:value-type="float">
            <text:p>46.9</text:p>
          </table:table-cell>
          <table:table-cell office:value-type="float" office:value="0.163" calcext:value-type="float">
            <text:p>0.163</text:p>
          </table:table-cell>
          <table:table-cell office:value-type="float" office:value="7200.009" calcext:value-type="float">
            <text:p>7200.0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49_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122.572" calcext:value-type="float">
            <text:p>122.5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49_4</text:p>
          </table:table-cell>
          <table:table-cell office:value-type="float" office:value="5" calcext:value-type="float">
            <text:p>5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0.088" calcext:value-type="float">
            <text:p>0.088</text:p>
          </table:table-cell>
          <table:table-cell office:value-type="float" office:value="7200.007" calcext:value-type="float">
            <text:p>7200.0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49_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4.187" calcext:value-type="float">
            <text:p>4.1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49_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150.981" calcext:value-type="float">
            <text:p>150.9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49_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266.699" calcext:value-type="float">
            <text:p>266.6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49_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134.436" calcext:value-type="float">
            <text:p>134.4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49_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393.964" calcext:value-type="float">
            <text:p>393.9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49_10</text:p>
          </table:table-cell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0.111" calcext:value-type="float">
            <text:p>0.111</text:p>
          </table:table-cell>
          <table:table-cell office:value-type="float" office:value="7200.009" calcext:value-type="float">
            <text:p>7200.0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50_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81.233" calcext:value-type="float">
            <text:p>81.2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50_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6.21" calcext:value-type="float">
            <text:p>6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50_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8.609" calcext:value-type="float">
            <text:p>8.6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50_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33.113" calcext:value-type="float">
            <text:p>33.1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50_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6.015" calcext:value-type="float">
            <text:p>6.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50_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6.054" calcext:value-type="float">
            <text:p>6.0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50_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6.77" calcext:value-type="float">
            <text:p>1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50_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8.722" calcext:value-type="float">
            <text:p>8.7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50_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10.247" calcext:value-type="float">
            <text:p>10.2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50_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5.689" calcext:value-type="float">
            <text:p>5.6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51_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5.266" calcext:value-type="float">
            <text:p>5.2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51_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5.752" calcext:value-type="float">
            <text:p>5.7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51_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3.131" calcext:value-type="float">
            <text:p>3.1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51_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6.726" calcext:value-type="float">
            <text:p>6.7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51_5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float" office:value="43.998" calcext:value-type="float">
            <text:p>43.998</text:p>
          </table:table-cell>
          <table:table-cell office:value-type="float" office:value="0" calcext:value-type="float">
            <text:p>0</text:p>
          </table:table-cell>
          <table:table-cell office:value-type="float" office:value="4.084" calcext:value-type="float">
            <text:p>4.0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51_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4.083" calcext:value-type="float">
            <text:p>4.0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51_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5.716" calcext:value-type="float">
            <text:p>5.7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51_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7.839" calcext:value-type="float">
            <text:p>7.8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51_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6.205" calcext:value-type="float">
            <text:p>6.2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51_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5.844" calcext:value-type="float">
            <text:p>5.8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52_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3.235" calcext:value-type="float">
            <text:p>3.2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52_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5.489" calcext:value-type="float">
            <text:p>5.4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52_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3.057" calcext:value-type="float">
            <text:p>3.0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52_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3.907" calcext:value-type="float">
            <text:p>3.9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52_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3.596" calcext:value-type="float">
            <text:p>3.5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52_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3.833" calcext:value-type="float">
            <text:p>3.8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52_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5.061" calcext:value-type="float">
            <text:p>5.0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52_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3.56" calcext:value-type="float">
            <text:p>3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52_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5.423" calcext:value-type="float">
            <text:p>5.4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52_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3.868" calcext:value-type="float">
            <text:p>3.8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53_1</text:p>
          </table:table-cell>
          <table:table-cell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  <table:table-cell office:value-type="float" office:value="33" calcext:value-type="float">
            <text:p>33</text:p>
          </table:table-cell>
          <table:table-cell office:value-type="float" office:value="0.195" calcext:value-type="float">
            <text:p>0.195</text:p>
          </table:table-cell>
          <table:table-cell office:value-type="float" office:value="7200.008" calcext:value-type="float">
            <text:p>7200.0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53_2</text:p>
          </table:table-cell>
          <table:table-cell office:value-type="float" office:value="5" calcext:value-type="float">
            <text:p>5</text:p>
          </table:table-cell>
          <table:table-cell office:value-type="float" office:value="73" calcext:value-type="float">
            <text:p>73</text:p>
          </table:table-cell>
          <table:table-cell office:value-type="float" office:value="52" calcext:value-type="float">
            <text:p>52</text:p>
          </table:table-cell>
          <table:table-cell office:value-type="float" office:value="0.288" calcext:value-type="float">
            <text:p>0.288</text:p>
          </table:table-cell>
          <table:table-cell office:value-type="float" office:value="7200.012" calcext:value-type="float">
            <text:p>7200.0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53_3</text:p>
          </table:table-cell>
          <table:table-cell office:value-type="float" office:value="5" calcext:value-type="float">
            <text:p>5</text:p>
          </table:table-cell>
          <table:table-cell office:value-type="float" office:value="53" calcext:value-type="float">
            <text:p>53</text:p>
          </table:table-cell>
          <table:table-cell office:value-type="float" office:value="37.621" calcext:value-type="float">
            <text:p>37.621</text:p>
          </table:table-cell>
          <table:table-cell office:value-type="float" office:value="0.29" calcext:value-type="float">
            <text:p>0.29</text:p>
          </table:table-cell>
          <table:table-cell office:value-type="float" office:value="7200.008" calcext:value-type="float">
            <text:p>7200.0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53_4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float" office:value="28.387" calcext:value-type="float">
            <text:p>28.387</text:p>
          </table:table-cell>
          <table:table-cell office:value-type="float" office:value="0.324" calcext:value-type="float">
            <text:p>0.324</text:p>
          </table:table-cell>
          <table:table-cell office:value-type="float" office:value="7200.008" calcext:value-type="float">
            <text:p>7200.0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53_5</text:p>
          </table:table-cell>
          <table:table-cell office:value-type="float" office:value="5" calcext:value-type="float">
            <text:p>5</text:p>
          </table:table-cell>
          <table:table-cell office:value-type="float" office:value="47" calcext:value-type="float">
            <text:p>47</text:p>
          </table:table-cell>
          <table:table-cell office:value-type="float" office:value="35.442" calcext:value-type="float">
            <text:p>35.442</text:p>
          </table:table-cell>
          <table:table-cell office:value-type="float" office:value="0.246" calcext:value-type="float">
            <text:p>0.246</text:p>
          </table:table-cell>
          <table:table-cell office:value-type="float" office:value="7200.008" calcext:value-type="float">
            <text:p>7200.0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53_6</text:p>
          </table:table-cell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office:value-type="float" office:value="30" calcext:value-type="float">
            <text:p>30</text:p>
          </table:table-cell>
          <table:table-cell office:value-type="float" office:value="0.302" calcext:value-type="float">
            <text:p>0.302</text:p>
          </table:table-cell>
          <table:table-cell office:value-type="float" office:value="7200.005" calcext:value-type="float">
            <text:p>7200.0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53_7</text:p>
          </table:table-cell>
          <table:table-cell office:value-type="float" office:value="5" calcext:value-type="float">
            <text:p>5</text:p>
          </table:table-cell>
          <table:table-cell office:value-type="float" office:value="51" calcext:value-type="float">
            <text:p>51</text:p>
          </table:table-cell>
          <table:table-cell office:value-type="float" office:value="44" calcext:value-type="float">
            <text:p>44</text:p>
          </table:table-cell>
          <table:table-cell office:value-type="float" office:value="0.137" calcext:value-type="float">
            <text:p>0.137</text:p>
          </table:table-cell>
          <table:table-cell office:value-type="float" office:value="7200.01" calcext:value-type="float">
            <text:p>720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53_8</text:p>
          </table:table-cell>
          <table:table-cell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office:value-type="float" office:value="46" calcext:value-type="float">
            <text:p>46</text:p>
          </table:table-cell>
          <table:table-cell office:value-type="float" office:value="0.164" calcext:value-type="float">
            <text:p>0.164</text:p>
          </table:table-cell>
          <table:table-cell office:value-type="float" office:value="7200.008" calcext:value-type="float">
            <text:p>7200.0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53_9</text:p>
          </table:table-cell>
          <table:table-cell office:value-type="float" office:value="5" calcext:value-type="float">
            <text:p>5</text:p>
          </table:table-cell>
          <table:table-cell office:value-type="float" office:value="47" calcext:value-type="float">
            <text:p>47</text:p>
          </table:table-cell>
          <table:table-cell office:value-type="float" office:value="38" calcext:value-type="float">
            <text:p>38</text:p>
          </table:table-cell>
          <table:table-cell office:value-type="float" office:value="0.191" calcext:value-type="float">
            <text:p>0.191</text:p>
          </table:table-cell>
          <table:table-cell office:value-type="float" office:value="7200.008" calcext:value-type="float">
            <text:p>7200.0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53_10</text:p>
          </table:table-cell>
          <table:table-cell office:value-type="float" office:value="5" calcext:value-type="float">
            <text:p>5</text:p>
          </table:table-cell>
          <table:table-cell office:value-type="float" office:value="48" calcext:value-type="float">
            <text:p>48</text:p>
          </table:table-cell>
          <table:table-cell office:value-type="float" office:value="41" calcext:value-type="float">
            <text:p>41</text:p>
          </table:table-cell>
          <table:table-cell office:value-type="float" office:value="0.146" calcext:value-type="float">
            <text:p>0.146</text:p>
          </table:table-cell>
          <table:table-cell office:value-type="float" office:value="7200.01" calcext:value-type="float">
            <text:p>720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54_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8.86" calcext:value-type="float">
            <text:p>8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54_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9.416" calcext:value-type="float">
            <text:p>19.4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54_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129.958" calcext:value-type="float">
            <text:p>129.9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54_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27.068" calcext:value-type="float">
            <text:p>27.0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54_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167.741" calcext:value-type="float">
            <text:p>167.7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54_6</text:p>
          </table:table-cell>
          <table:table-cell office:value-type="float" office:value="5" calcext:value-type="float">
            <text:p>5</text:p>
          </table:table-cell>
          <table:table-cell office:value-type="float" office:value="47" calcext:value-type="float">
            <text:p>47</text:p>
          </table:table-cell>
          <table:table-cell office:value-type="float" office:value="46.999" calcext:value-type="float">
            <text:p>46.999</text:p>
          </table:table-cell>
          <table:table-cell office:value-type="float" office:value="0" calcext:value-type="float">
            <text:p>0</text:p>
          </table:table-cell>
          <table:table-cell office:value-type="float" office:value="6021.841" calcext:value-type="float">
            <text:p>6021.8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54_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10.551" calcext:value-type="float">
            <text:p>10.5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54_8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float" office:value="0.026" calcext:value-type="float">
            <text:p>0.026</text:p>
          </table:table-cell>
          <table:table-cell office:value-type="float" office:value="7200.011" calcext:value-type="float">
            <text:p>7200.0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54_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26.198" calcext:value-type="float">
            <text:p>26.1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54_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66.028" calcext:value-type="float">
            <text:p>66.0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55_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7.234" calcext:value-type="float">
            <text:p>7.2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55_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12.374" calcext:value-type="float">
            <text:p>12.3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55_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6.198" calcext:value-type="float">
            <text:p>6.1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55_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9.304" calcext:value-type="float">
            <text:p>9.3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55_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5.412" calcext:value-type="float">
            <text:p>5.4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55_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8.526" calcext:value-type="float">
            <text:p>8.5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55_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4.045" calcext:value-type="float">
            <text:p>4.0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55_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9.778" calcext:value-type="float">
            <text:p>9.7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55_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5.76" calcext:value-type="float">
            <text:p>5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55_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6.563" calcext:value-type="float">
            <text:p>6.5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56_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8.298" calcext:value-type="float">
            <text:p>8.2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56_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4.484" calcext:value-type="float">
            <text:p>4.4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56_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4.884" calcext:value-type="float">
            <text:p>4.8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56_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4.898" calcext:value-type="float">
            <text:p>4.8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56_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6.908" calcext:value-type="float">
            <text:p>6.9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56_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4.946" calcext:value-type="float">
            <text:p>4.9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56_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5.007" calcext:value-type="float">
            <text:p>5.0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56_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7.109" calcext:value-type="float">
            <text:p>7.1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56_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2.296" calcext:value-type="float">
            <text:p>2.2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56_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4.334" calcext:value-type="float">
            <text:p>4.3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57_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798.053" calcext:value-type="float">
            <text:p>798.0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57_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125.928" calcext:value-type="float">
            <text:p>125.9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57_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52.662" calcext:value-type="float">
            <text:p>52.6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57_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1539.227" calcext:value-type="float">
            <text:p>1539.2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57_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97.407" calcext:value-type="float">
            <text:p>97.4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57_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07.689" calcext:value-type="float">
            <text:p>107.6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57_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110.923" calcext:value-type="float">
            <text:p>110.9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57_8</text:p>
          </table:table-cell>
          <table:table-cell office:value-type="float" office:value="5" calcext:value-type="float">
            <text:p>5</text:p>
          </table:table-cell>
          <table:table-cell office:value-type="float" office:value="51" calcext:value-type="float">
            <text:p>51</text:p>
          </table:table-cell>
          <table:table-cell office:value-type="float" office:value="50" calcext:value-type="float">
            <text:p>50</text:p>
          </table:table-cell>
          <table:table-cell office:value-type="float" office:value="0.02" calcext:value-type="float">
            <text:p>0.02</text:p>
          </table:table-cell>
          <table:table-cell office:value-type="float" office:value="7200.007" calcext:value-type="float">
            <text:p>7200.0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57_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392.198" calcext:value-type="float">
            <text:p>392.1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57_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594.821" calcext:value-type="float">
            <text:p>594.8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58_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12.037" calcext:value-type="float">
            <text:p>12.0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58_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5.716" calcext:value-type="float">
            <text:p>5.7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58_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10.505" calcext:value-type="float">
            <text:p>10.5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58_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5.855" calcext:value-type="float">
            <text:p>5.8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58_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5.342" calcext:value-type="float">
            <text:p>15.3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58_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4.029" calcext:value-type="float">
            <text:p>4.0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58_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5.86" calcext:value-type="float">
            <text:p>5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58_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9.186" calcext:value-type="float">
            <text:p>9.1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58_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8.338" calcext:value-type="float">
            <text:p>8.3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58_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9.131" calcext:value-type="float">
            <text:p>9.1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59_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5.08" calcext:value-type="float">
            <text:p>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59_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2.349" calcext:value-type="float">
            <text:p>2.3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59_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5.488" calcext:value-type="float">
            <text:p>5.4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59_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2.133" calcext:value-type="float">
            <text:p>2.1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59_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5.614" calcext:value-type="float">
            <text:p>5.6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59_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4.509" calcext:value-type="float">
            <text:p>4.5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59_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4.693" calcext:value-type="float">
            <text:p>4.6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59_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6.185" calcext:value-type="float">
            <text:p>6.1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59_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7.493" calcext:value-type="float">
            <text:p>7.4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59_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4.293" calcext:value-type="float">
            <text:p>4.2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60_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4.177" calcext:value-type="float">
            <text:p>4.1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60_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1.944" calcext:value-type="float">
            <text:p>1.9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60_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6.032" calcext:value-type="float">
            <text:p>6.0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60_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3.667" calcext:value-type="float">
            <text:p>3.6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60_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5.032" calcext:value-type="float">
            <text:p>5.0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60_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2.788" calcext:value-type="float">
            <text:p>2.7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60_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6.324" calcext:value-type="float">
            <text:p>6.3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60_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.69" calcext:value-type="float">
            <text:p>2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60_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2.35" calcext:value-type="float">
            <text:p>2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60_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3.523" calcext:value-type="float">
            <text:p>3.5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61_1</text:p>
          </table:table-cell>
          <table:table-cell office:value-type="float" office:value="5" calcext:value-type="float">
            <text:p>5</text:p>
          </table:table-cell>
          <table:table-cell office:value-type="float" office:value="56" calcext:value-type="float">
            <text:p>56</text:p>
          </table:table-cell>
          <table:table-cell office:value-type="float" office:value="48" calcext:value-type="float">
            <text:p>48</text:p>
          </table:table-cell>
          <table:table-cell office:value-type="float" office:value="0.143" calcext:value-type="float">
            <text:p>0.143</text:p>
          </table:table-cell>
          <table:table-cell office:value-type="float" office:value="7200.008" calcext:value-type="float">
            <text:p>7200.0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61_2</text:p>
          </table:table-cell>
          <table:table-cell office:value-type="float" office:value="5" calcext:value-type="float">
            <text:p>5</text:p>
          </table:table-cell>
          <table:table-cell office:value-type="float" office:value="53" calcext:value-type="float">
            <text:p>53</text:p>
          </table:table-cell>
          <table:table-cell office:value-type="float" office:value="44.187" calcext:value-type="float">
            <text:p>44.187</text:p>
          </table:table-cell>
          <table:table-cell office:value-type="float" office:value="0.166" calcext:value-type="float">
            <text:p>0.166</text:p>
          </table:table-cell>
          <table:table-cell office:value-type="float" office:value="7200.009" calcext:value-type="float">
            <text:p>7200.0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61_3</text:p>
          </table:table-cell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0.222" calcext:value-type="float">
            <text:p>0.222</text:p>
          </table:table-cell>
          <table:table-cell office:value-type="float" office:value="7200.013" calcext:value-type="float">
            <text:p>7200.0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61_4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34" calcext:value-type="float">
            <text:p>34</text:p>
          </table:table-cell>
          <table:table-cell office:value-type="float" office:value="0.15" calcext:value-type="float">
            <text:p>0.15</text:p>
          </table:table-cell>
          <table:table-cell office:value-type="float" office:value="7200.008" calcext:value-type="float">
            <text:p>7200.0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61_5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float" office:value="28.038" calcext:value-type="float">
            <text:p>28.038</text:p>
          </table:table-cell>
          <table:table-cell office:value-type="float" office:value="0.221" calcext:value-type="float">
            <text:p>0.221</text:p>
          </table:table-cell>
          <table:table-cell office:value-type="float" office:value="7200.008" calcext:value-type="float">
            <text:p>7200.0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61_6</text:p>
          </table:table-cell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37" calcext:value-type="float">
            <text:p>37</text:p>
          </table:table-cell>
          <table:table-cell office:value-type="float" office:value="0.178" calcext:value-type="float">
            <text:p>0.178</text:p>
          </table:table-cell>
          <table:table-cell office:value-type="float" office:value="7200.013" calcext:value-type="float">
            <text:p>7200.0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61_7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40" calcext:value-type="float">
            <text:p>40</text:p>
          </table:table-cell>
          <table:table-cell office:value-type="float" office:value="0.231" calcext:value-type="float">
            <text:p>0.231</text:p>
          </table:table-cell>
          <table:table-cell office:value-type="float" office:value="7200.006" calcext:value-type="float">
            <text:p>7200.0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61_8</text:p>
          </table:table-cell>
          <table:table-cell office:value-type="float" office:value="5" calcext:value-type="float">
            <text:p>5</text:p>
          </table:table-cell>
          <table:table-cell office:value-type="float" office:value="47" calcext:value-type="float">
            <text:p>47</text:p>
          </table:table-cell>
          <table:table-cell office:value-type="float" office:value="40" calcext:value-type="float">
            <text:p>40</text:p>
          </table:table-cell>
          <table:table-cell office:value-type="float" office:value="0.149" calcext:value-type="float">
            <text:p>0.149</text:p>
          </table:table-cell>
          <table:table-cell office:value-type="float" office:value="7200.006" calcext:value-type="float">
            <text:p>7200.0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61_9</text:p>
          </table:table-cell>
          <table:table-cell office:value-type="float" office:value="5" calcext:value-type="float">
            <text:p>5</text:p>
          </table:table-cell>
          <table:table-cell office:value-type="float" office:value="47" calcext:value-type="float">
            <text:p>47</text:p>
          </table:table-cell>
          <table:table-cell office:value-type="float" office:value="40" calcext:value-type="float">
            <text:p>40</text:p>
          </table:table-cell>
          <table:table-cell office:value-type="float" office:value="0.149" calcext:value-type="float">
            <text:p>0.149</text:p>
          </table:table-cell>
          <table:table-cell office:value-type="float" office:value="7200.014" calcext:value-type="float">
            <text:p>7200.0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61_10</text:p>
          </table:table-cell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34" calcext:value-type="float">
            <text:p>34</text:p>
          </table:table-cell>
          <table:table-cell office:value-type="float" office:value="0.244" calcext:value-type="float">
            <text:p>0.244</text:p>
          </table:table-cell>
          <table:table-cell office:value-type="float" office:value="7200.008" calcext:value-type="float">
            <text:p>7200.0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62_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811.849" calcext:value-type="float">
            <text:p>1811.8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62_2</text:p>
          </table:table-cell>
          <table:table-cell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  <table:table-cell office:value-type="float" office:value="40.999" calcext:value-type="float">
            <text:p>40.999</text:p>
          </table:table-cell>
          <table:table-cell office:value-type="float" office:value="0" calcext:value-type="float">
            <text:p>0</text:p>
          </table:table-cell>
          <table:table-cell office:value-type="float" office:value="402.208" calcext:value-type="float">
            <text:p>402.2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62_3</text:p>
          </table:table-cell>
          <table:table-cell office:value-type="float" office:value="5" calcext:value-type="float">
            <text:p>5</text:p>
          </table:table-cell>
          <table:table-cell office:value-type="float" office:value="48" calcext:value-type="float">
            <text:p>48</text:p>
          </table:table-cell>
          <table:table-cell office:value-type="float" office:value="47" calcext:value-type="float">
            <text:p>47</text:p>
          </table:table-cell>
          <table:table-cell office:value-type="float" office:value="0.021" calcext:value-type="float">
            <text:p>0.021</text:p>
          </table:table-cell>
          <table:table-cell office:value-type="float" office:value="7200.008" calcext:value-type="float">
            <text:p>7200.0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62_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1248.87" calcext:value-type="float">
            <text:p>1248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62_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417.073" calcext:value-type="float">
            <text:p>417.0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62_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7.111" calcext:value-type="float">
            <text:p>17.1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62_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20.966" calcext:value-type="float">
            <text:p>20.9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62_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79.41" calcext:value-type="float">
            <text:p>79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62_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4387.99" calcext:value-type="float">
            <text:p>4387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62_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10.683" calcext:value-type="float">
            <text:p>10.6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63_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14.26" calcext:value-type="float">
            <text:p>14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63_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7.47" calcext:value-type="float">
            <text:p>7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63_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5.79" calcext:value-type="float">
            <text:p>5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63_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3.812" calcext:value-type="float">
            <text:p>3.8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63_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31.163" calcext:value-type="float">
            <text:p>31.1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63_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4.914" calcext:value-type="float">
            <text:p>4.9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63_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6.272" calcext:value-type="float">
            <text:p>6.2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63_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4.83" calcext:value-type="float">
            <text:p>4.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63_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30.641" calcext:value-type="float">
            <text:p>30.6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63_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8.903" calcext:value-type="float">
            <text:p>8.9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64_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4.263" calcext:value-type="float">
            <text:p>4.2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64_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3.941" calcext:value-type="float">
            <text:p>3.9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64_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4.414" calcext:value-type="float">
            <text:p>4.4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64_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5.722" calcext:value-type="float">
            <text:p>5.7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64_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6.489" calcext:value-type="float">
            <text:p>6.489</text:p>
          </table:table-cell>
          <table:table-cell/>
          <table:table-cell table:style-name="ce2" office:value-type="string" calcext:value-type="string">
            <text:p>total solved</text:p>
          </table:table-cell>
          <table:table-cell table:style-name="ce2" table:formula="of:=COUNTIF([.E20:.E555];0)" office:value-type="float" office:value="451" calcext:value-type="float">
            <text:p>45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2064_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4.802" calcext:value-type="float">
            <text:p>4.802</text:p>
          </table:table-cell>
          <table:table-cell/>
          <table:table-cell table:style-name="ce2" office:value-type="string" calcext:value-type="string">
            <text:p>avg. gap</text:p>
          </table:table-cell>
          <table:table-cell table:style-name="ce2" table:formula="of:=AVERAGEIF([.E20:.E555];&quot;&lt;&gt;*nan&quot;)" office:value-type="float" office:value="0.0293003731343284" calcext:value-type="float">
            <text:p>0.02930037313432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2064_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5.822" calcext:value-type="float">
            <text:p>5.822</text:p>
          </table:table-cell>
          <table:table-cell/>
          <table:table-cell table:style-name="ce2" office:value-type="string" calcext:value-type="string">
            <text:p>avg. non-opt gap</text:p>
          </table:table-cell>
          <table:table-cell table:style-name="ce2" table:formula="of:=AVERAGEIFS([.E20:.E555];[.E20:.E555];&quot;&lt;&gt;*nan&quot;;[.E20:.E555];&quot;&lt;&gt;0&quot;)" office:value-type="float" office:value="0.184764705882353" calcext:value-type="float">
            <text:p>0.18476470588235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2064_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6.578" calcext:value-type="float">
            <text:p>6.578</text:p>
          </table:table-cell>
          <table:table-cell/>
          <table:table-cell table:style-name="ce2" office:value-type="string" calcext:value-type="string">
            <text:p>avg. solve time</text:p>
          </table:table-cell>
          <table:table-cell table:style-name="ce2" table:formula="of:=AVERAGE([.F20:.F555])" office:value-type="float" office:value="1279.31665485075" calcext:value-type="float">
            <text:p>1279.31665485075</text:p>
          </table:table-cell>
          <table:table-cell table:style-name="ce2" office:value-type="string" calcext:value-type="string">
            <text:p>(incl. 7200 for instances not solved to optimality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j2064_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4.65" calcext:value-type="float">
            <text:p>4.65</text:p>
          </table:table-cell>
          <table:table-cell/>
          <table:table-cell table:style-name="ce2" office:value-type="string" calcext:value-type="string">
            <text:p>avg. opt solve time</text:p>
          </table:table-cell>
          <table:table-cell table:style-name="ce2" table:formula="of:=AVERAGEIF([.F20:.F555];&quot;&lt;7200&quot;)" office:value-type="float" office:value="163.443257206209" calcext:value-type="float">
            <text:p>163.44325720620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2064_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4.356" calcext:value-type="float">
            <text:p>4.356</text:p>
          </table:table-cell>
          <table:table-cell/>
          <table:table-cell table:style-name="ce2" office:value-type="string" calcext:value-type="string">
            <text:p>avg. opt objval</text:p>
          </table:table-cell>
          <table:table-cell table:style-name="ce2" table:formula="of:=AVERAGEIF([.E20:.E555];&quot;=0&quot;;[.C20:.C555])" office:value-type="float" office:value="37.6873614190687" calcext:value-type="float">
            <text:p>37.6873614190687</text:p>
          </table:table-cell>
          <table:table-cell table:number-columns-repeated="1015"/>
        </table:table-row>
        <table:table-row table:style-name="ro1" table:number-rows-repeated="104802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mpact_reformulation_results_10" table:style-name="ta3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018" table:default-cell-style-name="ce1"/>
        <table:table-row table:style-name="ro1">
          <table:table-cell office:value-type="string" calcext:value-type="string">
            <text:p>instance</text:p>
          </table:table-cell>
          <table:table-cell office:value-type="string" calcext:value-type="string">
            <text:p>Gamma</text:p>
          </table:table-cell>
          <table:table-cell office:value-type="string" calcext:value-type="string">
            <text:p>objval</text:p>
          </table:table-cell>
          <table:table-cell office:value-type="string" calcext:value-type="string">
            <text:p>objbound</text:p>
          </table:table-cell>
          <table:table-cell office:value-type="string" calcext:value-type="string">
            <text:p>gap</text:p>
          </table:table-cell>
          <table:table-cell office:value-type="string" calcext:value-type="string">
            <text:p>runtim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3_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1.484" calcext:value-type="float">
            <text:p>11.4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3_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0.48" calcext:value-type="float">
            <text:p>10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5_7</text:p>
          </table:table-cell>
          <table:table-cell office:value-type="float" office:value="10" calcext:value-type="float">
            <text:p>10</text:p>
          </table:table-cell>
          <table:table-cell office:value-type="float" office:value="51" calcext:value-type="float">
            <text:p>51</text:p>
          </table:table-cell>
          <table:table-cell office:value-type="float" office:value="41" calcext:value-type="float">
            <text:p>41</text:p>
          </table:table-cell>
          <table:table-cell office:value-type="float" office:value="0.196" calcext:value-type="float">
            <text:p>0.196</text:p>
          </table:table-cell>
          <table:table-cell office:value-type="float" office:value="7200.014" calcext:value-type="float">
            <text:p>7200.0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6_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528.872" calcext:value-type="float">
            <text:p>528.8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7_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21.416" calcext:value-type="float">
            <text:p>21.4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9_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509.194" calcext:value-type="float">
            <text:p>509.1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9_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932.028" calcext:value-type="float">
            <text:p>932.0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9_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1178.942" calcext:value-type="float">
            <text:p>1178.9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9_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1152.006" calcext:value-type="float">
            <text:p>1152.0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9_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134.228" calcext:value-type="float">
            <text:p>134.2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9_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544.871" calcext:value-type="float">
            <text:p>544.8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9_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21.718" calcext:value-type="float">
            <text:p>121.7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9_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21.743" calcext:value-type="float">
            <text:p>21.7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9_1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123.16" calcext:value-type="float">
            <text:p>123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10_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9.366" calcext:value-type="float">
            <text:p>19.3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10_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12.573" calcext:value-type="float">
            <text:p>12.5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10_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18.918" calcext:value-type="float">
            <text:p>18.9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10_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23.073" calcext:value-type="float">
            <text:p>23.0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10_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34.004" calcext:value-type="float">
            <text:p>34.0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10_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32.382" calcext:value-type="float">
            <text:p>32.3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10_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15.99" calcext:value-type="float">
            <text:p>15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10_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4.586" calcext:value-type="float">
            <text:p>14.5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10_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43.585" calcext:value-type="float">
            <text:p>43.5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10_1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10.021" calcext:value-type="float">
            <text:p>10.0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11_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10.792" calcext:value-type="float">
            <text:p>10.7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11_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6.855" calcext:value-type="float">
            <text:p>6.8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11_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9.534" calcext:value-type="float">
            <text:p>9.5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11_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47.577" calcext:value-type="float">
            <text:p>47.5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11_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13.047" calcext:value-type="float">
            <text:p>13.0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11_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56.295" calcext:value-type="float">
            <text:p>56.2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11_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29.843" calcext:value-type="float">
            <text:p>29.8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11_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7.969" calcext:value-type="float">
            <text:p>7.9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11_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1.063" calcext:value-type="float">
            <text:p>11.0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11_1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11.668" calcext:value-type="float">
            <text:p>11.6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12_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5.728" calcext:value-type="float">
            <text:p>5.7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12_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6.325" calcext:value-type="float">
            <text:p>6.3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12_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8.4" calcext:value-type="float">
            <text:p>8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12_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9.705" calcext:value-type="float">
            <text:p>9.7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12_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9.894" calcext:value-type="float">
            <text:p>9.8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12_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10.536" calcext:value-type="float">
            <text:p>10.5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12_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1.239" calcext:value-type="float">
            <text:p>11.2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12_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2.092" calcext:value-type="float">
            <text:p>12.0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12_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11.901" calcext:value-type="float">
            <text:p>11.9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12_1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1.044" calcext:value-type="float">
            <text:p>11.0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13_1</text:p>
          </table:table-cell>
          <table:table-cell office:value-type="float" office:value="10" calcext:value-type="float">
            <text:p>10</text:p>
          </table:table-cell>
          <table:table-cell office:value-type="float" office:value="38" calcext:value-type="float">
            <text:p>38</text:p>
          </table:table-cell>
          <table:table-cell office:value-type="float" office:value="30" calcext:value-type="float">
            <text:p>30</text:p>
          </table:table-cell>
          <table:table-cell office:value-type="float" office:value="0.211" calcext:value-type="float">
            <text:p>0.211</text:p>
          </table:table-cell>
          <table:table-cell office:value-type="float" office:value="7200.015" calcext:value-type="float">
            <text:p>7200.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13_2</text:p>
          </table:table-cell>
          <table:table-cell office:value-type="float" office:value="10" calcext:value-type="float">
            <text:p>10</text:p>
          </table:table-cell>
          <table:table-cell office:value-type="float" office:value="56" calcext:value-type="float">
            <text:p>56</text:p>
          </table:table-cell>
          <table:table-cell office:value-type="float" office:value="42" calcext:value-type="float">
            <text:p>42</text:p>
          </table:table-cell>
          <table:table-cell office:value-type="float" office:value="0.25" calcext:value-type="float">
            <text:p>0.25</text:p>
          </table:table-cell>
          <table:table-cell office:value-type="float" office:value="7200.004" calcext:value-type="float">
            <text:p>7200.0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13_3</text:p>
          </table:table-cell>
          <table:table-cell office:value-type="float" office:value="10" calcext:value-type="float">
            <text:p>10</text:p>
          </table:table-cell>
          <table:table-cell office:value-type="float" office:value="74" calcext:value-type="float">
            <text:p>74</text:p>
          </table:table-cell>
          <table:table-cell office:value-type="float" office:value="55" calcext:value-type="float">
            <text:p>55</text:p>
          </table:table-cell>
          <table:table-cell office:value-type="float" office:value="0.257" calcext:value-type="float">
            <text:p>0.257</text:p>
          </table:table-cell>
          <table:table-cell office:value-type="float" office:value="7200.003" calcext:value-type="float">
            <text:p>7200.0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13_4</text:p>
          </table:table-cell>
          <table:table-cell office:value-type="float" office:value="10" calcext:value-type="float">
            <text:p>10</text:p>
          </table:table-cell>
          <table:table-cell office:value-type="float" office:value="63" calcext:value-type="float">
            <text:p>63</text:p>
          </table:table-cell>
          <table:table-cell office:value-type="float" office:value="55" calcext:value-type="float">
            <text:p>55</text:p>
          </table:table-cell>
          <table:table-cell office:value-type="float" office:value="0.127" calcext:value-type="float">
            <text:p>0.127</text:p>
          </table:table-cell>
          <table:table-cell office:value-type="float" office:value="7200.015" calcext:value-type="float">
            <text:p>7200.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13_5</text:p>
          </table:table-cell>
          <table:table-cell office:value-type="float" office:value="10" calcext:value-type="float">
            <text:p>10</text:p>
          </table:table-cell>
          <table:table-cell office:value-type="float" office:value="52" calcext:value-type="float">
            <text:p>52</text:p>
          </table:table-cell>
          <table:table-cell office:value-type="float" office:value="36" calcext:value-type="float">
            <text:p>36</text:p>
          </table:table-cell>
          <table:table-cell office:value-type="float" office:value="0.308" calcext:value-type="float">
            <text:p>0.308</text:p>
          </table:table-cell>
          <table:table-cell office:value-type="float" office:value="7200.018" calcext:value-type="float">
            <text:p>7200.0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13_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52" calcext:value-type="float">
            <text:p>52</text:p>
          </table:table-cell>
          <table:table-cell office:value-type="float" office:value="0.103" calcext:value-type="float">
            <text:p>0.103</text:p>
          </table:table-cell>
          <table:table-cell office:value-type="float" office:value="7200.008" calcext:value-type="float">
            <text:p>7200.0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13_7</text:p>
          </table:table-cell>
          <table:table-cell office:value-type="float" office:value="10" calcext:value-type="float">
            <text:p>10</text:p>
          </table:table-cell>
          <table:table-cell office:value-type="float" office:value="57" calcext:value-type="float">
            <text:p>57</text:p>
          </table:table-cell>
          <table:table-cell office:value-type="float" office:value="34.567" calcext:value-type="float">
            <text:p>34.567</text:p>
          </table:table-cell>
          <table:table-cell office:value-type="float" office:value="0.394" calcext:value-type="float">
            <text:p>0.394</text:p>
          </table:table-cell>
          <table:table-cell office:value-type="float" office:value="7200.003" calcext:value-type="float">
            <text:p>7200.0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13_8</text:p>
          </table:table-cell>
          <table:table-cell office:value-type="float" office:value="10" calcext:value-type="float">
            <text:p>10</text:p>
          </table:table-cell>
          <table:table-cell office:value-type="float" office:value="51" calcext:value-type="float">
            <text:p>51</text:p>
          </table:table-cell>
          <table:table-cell office:value-type="float" office:value="36" calcext:value-type="float">
            <text:p>36</text:p>
          </table:table-cell>
          <table:table-cell office:value-type="float" office:value="0.294" calcext:value-type="float">
            <text:p>0.294</text:p>
          </table:table-cell>
          <table:table-cell office:value-type="float" office:value="7200.015" calcext:value-type="float">
            <text:p>7200.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13_9</text:p>
          </table:table-cell>
          <table:table-cell office:value-type="float" office:value="10" calcext:value-type="float">
            <text:p>10</text:p>
          </table:table-cell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office:value-type="float" office:value="0.339" calcext:value-type="float">
            <text:p>0.339</text:p>
          </table:table-cell>
          <table:table-cell office:value-type="float" office:value="7200.012" calcext:value-type="float">
            <text:p>7200.0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13_10</text:p>
          </table:table-cell>
          <table:table-cell office:value-type="float" office:value="10" calcext:value-type="float">
            <text:p>10</text:p>
          </table:table-cell>
          <table:table-cell office:value-type="float" office:value="63" calcext:value-type="float">
            <text:p>63</text:p>
          </table:table-cell>
          <table:table-cell office:value-type="float" office:value="44" calcext:value-type="float">
            <text:p>44</text:p>
          </table:table-cell>
          <table:table-cell office:value-type="float" office:value="0.302" calcext:value-type="float">
            <text:p>0.302</text:p>
          </table:table-cell>
          <table:table-cell office:value-type="float" office:value="7200.03" calcext:value-type="float">
            <text:p>7200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14_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958.432" calcext:value-type="float">
            <text:p>958.4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14_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156.573" calcext:value-type="float">
            <text:p>156.5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14_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314.789" calcext:value-type="float">
            <text:p>314.7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14_4</text:p>
          </table:table-cell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office:value-type="float" office:value="43" calcext:value-type="float">
            <text:p>43</text:p>
          </table:table-cell>
          <table:table-cell office:value-type="float" office:value="0.044" calcext:value-type="float">
            <text:p>0.044</text:p>
          </table:table-cell>
          <table:table-cell office:value-type="float" office:value="7200.022" calcext:value-type="float">
            <text:p>7200.0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14_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5109.921" calcext:value-type="float">
            <text:p>5109.9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14_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2974.554" calcext:value-type="float">
            <text:p>2974.5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14_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26.904" calcext:value-type="float">
            <text:p>26.9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14_8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37" calcext:value-type="float">
            <text:p>37</text:p>
          </table:table-cell>
          <table:table-cell office:value-type="float" office:value="0.098" calcext:value-type="float">
            <text:p>0.098</text:p>
          </table:table-cell>
          <table:table-cell office:value-type="float" office:value="7200.015" calcext:value-type="float">
            <text:p>7200.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14_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245.14" calcext:value-type="float">
            <text:p>245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14_10</text:p>
          </table:table-cell>
          <table:table-cell office:value-type="float" office:value="10" calcext:value-type="float">
            <text:p>10</text:p>
          </table:table-cell>
          <table:table-cell office:value-type="float" office:value="38" calcext:value-type="float">
            <text:p>38</text:p>
          </table:table-cell>
          <table:table-cell office:value-type="float" office:value="37.999" calcext:value-type="float">
            <text:p>37.999</text:p>
          </table:table-cell>
          <table:table-cell office:value-type="float" office:value="0" calcext:value-type="float">
            <text:p>0</text:p>
          </table:table-cell>
          <table:table-cell office:value-type="float" office:value="67.607" calcext:value-type="float">
            <text:p>67.6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15_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5.038" calcext:value-type="float">
            <text:p>15.0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15_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15.515" calcext:value-type="float">
            <text:p>15.5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15_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8.571" calcext:value-type="float">
            <text:p>18.5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15_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12.121" calcext:value-type="float">
            <text:p>12.1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15_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15.373" calcext:value-type="float">
            <text:p>15.3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15_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9.909" calcext:value-type="float">
            <text:p>9.9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15_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7.623" calcext:value-type="float">
            <text:p>7.6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15_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44.121" calcext:value-type="float">
            <text:p>44.1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15_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25.7" calcext:value-type="float">
            <text:p>25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15_1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11.763" calcext:value-type="float">
            <text:p>11.7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16_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10.108" calcext:value-type="float">
            <text:p>10.1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16_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11.358" calcext:value-type="float">
            <text:p>11.3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16_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8.521" calcext:value-type="float">
            <text:p>8.5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16_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12.17" calcext:value-type="float">
            <text:p>12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16_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21.767" calcext:value-type="float">
            <text:p>21.7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16_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13.409" calcext:value-type="float">
            <text:p>13.4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16_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7.725" calcext:value-type="float">
            <text:p>7.7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16_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13.402" calcext:value-type="float">
            <text:p>13.4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16_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1.589" calcext:value-type="float">
            <text:p>11.5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16_1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13.251" calcext:value-type="float">
            <text:p>13.2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17_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540.034" calcext:value-type="float">
            <text:p>540.0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17_2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45" calcext:value-type="float">
            <text:p>45</text:p>
          </table:table-cell>
          <table:table-cell office:value-type="float" office:value="0.224" calcext:value-type="float">
            <text:p>0.224</text:p>
          </table:table-cell>
          <table:table-cell office:value-type="float" office:value="7200.005" calcext:value-type="float">
            <text:p>7200.0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17_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93.784" calcext:value-type="float">
            <text:p>93.7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17_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566.971" calcext:value-type="float">
            <text:p>566.9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17_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342.913" calcext:value-type="float">
            <text:p>342.9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17_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1883.846" calcext:value-type="float">
            <text:p>1883.8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17_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210.361" calcext:value-type="float">
            <text:p>210.3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17_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45.563" calcext:value-type="float">
            <text:p>45.5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17_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648.513" calcext:value-type="float">
            <text:p>648.5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17_1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1923.007" calcext:value-type="float">
            <text:p>1923.0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18_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0.958" calcext:value-type="float">
            <text:p>10.9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18_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10.454" calcext:value-type="float">
            <text:p>10.4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18_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42.04" calcext:value-type="float">
            <text:p>42.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18_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112.303" calcext:value-type="float">
            <text:p>112.3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18_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19.953" calcext:value-type="float">
            <text:p>19.9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18_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15.085" calcext:value-type="float">
            <text:p>15.0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18_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2.788" calcext:value-type="float">
            <text:p>12.7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18_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12.065" calcext:value-type="float">
            <text:p>12.0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18_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12.322" calcext:value-type="float">
            <text:p>12.3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18_1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4.163" calcext:value-type="float">
            <text:p>14.1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19_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4.763" calcext:value-type="float">
            <text:p>14.7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19_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14.866" calcext:value-type="float">
            <text:p>14.8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19_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15.525" calcext:value-type="float">
            <text:p>15.5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19_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0.798" calcext:value-type="float">
            <text:p>10.7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19_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13.08" calcext:value-type="float">
            <text:p>1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19_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14.671" calcext:value-type="float">
            <text:p>14.6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19_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11.868" calcext:value-type="float">
            <text:p>11.8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19_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10.538" calcext:value-type="float">
            <text:p>10.5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19_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1.647" calcext:value-type="float">
            <text:p>11.6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19_1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59.715" calcext:value-type="float">
            <text:p>59.7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20_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8.887" calcext:value-type="float">
            <text:p>8.8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20_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0.884" calcext:value-type="float">
            <text:p>10.8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20_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6.77" calcext:value-type="float">
            <text:p>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20_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9.378" calcext:value-type="float">
            <text:p>9.3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20_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1.039" calcext:value-type="float">
            <text:p>11.0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20_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9.555" calcext:value-type="float">
            <text:p>9.5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20_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5.671" calcext:value-type="float">
            <text:p>5.6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20_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2.133" calcext:value-type="float">
            <text:p>12.1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20_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11.1" calcext:value-type="float">
            <text:p>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20_1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15.795" calcext:value-type="float">
            <text:p>15.7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21_1</text:p>
          </table:table-cell>
          <table:table-cell office:value-type="float" office:value="10" calcext:value-type="float">
            <text:p>10</text:p>
          </table:table-cell>
          <table:table-cell office:value-type="float" office:value="51" calcext:value-type="float">
            <text:p>51</text:p>
          </table:table-cell>
          <table:table-cell office:value-type="float" office:value="43" calcext:value-type="float">
            <text:p>43</text:p>
          </table:table-cell>
          <table:table-cell office:value-type="float" office:value="0.157" calcext:value-type="float">
            <text:p>0.157</text:p>
          </table:table-cell>
          <table:table-cell office:value-type="float" office:value="7200.003" calcext:value-type="float">
            <text:p>7200.0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21_2</text:p>
          </table:table-cell>
          <table:table-cell office:value-type="float" office:value="10" calcext:value-type="float">
            <text:p>10</text:p>
          </table:table-cell>
          <table:table-cell office:value-type="float" office:value="73" calcext:value-type="float">
            <text:p>73</text:p>
          </table:table-cell>
          <table:table-cell office:value-type="float" office:value="57" calcext:value-type="float">
            <text:p>57</text:p>
          </table:table-cell>
          <table:table-cell office:value-type="float" office:value="0.219" calcext:value-type="float">
            <text:p>0.219</text:p>
          </table:table-cell>
          <table:table-cell office:value-type="float" office:value="7200.003" calcext:value-type="float">
            <text:p>7200.0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21_3</text:p>
          </table:table-cell>
          <table:table-cell office:value-type="float" office:value="10" calcext:value-type="float">
            <text:p>10</text:p>
          </table:table-cell>
          <table:table-cell office:value-type="float" office:value="52" calcext:value-type="float">
            <text:p>52</text:p>
          </table:table-cell>
          <table:table-cell office:value-type="float" office:value="50" calcext:value-type="float">
            <text:p>50</text:p>
          </table:table-cell>
          <table:table-cell office:value-type="float" office:value="0.038" calcext:value-type="float">
            <text:p>0.038</text:p>
          </table:table-cell>
          <table:table-cell office:value-type="float" office:value="7200.013" calcext:value-type="float">
            <text:p>7200.0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21_4</text:p>
          </table:table-cell>
          <table:table-cell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office:value-type="float" office:value="56" calcext:value-type="float">
            <text:p>56</text:p>
          </table:table-cell>
          <table:table-cell office:value-type="float" office:value="0.125" calcext:value-type="float">
            <text:p>0.125</text:p>
          </table:table-cell>
          <table:table-cell office:value-type="float" office:value="7200.014" calcext:value-type="float">
            <text:p>7200.0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21_5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office:value-type="float" office:value="0.08" calcext:value-type="float">
            <text:p>0.08</text:p>
          </table:table-cell>
          <table:table-cell office:value-type="float" office:value="7200.015" calcext:value-type="float">
            <text:p>7200.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21_6</text:p>
          </table:table-cell>
          <table:table-cell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  <table:table-cell office:value-type="float" office:value="34" calcext:value-type="float">
            <text:p>34</text:p>
          </table:table-cell>
          <table:table-cell office:value-type="float" office:value="0.128" calcext:value-type="float">
            <text:p>0.128</text:p>
          </table:table-cell>
          <table:table-cell office:value-type="float" office:value="7200.013" calcext:value-type="float">
            <text:p>7200.0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21_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42" calcext:value-type="float">
            <text:p>42</text:p>
          </table:table-cell>
          <table:table-cell office:value-type="float" office:value="0.16" calcext:value-type="float">
            <text:p>0.16</text:p>
          </table:table-cell>
          <table:table-cell office:value-type="float" office:value="7200.005" calcext:value-type="float">
            <text:p>7200.0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21_8</text:p>
          </table:table-cell>
          <table:table-cell office:value-type="float" office:value="10" calcext:value-type="float">
            <text:p>10</text:p>
          </table:table-cell>
          <table:table-cell office:value-type="float" office:value="57" calcext:value-type="float">
            <text:p>57</text:p>
          </table:table-cell>
          <table:table-cell office:value-type="float" office:value="42" calcext:value-type="float">
            <text:p>42</text:p>
          </table:table-cell>
          <table:table-cell office:value-type="float" office:value="0.263" calcext:value-type="float">
            <text:p>0.263</text:p>
          </table:table-cell>
          <table:table-cell office:value-type="float" office:value="7200.011" calcext:value-type="float">
            <text:p>7200.0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21_9</text:p>
          </table:table-cell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office:value-type="float" office:value="42.889" calcext:value-type="float">
            <text:p>42.889</text:p>
          </table:table-cell>
          <table:table-cell office:value-type="float" office:value="0.206" calcext:value-type="float">
            <text:p>0.206</text:p>
          </table:table-cell>
          <table:table-cell office:value-type="float" office:value="7200.003" calcext:value-type="float">
            <text:p>7200.0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21_10</text:p>
          </table:table-cell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  <table:table-cell office:value-type="float" office:value="32" calcext:value-type="float">
            <text:p>32</text:p>
          </table:table-cell>
          <table:table-cell office:value-type="float" office:value="0.333" calcext:value-type="float">
            <text:p>0.333</text:p>
          </table:table-cell>
          <table:table-cell office:value-type="float" office:value="7200.003" calcext:value-type="float">
            <text:p>7200.0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22_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15.5" calcext:value-type="float">
            <text:p>15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22_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85.783" calcext:value-type="float">
            <text:p>85.7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22_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2339.055" calcext:value-type="float">
            <text:p>2339.0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22_4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office:value-type="float" office:value="0.049" calcext:value-type="float">
            <text:p>0.049</text:p>
          </table:table-cell>
          <table:table-cell office:value-type="float" office:value="7200.016" calcext:value-type="float">
            <text:p>7200.0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22_5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32" calcext:value-type="float">
            <text:p>32</text:p>
          </table:table-cell>
          <table:table-cell office:value-type="float" office:value="0.135" calcext:value-type="float">
            <text:p>0.135</text:p>
          </table:table-cell>
          <table:table-cell office:value-type="float" office:value="7200.024" calcext:value-type="float">
            <text:p>7200.0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22_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16.722" calcext:value-type="float">
            <text:p>16.7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22_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1686.009" calcext:value-type="float">
            <text:p>1686.0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22_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613.915" calcext:value-type="float">
            <text:p>613.9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22_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129.063" calcext:value-type="float">
            <text:p>129.0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22_1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16.646" calcext:value-type="float">
            <text:p>16.6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23_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26.513" calcext:value-type="float">
            <text:p>26.5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23_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23.897" calcext:value-type="float">
            <text:p>23.8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23_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4.148" calcext:value-type="float">
            <text:p>14.1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23_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3.277" calcext:value-type="float">
            <text:p>13.2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23_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15.546" calcext:value-type="float">
            <text:p>15.5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23_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58.301" calcext:value-type="float">
            <text:p>58.3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23_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7.966" calcext:value-type="float">
            <text:p>17.9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23_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5.421" calcext:value-type="float">
            <text:p>15.4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23_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35.788" calcext:value-type="float">
            <text:p>135.7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23_1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13.152" calcext:value-type="float">
            <text:p>13.1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24_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10.509" calcext:value-type="float">
            <text:p>10.5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24_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4.175" calcext:value-type="float">
            <text:p>14.1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24_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9.227" calcext:value-type="float">
            <text:p>9.2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24_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9.635" calcext:value-type="float">
            <text:p>9.6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24_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9.91" calcext:value-type="float">
            <text:p>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24_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2.754" calcext:value-type="float">
            <text:p>12.7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24_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7.571" calcext:value-type="float">
            <text:p>7.5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24_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7.781" calcext:value-type="float">
            <text:p>7.7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24_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10.543" calcext:value-type="float">
            <text:p>10.5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24_1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9.292" calcext:value-type="float">
            <text:p>9.2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25_1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54" calcext:value-type="float">
            <text:p>54</text:p>
          </table:table-cell>
          <table:table-cell office:value-type="float" office:value="0.1" calcext:value-type="float">
            <text:p>0.1</text:p>
          </table:table-cell>
          <table:table-cell office:value-type="float" office:value="7200.021" calcext:value-type="float">
            <text:p>7200.0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25_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64.649" calcext:value-type="float">
            <text:p>164.6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25_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419.233" calcext:value-type="float">
            <text:p>419.2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25_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1578.908" calcext:value-type="float">
            <text:p>1578.9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25_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433.5" calcext:value-type="float">
            <text:p>433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25_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4.534" calcext:value-type="float">
            <text:p>14.5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25_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241.626" calcext:value-type="float">
            <text:p>241.6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25_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91.082" calcext:value-type="float">
            <text:p>191.0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25_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545.635" calcext:value-type="float">
            <text:p>545.6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25_1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2862.016" calcext:value-type="float">
            <text:p>2862.0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26_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18.042" calcext:value-type="float">
            <text:p>18.0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26_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41.951" calcext:value-type="float">
            <text:p>41.9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26_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17.884" calcext:value-type="float">
            <text:p>17.8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26_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52.976" calcext:value-type="float">
            <text:p>52.9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26_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14.842" calcext:value-type="float">
            <text:p>14.8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26_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112.477" calcext:value-type="float">
            <text:p>112.4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26_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54.496" calcext:value-type="float">
            <text:p>54.4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26_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50.175" calcext:value-type="float">
            <text:p>50.1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26_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43.312" calcext:value-type="float">
            <text:p>43.3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26_1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340.235" calcext:value-type="float">
            <text:p>1340.2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27_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1.762" calcext:value-type="float">
            <text:p>11.7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27_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9.413" calcext:value-type="float">
            <text:p>9.4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27_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13.485" calcext:value-type="float">
            <text:p>13.4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27_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11.58" calcext:value-type="float">
            <text:p>11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27_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9.587" calcext:value-type="float">
            <text:p>9.5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27_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12.812" calcext:value-type="float">
            <text:p>12.8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27_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10.438" calcext:value-type="float">
            <text:p>10.4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27_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12.877" calcext:value-type="float">
            <text:p>12.8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27_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9.445" calcext:value-type="float">
            <text:p>9.4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27_1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7.69" calcext:value-type="float">
            <text:p>7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28_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9.645" calcext:value-type="float">
            <text:p>9.6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28_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10.498" calcext:value-type="float">
            <text:p>10.4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28_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1.885" calcext:value-type="float">
            <text:p>11.8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28_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11.645" calcext:value-type="float">
            <text:p>11.6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28_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13.167" calcext:value-type="float">
            <text:p>13.1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28_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7.2" calcext:value-type="float">
            <text:p>7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28_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5.2" calcext:value-type="float">
            <text:p>5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28_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4.142" calcext:value-type="float">
            <text:p>14.1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28_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6.086" calcext:value-type="float">
            <text:p>6.0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28_1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8.025" calcext:value-type="float">
            <text:p>8.0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29_1</text:p>
          </table:table-cell>
          <table:table-cell office:value-type="float" office:value="10" calcext:value-type="float">
            <text:p>10</text:p>
          </table:table-cell>
          <table:table-cell office:value-type="float" office:value="59" calcext:value-type="float">
            <text:p>59</text:p>
          </table:table-cell>
          <table:table-cell office:value-type="float" office:value="41.094" calcext:value-type="float">
            <text:p>41.094</text:p>
          </table:table-cell>
          <table:table-cell office:value-type="float" office:value="0.303" calcext:value-type="float">
            <text:p>0.303</text:p>
          </table:table-cell>
          <table:table-cell office:value-type="float" office:value="7200.021" calcext:value-type="float">
            <text:p>7200.0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29_2</text:p>
          </table:table-cell>
          <table:table-cell office:value-type="float" office:value="10" calcext:value-type="float">
            <text:p>10</text:p>
          </table:table-cell>
          <table:table-cell office:value-type="float" office:value="43" calcext:value-type="float">
            <text:p>43</text:p>
          </table:table-cell>
          <table:table-cell office:value-type="float" office:value="36" calcext:value-type="float">
            <text:p>36</text:p>
          </table:table-cell>
          <table:table-cell office:value-type="float" office:value="0.163" calcext:value-type="float">
            <text:p>0.163</text:p>
          </table:table-cell>
          <table:table-cell office:value-type="float" office:value="7200.004" calcext:value-type="float">
            <text:p>7200.0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29_3</text:p>
          </table:table-cell>
          <table:table-cell office:value-type="float" office:value="10" calcext:value-type="float">
            <text:p>10</text:p>
          </table:table-cell>
          <table:table-cell office:value-type="float" office:value="56" calcext:value-type="float">
            <text:p>56</text:p>
          </table:table-cell>
          <table:table-cell office:value-type="float" office:value="44" calcext:value-type="float">
            <text:p>44</text:p>
          </table:table-cell>
          <table:table-cell office:value-type="float" office:value="0.214" calcext:value-type="float">
            <text:p>0.214</text:p>
          </table:table-cell>
          <table:table-cell office:value-type="float" office:value="7200.044" calcext:value-type="float">
            <text:p>7200.0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29_4</text:p>
          </table:table-cell>
          <table:table-cell office:value-type="float" office:value="10" calcext:value-type="float">
            <text:p>10</text:p>
          </table:table-cell>
          <table:table-cell office:value-type="float" office:value="53" calcext:value-type="float">
            <text:p>53</text:p>
          </table:table-cell>
          <table:table-cell office:value-type="float" office:value="34" calcext:value-type="float">
            <text:p>34</text:p>
          </table:table-cell>
          <table:table-cell office:value-type="float" office:value="0.358" calcext:value-type="float">
            <text:p>0.358</text:p>
          </table:table-cell>
          <table:table-cell office:value-type="float" office:value="7200.017" calcext:value-type="float">
            <text:p>7200.0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29_5</text:p>
          </table:table-cell>
          <table:table-cell office:value-type="float" office:value="10" calcext:value-type="float">
            <text:p>10</text:p>
          </table:table-cell>
          <table:table-cell office:value-type="float" office:value="44" calcext:value-type="float">
            <text:p>44</text:p>
          </table:table-cell>
          <table:table-cell office:value-type="float" office:value="31" calcext:value-type="float">
            <text:p>31</text:p>
          </table:table-cell>
          <table:table-cell office:value-type="float" office:value="0.295" calcext:value-type="float">
            <text:p>0.295</text:p>
          </table:table-cell>
          <table:table-cell office:value-type="float" office:value="7200.004" calcext:value-type="float">
            <text:p>7200.0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29_6</text:p>
          </table:table-cell>
          <table:table-cell office:value-type="float" office:value="10" calcext:value-type="float">
            <text:p>10</text:p>
          </table:table-cell>
          <table:table-cell office:value-type="float" office:value="62" calcext:value-type="float">
            <text:p>62</text:p>
          </table:table-cell>
          <table:table-cell office:value-type="float" office:value="43" calcext:value-type="float">
            <text:p>43</text:p>
          </table:table-cell>
          <table:table-cell office:value-type="float" office:value="0.306" calcext:value-type="float">
            <text:p>0.306</text:p>
          </table:table-cell>
          <table:table-cell office:value-type="float" office:value="7200.003" calcext:value-type="float">
            <text:p>7200.0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29_7</text:p>
          </table:table-cell>
          <table:table-cell office:value-type="float" office:value="10" calcext:value-type="float">
            <text:p>10</text:p>
          </table:table-cell>
          <table:table-cell office:value-type="float" office:value="67" calcext:value-type="float">
            <text:p>67</text:p>
          </table:table-cell>
          <table:table-cell office:value-type="float" office:value="42" calcext:value-type="float">
            <text:p>42</text:p>
          </table:table-cell>
          <table:table-cell office:value-type="float" office:value="0.373" calcext:value-type="float">
            <text:p>0.373</text:p>
          </table:table-cell>
          <table:table-cell office:value-type="float" office:value="7200.013" calcext:value-type="float">
            <text:p>7200.0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29_8</text:p>
          </table:table-cell>
          <table:table-cell office:value-type="float" office:value="10" calcext:value-type="float">
            <text:p>10</text:p>
          </table:table-cell>
          <table:table-cell office:value-type="float" office:value="47" calcext:value-type="float">
            <text:p>47</text:p>
          </table:table-cell>
          <table:table-cell office:value-type="float" office:value="33.667" calcext:value-type="float">
            <text:p>33.667</text:p>
          </table:table-cell>
          <table:table-cell office:value-type="float" office:value="0.284" calcext:value-type="float">
            <text:p>0.284</text:p>
          </table:table-cell>
          <table:table-cell office:value-type="float" office:value="7200.02" calcext:value-type="float">
            <text:p>7200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29_9</text:p>
          </table:table-cell>
          <table:table-cell office:value-type="float" office:value="10" calcext:value-type="float">
            <text:p>10</text:p>
          </table:table-cell>
          <table:table-cell office:value-type="float" office:value="63" calcext:value-type="float">
            <text:p>63</text:p>
          </table:table-cell>
          <table:table-cell office:value-type="float" office:value="39" calcext:value-type="float">
            <text:p>39</text:p>
          </table:table-cell>
          <table:table-cell office:value-type="float" office:value="0.381" calcext:value-type="float">
            <text:p>0.381</text:p>
          </table:table-cell>
          <table:table-cell office:value-type="float" office:value="7200.007" calcext:value-type="float">
            <text:p>7200.0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29_10</text:p>
          </table:table-cell>
          <table:table-cell office:value-type="float" office:value="10" calcext:value-type="float">
            <text:p>10</text:p>
          </table:table-cell>
          <table:table-cell office:value-type="float" office:value="52" calcext:value-type="float">
            <text:p>52</text:p>
          </table:table-cell>
          <table:table-cell office:value-type="float" office:value="36.131" calcext:value-type="float">
            <text:p>36.131</text:p>
          </table:table-cell>
          <table:table-cell office:value-type="float" office:value="0.305" calcext:value-type="float">
            <text:p>0.305</text:p>
          </table:table-cell>
          <table:table-cell office:value-type="float" office:value="7200.016" calcext:value-type="float">
            <text:p>7200.0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30_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61.719" calcext:value-type="float">
            <text:p>61.7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30_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3860.019" calcext:value-type="float">
            <text:p>3860.0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30_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1843.895" calcext:value-type="float">
            <text:p>1843.8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30_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455.799" calcext:value-type="float">
            <text:p>455.7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30_5</text:p>
          </table:table-cell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office:value-type="float" office:value="38" calcext:value-type="float">
            <text:p>38</text:p>
          </table:table-cell>
          <table:table-cell office:value-type="float" office:value="0.095" calcext:value-type="float">
            <text:p>0.095</text:p>
          </table:table-cell>
          <table:table-cell office:value-type="float" office:value="7200.014" calcext:value-type="float">
            <text:p>7200.0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30_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76.798" calcext:value-type="float">
            <text:p>76.7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30_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209.498" calcext:value-type="float">
            <text:p>209.4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30_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386.404" calcext:value-type="float">
            <text:p>386.4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30_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371.257" calcext:value-type="float">
            <text:p>371.2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30_1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252.796" calcext:value-type="float">
            <text:p>252.7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31_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6.133" calcext:value-type="float">
            <text:p>16.1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31_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242.873" calcext:value-type="float">
            <text:p>242.8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31_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40.803" calcext:value-type="float">
            <text:p>40.8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31_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45.423" calcext:value-type="float">
            <text:p>45.4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31_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2.697" calcext:value-type="float">
            <text:p>12.6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31_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32.577" calcext:value-type="float">
            <text:p>32.5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31_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793.665" calcext:value-type="float">
            <text:p>793.6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31_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24.832" calcext:value-type="float">
            <text:p>24.8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31_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49.856" calcext:value-type="float">
            <text:p>49.8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31_1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54.593" calcext:value-type="float">
            <text:p>54.5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32_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18.494" calcext:value-type="float">
            <text:p>18.4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32_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3.819" calcext:value-type="float">
            <text:p>13.8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32_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12.502" calcext:value-type="float">
            <text:p>12.5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32_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3.45" calcext:value-type="float">
            <text:p>13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32_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13.762" calcext:value-type="float">
            <text:p>13.7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32_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10.821" calcext:value-type="float">
            <text:p>10.8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32_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3.242" calcext:value-type="float">
            <text:p>13.2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32_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9.385" calcext:value-type="float">
            <text:p>9.3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32_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10.478" calcext:value-type="float">
            <text:p>10.4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32_1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8.161" calcext:value-type="float">
            <text:p>8.1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33_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523.376" calcext:value-type="float">
            <text:p>523.3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33_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611.011" calcext:value-type="float">
            <text:p>611.0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33_3</text:p>
          </table:table-cell>
          <table:table-cell office:value-type="float" office:value="10" calcext:value-type="float">
            <text:p>10</text:p>
          </table:table-cell>
          <table:table-cell office:value-type="float" office:value="67" calcext:value-type="float">
            <text:p>67</text:p>
          </table:table-cell>
          <table:table-cell office:value-type="float" office:value="36" calcext:value-type="float">
            <text:p>36</text:p>
          </table:table-cell>
          <table:table-cell office:value-type="float" office:value="0.463" calcext:value-type="float">
            <text:p>0.463</text:p>
          </table:table-cell>
          <table:table-cell office:value-type="float" office:value="7200.016" calcext:value-type="float">
            <text:p>7200.0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33_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496.731" calcext:value-type="float">
            <text:p>496.7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33_5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59" calcext:value-type="float">
            <text:p>59</text:p>
          </table:table-cell>
          <table:table-cell office:value-type="float" office:value="0.157" calcext:value-type="float">
            <text:p>0.157</text:p>
          </table:table-cell>
          <table:table-cell office:value-type="float" office:value="7200.018" calcext:value-type="float">
            <text:p>7200.0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33_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776.458" calcext:value-type="float">
            <text:p>776.4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33_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3.505" calcext:value-type="float">
            <text:p>43.5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33_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1418.526" calcext:value-type="float">
            <text:p>1418.5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33_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47.384" calcext:value-type="float">
            <text:p>47.3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33_10</text:p>
          </table:table-cell>
          <table:table-cell office:value-type="float" office:value="10" calcext:value-type="float">
            <text:p>10</text:p>
          </table:table-cell>
          <table:table-cell office:value-type="float" office:value="62" calcext:value-type="float">
            <text:p>62</text:p>
          </table:table-cell>
          <table:table-cell office:value-type="float" office:value="52" calcext:value-type="float">
            <text:p>52</text:p>
          </table:table-cell>
          <table:table-cell office:value-type="float" office:value="0.161" calcext:value-type="float">
            <text:p>0.161</text:p>
          </table:table-cell>
          <table:table-cell office:value-type="float" office:value="7200.003" calcext:value-type="float">
            <text:p>7200.0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34_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13.743" calcext:value-type="float">
            <text:p>13.7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34_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46.456" calcext:value-type="float">
            <text:p>46.4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34_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73.828" calcext:value-type="float">
            <text:p>73.8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34_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25.886" calcext:value-type="float">
            <text:p>25.8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34_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67.675" calcext:value-type="float">
            <text:p>67.6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34_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14.956" calcext:value-type="float">
            <text:p>14.9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34_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14.134" calcext:value-type="float">
            <text:p>14.1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34_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6.538" calcext:value-type="float">
            <text:p>16.5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34_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58.812" calcext:value-type="float">
            <text:p>58.8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34_1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19.486" calcext:value-type="float">
            <text:p>19.4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35_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12.173" calcext:value-type="float">
            <text:p>12.1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35_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2.78" calcext:value-type="float">
            <text:p>12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35_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8.79" calcext:value-type="float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35_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11.958" calcext:value-type="float">
            <text:p>11.9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35_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12.389" calcext:value-type="float">
            <text:p>12.3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35_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0.625" calcext:value-type="float">
            <text:p>10.6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35_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0.322" calcext:value-type="float">
            <text:p>10.3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35_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11.849" calcext:value-type="float">
            <text:p>11.8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35_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12.253" calcext:value-type="float">
            <text:p>12.2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35_1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10.613" calcext:value-type="float">
            <text:p>10.6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37_1</text:p>
          </table:table-cell>
          <table:table-cell office:value-type="float" office:value="10" calcext:value-type="float">
            <text:p>10</text:p>
          </table:table-cell>
          <table:table-cell office:value-type="float" office:value="59" calcext:value-type="float">
            <text:p>59</text:p>
          </table:table-cell>
          <table:table-cell office:value-type="float" office:value="43" calcext:value-type="float">
            <text:p>43</text:p>
          </table:table-cell>
          <table:table-cell office:value-type="float" office:value="0.271" calcext:value-type="float">
            <text:p>0.271</text:p>
          </table:table-cell>
          <table:table-cell office:value-type="float" office:value="7200.004" calcext:value-type="float">
            <text:p>7200.0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37_2</text:p>
          </table:table-cell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office:value-type="float" office:value="33.05" calcext:value-type="float">
            <text:p>33.05</text:p>
          </table:table-cell>
          <table:table-cell office:value-type="float" office:value="0.266" calcext:value-type="float">
            <text:p>0.266</text:p>
          </table:table-cell>
          <table:table-cell office:value-type="float" office:value="7200.03" calcext:value-type="float">
            <text:p>7200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37_3</text:p>
          </table:table-cell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  <table:table-cell office:value-type="float" office:value="35.052" calcext:value-type="float">
            <text:p>35.052</text:p>
          </table:table-cell>
          <table:table-cell office:value-type="float" office:value="0.27" calcext:value-type="float">
            <text:p>0.27</text:p>
          </table:table-cell>
          <table:table-cell office:value-type="float" office:value="7200.02" calcext:value-type="float">
            <text:p>7200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37_4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42" calcext:value-type="float">
            <text:p>42</text:p>
          </table:table-cell>
          <table:table-cell office:value-type="float" office:value="0.16" calcext:value-type="float">
            <text:p>0.16</text:p>
          </table:table-cell>
          <table:table-cell office:value-type="float" office:value="7200.021" calcext:value-type="float">
            <text:p>7200.0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37_5</text:p>
          </table:table-cell>
          <table:table-cell office:value-type="float" office:value="10" calcext:value-type="float">
            <text:p>10</text:p>
          </table:table-cell>
          <table:table-cell office:value-type="float" office:value="68" calcext:value-type="float">
            <text:p>68</text:p>
          </table:table-cell>
          <table:table-cell office:value-type="float" office:value="46" calcext:value-type="float">
            <text:p>46</text:p>
          </table:table-cell>
          <table:table-cell office:value-type="float" office:value="0.324" calcext:value-type="float">
            <text:p>0.324</text:p>
          </table:table-cell>
          <table:table-cell office:value-type="float" office:value="7200.013" calcext:value-type="float">
            <text:p>7200.0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37_6</text:p>
          </table:table-cell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  <table:table-cell office:value-type="float" office:value="31.105" calcext:value-type="float">
            <text:p>31.105</text:p>
          </table:table-cell>
          <table:table-cell office:value-type="float" office:value="0.352" calcext:value-type="float">
            <text:p>0.352</text:p>
          </table:table-cell>
          <table:table-cell office:value-type="float" office:value="7200.005" calcext:value-type="float">
            <text:p>7200.0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37_7</text:p>
          </table:table-cell>
          <table:table-cell office:value-type="float" office:value="10" calcext:value-type="float">
            <text:p>10</text:p>
          </table:table-cell>
          <table:table-cell office:value-type="float" office:value="52" calcext:value-type="float">
            <text:p>52</text:p>
          </table:table-cell>
          <table:table-cell office:value-type="float" office:value="30" calcext:value-type="float">
            <text:p>30</text:p>
          </table:table-cell>
          <table:table-cell office:value-type="float" office:value="0.423" calcext:value-type="float">
            <text:p>0.423</text:p>
          </table:table-cell>
          <table:table-cell office:value-type="float" office:value="7200.025" calcext:value-type="float">
            <text:p>7200.0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37_8</text:p>
          </table:table-cell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office:value-type="float" office:value="33.107" calcext:value-type="float">
            <text:p>33.107</text:p>
          </table:table-cell>
          <table:table-cell office:value-type="float" office:value="0.212" calcext:value-type="float">
            <text:p>0.212</text:p>
          </table:table-cell>
          <table:table-cell office:value-type="float" office:value="7200.016" calcext:value-type="float">
            <text:p>7200.0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37_9</text:p>
          </table:table-cell>
          <table:table-cell office:value-type="float" office:value="10" calcext:value-type="float">
            <text:p>10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office:value-type="float" office:value="0.279" calcext:value-type="float">
            <text:p>0.279</text:p>
          </table:table-cell>
          <table:table-cell office:value-type="float" office:value="7200.004" calcext:value-type="float">
            <text:p>7200.0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37_10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36.029" calcext:value-type="float">
            <text:p>36.029</text:p>
          </table:table-cell>
          <table:table-cell office:value-type="float" office:value="0.265" calcext:value-type="float">
            <text:p>0.265</text:p>
          </table:table-cell>
          <table:table-cell office:value-type="float" office:value="7200.018" calcext:value-type="float">
            <text:p>7200.0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38_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138.357" calcext:value-type="float">
            <text:p>138.3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38_2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 office:value-type="float" office:value="0.024" calcext:value-type="float">
            <text:p>0.024</text:p>
          </table:table-cell>
          <table:table-cell office:value-type="float" office:value="7200.021" calcext:value-type="float">
            <text:p>7200.0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38_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369.958" calcext:value-type="float">
            <text:p>369.9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38_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2939.044" calcext:value-type="float">
            <text:p>2939.0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38_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121.546" calcext:value-type="float">
            <text:p>121.5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38_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4.546" calcext:value-type="float">
            <text:p>14.5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38_7</text:p>
          </table:table-cell>
          <table:table-cell office:value-type="float" office:value="10" calcext:value-type="float">
            <text:p>10</text:p>
          </table:table-cell>
          <table:table-cell office:value-type="float" office:value="44" calcext:value-type="float">
            <text:p>44</text:p>
          </table:table-cell>
          <table:table-cell office:value-type="float" office:value="40" calcext:value-type="float">
            <text:p>40</text:p>
          </table:table-cell>
          <table:table-cell office:value-type="float" office:value="0.091" calcext:value-type="float">
            <text:p>0.091</text:p>
          </table:table-cell>
          <table:table-cell office:value-type="float" office:value="7200.032" calcext:value-type="float">
            <text:p>7200.0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38_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70.225" calcext:value-type="float">
            <text:p>70.2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38_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49.915" calcext:value-type="float">
            <text:p>49.9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38_1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064.867" calcext:value-type="float">
            <text:p>1064.8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39_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53.854" calcext:value-type="float">
            <text:p>53.8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39_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9.118" calcext:value-type="float">
            <text:p>9.1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39_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10.283" calcext:value-type="float">
            <text:p>10.2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39_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6.24" calcext:value-type="float">
            <text:p>16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39_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7.425" calcext:value-type="float">
            <text:p>7.4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39_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11.466" calcext:value-type="float">
            <text:p>11.4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39_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10.587" calcext:value-type="float">
            <text:p>10.5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39_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16.641" calcext:value-type="float">
            <text:p>16.6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39_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14.418" calcext:value-type="float">
            <text:p>14.4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39_1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5.621" calcext:value-type="float">
            <text:p>15.6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40_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14.247" calcext:value-type="float">
            <text:p>14.2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40_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8.473" calcext:value-type="float">
            <text:p>8.4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40_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5.627" calcext:value-type="float">
            <text:p>15.6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40_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8.495" calcext:value-type="float">
            <text:p>8.4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40_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17.452" calcext:value-type="float">
            <text:p>17.4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40_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1.316" calcext:value-type="float">
            <text:p>11.3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40_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9.91" calcext:value-type="float">
            <text:p>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40_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5.003" calcext:value-type="float">
            <text:p>15.0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40_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15.208" calcext:value-type="float">
            <text:p>15.2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40_1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13.779" calcext:value-type="float">
            <text:p>13.7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41_1</text:p>
          </table:table-cell>
          <table:table-cell office:value-type="float" office:value="10" calcext:value-type="float">
            <text:p>10</text:p>
          </table:table-cell>
          <table:table-cell office:value-type="float" office:value="56" calcext:value-type="float">
            <text:p>56</text:p>
          </table:table-cell>
          <table:table-cell office:value-type="float" office:value="46" calcext:value-type="float">
            <text:p>46</text:p>
          </table:table-cell>
          <table:table-cell office:value-type="float" office:value="0.179" calcext:value-type="float">
            <text:p>0.179</text:p>
          </table:table-cell>
          <table:table-cell office:value-type="float" office:value="7200.004" calcext:value-type="float">
            <text:p>7200.0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41_2</text:p>
          </table:table-cell>
          <table:table-cell office:value-type="float" office:value="10" calcext:value-type="float">
            <text:p>10</text:p>
          </table:table-cell>
          <table:table-cell office:value-type="float" office:value="43" calcext:value-type="float">
            <text:p>43</text:p>
          </table:table-cell>
          <table:table-cell office:value-type="float" office:value="36" calcext:value-type="float">
            <text:p>36</text:p>
          </table:table-cell>
          <table:table-cell office:value-type="float" office:value="0.163" calcext:value-type="float">
            <text:p>0.163</text:p>
          </table:table-cell>
          <table:table-cell office:value-type="float" office:value="7200.027" calcext:value-type="float">
            <text:p>7200.0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41_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264.413" calcext:value-type="float">
            <text:p>264.4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41_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1257.058" calcext:value-type="float">
            <text:p>1257.0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41_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84.381" calcext:value-type="float">
            <text:p>84.3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41_6</text:p>
          </table:table-cell>
          <table:table-cell office:value-type="float" office:value="10" calcext:value-type="float">
            <text:p>10</text:p>
          </table:table-cell>
          <table:table-cell office:value-type="float" office:value="53" calcext:value-type="float">
            <text:p>53</text:p>
          </table:table-cell>
          <table:table-cell office:value-type="float" office:value="37.917" calcext:value-type="float">
            <text:p>37.917</text:p>
          </table:table-cell>
          <table:table-cell office:value-type="float" office:value="0.285" calcext:value-type="float">
            <text:p>0.285</text:p>
          </table:table-cell>
          <table:table-cell office:value-type="float" office:value="7200.003" calcext:value-type="float">
            <text:p>7200.0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41_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395.4" calcext:value-type="float">
            <text:p>395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41_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1739.069" calcext:value-type="float">
            <text:p>1739.0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41_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5478.285" calcext:value-type="float">
            <text:p>5478.2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41_1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143.451" calcext:value-type="float">
            <text:p>143.4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42_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7.558" calcext:value-type="float">
            <text:p>17.5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42_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21.827" calcext:value-type="float">
            <text:p>21.8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42_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24.025" calcext:value-type="float">
            <text:p>24.0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42_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18.088" calcext:value-type="float">
            <text:p>18.0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42_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75.708" calcext:value-type="float">
            <text:p>75.7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42_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15.155" calcext:value-type="float">
            <text:p>15.1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42_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18.103" calcext:value-type="float">
            <text:p>18.1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42_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55.72" calcext:value-type="float">
            <text:p>55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42_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16.562" calcext:value-type="float">
            <text:p>16.5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42_1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20.892" calcext:value-type="float">
            <text:p>20.8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43_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11.266" calcext:value-type="float">
            <text:p>11.2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43_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10.944" calcext:value-type="float">
            <text:p>10.9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43_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10.379" calcext:value-type="float">
            <text:p>10.3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43_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3.62" calcext:value-type="float">
            <text:p>1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43_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10.621" calcext:value-type="float">
            <text:p>10.6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43_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42.271" calcext:value-type="float">
            <text:p>42.2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43_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3.509" calcext:value-type="float">
            <text:p>13.5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43_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14.034" calcext:value-type="float">
            <text:p>14.0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43_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13.527" calcext:value-type="float">
            <text:p>13.5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43_1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14.028" calcext:value-type="float">
            <text:p>14.0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44_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1.888" calcext:value-type="float">
            <text:p>11.8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44_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8.414" calcext:value-type="float">
            <text:p>8.4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44_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12.653" calcext:value-type="float">
            <text:p>12.6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44_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3.484" calcext:value-type="float">
            <text:p>13.4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44_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12.068" calcext:value-type="float">
            <text:p>12.0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44_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11.509" calcext:value-type="float">
            <text:p>11.5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44_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12.326" calcext:value-type="float">
            <text:p>12.3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44_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11.319" calcext:value-type="float">
            <text:p>11.3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44_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10.071" calcext:value-type="float">
            <text:p>10.0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44_1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10.938" calcext:value-type="float">
            <text:p>10.9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45_1</text:p>
          </table:table-cell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office:value-type="float" office:value="29" calcext:value-type="float">
            <text:p>29</text:p>
          </table:table-cell>
          <table:table-cell office:value-type="float" office:value="0.356" calcext:value-type="float">
            <text:p>0.356</text:p>
          </table:table-cell>
          <table:table-cell office:value-type="float" office:value="7200.008" calcext:value-type="float">
            <text:p>7200.0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45_2</text:p>
          </table:table-cell>
          <table:table-cell office:value-type="float" office:value="10" calcext:value-type="float">
            <text:p>10</text:p>
          </table:table-cell>
          <table:table-cell office:value-type="float" office:value="52" calcext:value-type="float">
            <text:p>52</text:p>
          </table:table-cell>
          <table:table-cell office:value-type="float" office:value="44" calcext:value-type="float">
            <text:p>44</text:p>
          </table:table-cell>
          <table:table-cell office:value-type="float" office:value="0.154" calcext:value-type="float">
            <text:p>0.154</text:p>
          </table:table-cell>
          <table:table-cell office:value-type="float" office:value="7200.015" calcext:value-type="float">
            <text:p>7200.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45_3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38" calcext:value-type="float">
            <text:p>38</text:p>
          </table:table-cell>
          <table:table-cell office:value-type="float" office:value="0.345" calcext:value-type="float">
            <text:p>0.345</text:p>
          </table:table-cell>
          <table:table-cell office:value-type="float" office:value="7200.005" calcext:value-type="float">
            <text:p>7200.0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45_4</text:p>
          </table:table-cell>
          <table:table-cell office:value-type="float" office:value="10" calcext:value-type="float">
            <text:p>10</text:p>
          </table:table-cell>
          <table:table-cell office:value-type="float" office:value="43" calcext:value-type="float">
            <text:p>43</text:p>
          </table:table-cell>
          <table:table-cell office:value-type="float" office:value="30.753" calcext:value-type="float">
            <text:p>30.753</text:p>
          </table:table-cell>
          <table:table-cell office:value-type="float" office:value="0.285" calcext:value-type="float">
            <text:p>0.285</text:p>
          </table:table-cell>
          <table:table-cell office:value-type="float" office:value="7200.015" calcext:value-type="float">
            <text:p>7200.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45_5</text:p>
          </table:table-cell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office:value-type="float" office:value="40.476" calcext:value-type="float">
            <text:p>40.476</text:p>
          </table:table-cell>
          <table:table-cell office:value-type="float" office:value="0.25" calcext:value-type="float">
            <text:p>0.25</text:p>
          </table:table-cell>
          <table:table-cell office:value-type="float" office:value="7200.027" calcext:value-type="float">
            <text:p>7200.0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45_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1828.144" calcext:value-type="float">
            <text:p>1828.1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45_7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27" calcext:value-type="float">
            <text:p>27</text:p>
          </table:table-cell>
          <table:table-cell office:value-type="float" office:value="0.325" calcext:value-type="float">
            <text:p>0.325</text:p>
          </table:table-cell>
          <table:table-cell office:value-type="float" office:value="7200.005" calcext:value-type="float">
            <text:p>7200.0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45_8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36.209" calcext:value-type="float">
            <text:p>36.209</text:p>
          </table:table-cell>
          <table:table-cell office:value-type="float" office:value="0.276" calcext:value-type="float">
            <text:p>0.276</text:p>
          </table:table-cell>
          <table:table-cell office:value-type="float" office:value="7200.003" calcext:value-type="float">
            <text:p>7200.0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45_9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0.067" calcext:value-type="float">
            <text:p>0.067</text:p>
          </table:table-cell>
          <table:table-cell office:value-type="float" office:value="7200.013" calcext:value-type="float">
            <text:p>7200.0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45_10</text:p>
          </table:table-cell>
          <table:table-cell office:value-type="float" office:value="10" calcext:value-type="float">
            <text:p>10</text:p>
          </table:table-cell>
          <table:table-cell office:value-type="float" office:value="47" calcext:value-type="float">
            <text:p>47</text:p>
          </table:table-cell>
          <table:table-cell office:value-type="float" office:value="34.413" calcext:value-type="float">
            <text:p>34.413</text:p>
          </table:table-cell>
          <table:table-cell office:value-type="float" office:value="0.268" calcext:value-type="float">
            <text:p>0.268</text:p>
          </table:table-cell>
          <table:table-cell office:value-type="float" office:value="7200.012" calcext:value-type="float">
            <text:p>7200.0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46_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975.392" calcext:value-type="float">
            <text:p>975.3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46_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60.106" calcext:value-type="float">
            <text:p>160.1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46_3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office:value-type="float" office:value="0.025" calcext:value-type="float">
            <text:p>0.025</text:p>
          </table:table-cell>
          <table:table-cell office:value-type="float" office:value="7200.018" calcext:value-type="float">
            <text:p>7200.0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46_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337.922" calcext:value-type="float">
            <text:p>337.9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46_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77.401" calcext:value-type="float">
            <text:p>77.4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46_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652.353" calcext:value-type="float">
            <text:p>652.3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46_7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  <table:table-cell office:value-type="float" office:value="0.054" calcext:value-type="float">
            <text:p>0.054</text:p>
          </table:table-cell>
          <table:table-cell office:value-type="float" office:value="7200.015" calcext:value-type="float">
            <text:p>7200.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46_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253.355" calcext:value-type="float">
            <text:p>253.3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46_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23.523" calcext:value-type="float">
            <text:p>23.5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46_1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17.484" calcext:value-type="float">
            <text:p>17.4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47_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7.38" calcext:value-type="float">
            <text:p>17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47_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4.964" calcext:value-type="float">
            <text:p>14.9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47_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15.326" calcext:value-type="float">
            <text:p>15.3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47_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21.638" calcext:value-type="float">
            <text:p>21.6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47_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26.482" calcext:value-type="float">
            <text:p>26.4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47_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22.604" calcext:value-type="float">
            <text:p>22.6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47_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13.693" calcext:value-type="float">
            <text:p>13.6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47_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3.576" calcext:value-type="float">
            <text:p>13.5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47_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21.828" calcext:value-type="float">
            <text:p>21.8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47_10</text:p>
          </table:table-cell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office:value-type="float" office:value="41.996" calcext:value-type="float">
            <text:p>41.996</text:p>
          </table:table-cell>
          <table:table-cell office:value-type="float" office:value="0" calcext:value-type="float">
            <text:p>0</text:p>
          </table:table-cell>
          <table:table-cell office:value-type="float" office:value="136.97" calcext:value-type="float">
            <text:p>13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48_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7.219" calcext:value-type="float">
            <text:p>17.2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48_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9.889" calcext:value-type="float">
            <text:p>9.8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48_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0.451" calcext:value-type="float">
            <text:p>10.4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48_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4.363" calcext:value-type="float">
            <text:p>14.3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48_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1.838" calcext:value-type="float">
            <text:p>11.8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48_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12.087" calcext:value-type="float">
            <text:p>12.0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48_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4.846" calcext:value-type="float">
            <text:p>4.8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48_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8.996" calcext:value-type="float">
            <text:p>8.9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48_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17.976" calcext:value-type="float">
            <text:p>17.9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48_1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25.081" calcext:value-type="float">
            <text:p>25.0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49_1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26" calcext:value-type="float">
            <text:p>26</text:p>
          </table:table-cell>
          <table:table-cell office:value-type="float" office:value="0.35" calcext:value-type="float">
            <text:p>0.35</text:p>
          </table:table-cell>
          <table:table-cell office:value-type="float" office:value="7200.005" calcext:value-type="float">
            <text:p>7200.0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49_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5686.005" calcext:value-type="float">
            <text:p>5686.0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49_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1398.793" calcext:value-type="float">
            <text:p>1398.7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49_4</text:p>
          </table:table-cell>
          <table:table-cell office:value-type="float" office:value="10" calcext:value-type="float">
            <text:p>10</text:p>
          </table:table-cell>
          <table:table-cell office:value-type="float" office:value="62" calcext:value-type="float">
            <text:p>62</text:p>
          </table:table-cell>
          <table:table-cell office:value-type="float" office:value="41.264" calcext:value-type="float">
            <text:p>41.264</text:p>
          </table:table-cell>
          <table:table-cell office:value-type="float" office:value="0.334" calcext:value-type="float">
            <text:p>0.334</text:p>
          </table:table-cell>
          <table:table-cell office:value-type="float" office:value="7200.004" calcext:value-type="float">
            <text:p>7200.0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49_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100.741" calcext:value-type="float">
            <text:p>100.7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49_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655.552" calcext:value-type="float">
            <text:p>655.5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49_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213.132" calcext:value-type="float">
            <text:p>213.1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49_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401.986" calcext:value-type="float">
            <text:p>401.9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49_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672.459" calcext:value-type="float">
            <text:p>672.4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49_10</text:p>
          </table:table-cell>
          <table:table-cell office:value-type="float" office:value="10" calcext:value-type="float">
            <text:p>10</text:p>
          </table:table-cell>
          <table:table-cell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  <table:table-cell office:value-type="float" office:value="0.128" calcext:value-type="float">
            <text:p>0.128</text:p>
          </table:table-cell>
          <table:table-cell office:value-type="float" office:value="7200.011" calcext:value-type="float">
            <text:p>7200.0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50_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84.893" calcext:value-type="float">
            <text:p>84.8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50_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33.821" calcext:value-type="float">
            <text:p>33.8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50_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12.751" calcext:value-type="float">
            <text:p>12.7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50_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77.888" calcext:value-type="float">
            <text:p>77.8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50_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12.802" calcext:value-type="float">
            <text:p>12.8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50_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11.61" calcext:value-type="float">
            <text:p>11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50_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2.096" calcext:value-type="float">
            <text:p>22.0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50_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12.692" calcext:value-type="float">
            <text:p>12.6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50_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30.752" calcext:value-type="float">
            <text:p>30.7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50_1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8.944" calcext:value-type="float">
            <text:p>18.9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51_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20.523" calcext:value-type="float">
            <text:p>20.5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51_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4.072" calcext:value-type="float">
            <text:p>14.0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51_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3.178" calcext:value-type="float">
            <text:p>13.1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51_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10.371" calcext:value-type="float">
            <text:p>10.3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51_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15.143" calcext:value-type="float">
            <text:p>15.1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51_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17.885" calcext:value-type="float">
            <text:p>17.8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51_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3.518" calcext:value-type="float">
            <text:p>3.5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51_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15.93" calcext:value-type="float">
            <text:p>15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51_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16.558" calcext:value-type="float">
            <text:p>16.5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51_1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21.969" calcext:value-type="float">
            <text:p>21.9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52_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8.149" calcext:value-type="float">
            <text:p>8.1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52_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21.276" calcext:value-type="float">
            <text:p>21.2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52_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15.092" calcext:value-type="float">
            <text:p>15.0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52_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13.266" calcext:value-type="float">
            <text:p>13.2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52_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14.761" calcext:value-type="float">
            <text:p>14.7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52_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17.075" calcext:value-type="float">
            <text:p>17.0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52_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13.808" calcext:value-type="float">
            <text:p>13.8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52_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10.928" calcext:value-type="float">
            <text:p>10.9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52_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6.072" calcext:value-type="float">
            <text:p>16.0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52_1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8.643" calcext:value-type="float">
            <text:p>8.6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53_1</text:p>
          </table:table-cell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office:value-type="float" office:value="33" calcext:value-type="float">
            <text:p>33</text:p>
          </table:table-cell>
          <table:table-cell office:value-type="float" office:value="0.267" calcext:value-type="float">
            <text:p>0.267</text:p>
          </table:table-cell>
          <table:table-cell office:value-type="float" office:value="7200.015" calcext:value-type="float">
            <text:p>7200.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53_2</text:p>
          </table:table-cell>
          <table:table-cell office:value-type="float" office:value="10" calcext:value-type="float">
            <text:p>10</text:p>
          </table:table-cell>
          <table:table-cell office:value-type="float" office:value="81" calcext:value-type="float">
            <text:p>81</text:p>
          </table:table-cell>
          <table:table-cell office:value-type="float" office:value="54" calcext:value-type="float">
            <text:p>54</text:p>
          </table:table-cell>
          <table:table-cell office:value-type="float" office:value="0.333" calcext:value-type="float">
            <text:p>0.333</text:p>
          </table:table-cell>
          <table:table-cell office:value-type="float" office:value="7200.018" calcext:value-type="float">
            <text:p>7200.0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53_3</text:p>
          </table:table-cell>
          <table:table-cell office:value-type="float" office:value="10" calcext:value-type="float">
            <text:p>10</text:p>
          </table:table-cell>
          <table:table-cell office:value-type="float" office:value="57" calcext:value-type="float">
            <text:p>57</text:p>
          </table:table-cell>
          <table:table-cell office:value-type="float" office:value="39" calcext:value-type="float">
            <text:p>39</text:p>
          </table:table-cell>
          <table:table-cell office:value-type="float" office:value="0.316" calcext:value-type="float">
            <text:p>0.316</text:p>
          </table:table-cell>
          <table:table-cell office:value-type="float" office:value="7200.007" calcext:value-type="float">
            <text:p>7200.0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53_4</text:p>
          </table:table-cell>
          <table:table-cell office:value-type="float" office:value="10" calcext:value-type="float">
            <text:p>10</text:p>
          </table:table-cell>
          <table:table-cell office:value-type="float" office:value="44" calcext:value-type="float">
            <text:p>44</text:p>
          </table:table-cell>
          <table:table-cell office:value-type="float" office:value="28.03" calcext:value-type="float">
            <text:p>28.03</text:p>
          </table:table-cell>
          <table:table-cell office:value-type="float" office:value="0.363" calcext:value-type="float">
            <text:p>0.363</text:p>
          </table:table-cell>
          <table:table-cell office:value-type="float" office:value="7200.006" calcext:value-type="float">
            <text:p>7200.0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53_5</text:p>
          </table:table-cell>
          <table:table-cell office:value-type="float" office:value="10" calcext:value-type="float">
            <text:p>10</text:p>
          </table:table-cell>
          <table:table-cell office:value-type="float" office:value="47" calcext:value-type="float">
            <text:p>47</text:p>
          </table:table-cell>
          <table:table-cell office:value-type="float" office:value="34.712" calcext:value-type="float">
            <text:p>34.712</text:p>
          </table:table-cell>
          <table:table-cell office:value-type="float" office:value="0.261" calcext:value-type="float">
            <text:p>0.261</text:p>
          </table:table-cell>
          <table:table-cell office:value-type="float" office:value="7200.013" calcext:value-type="float">
            <text:p>7200.0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53_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0.367" calcext:value-type="float">
            <text:p>0.367</text:p>
          </table:table-cell>
          <table:table-cell office:value-type="float" office:value="7200.012" calcext:value-type="float">
            <text:p>7200.0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53_7</text:p>
          </table:table-cell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office:value-type="float" office:value="45" calcext:value-type="float">
            <text:p>45</text:p>
          </table:table-cell>
          <table:table-cell office:value-type="float" office:value="0.167" calcext:value-type="float">
            <text:p>0.167</text:p>
          </table:table-cell>
          <table:table-cell office:value-type="float" office:value="7200.01" calcext:value-type="float">
            <text:p>720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53_8</text:p>
          </table:table-cell>
          <table:table-cell office:value-type="float" office:value="10" calcext:value-type="float">
            <text:p>10</text:p>
          </table:table-cell>
          <table:table-cell office:value-type="float" office:value="59" calcext:value-type="float">
            <text:p>59</text:p>
          </table:table-cell>
          <table:table-cell office:value-type="float" office:value="46" calcext:value-type="float">
            <text:p>46</text:p>
          </table:table-cell>
          <table:table-cell office:value-type="float" office:value="0.22" calcext:value-type="float">
            <text:p>0.22</text:p>
          </table:table-cell>
          <table:table-cell office:value-type="float" office:value="7200.017" calcext:value-type="float">
            <text:p>7200.0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53_9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38" calcext:value-type="float">
            <text:p>38</text:p>
          </table:table-cell>
          <table:table-cell office:value-type="float" office:value="0.224" calcext:value-type="float">
            <text:p>0.224</text:p>
          </table:table-cell>
          <table:table-cell office:value-type="float" office:value="7200.015" calcext:value-type="float">
            <text:p>7200.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53_10</text:p>
          </table:table-cell>
          <table:table-cell office:value-type="float" office:value="10" calcext:value-type="float">
            <text:p>10</text:p>
          </table:table-cell>
          <table:table-cell office:value-type="float" office:value="51" calcext:value-type="float">
            <text:p>51</text:p>
          </table:table-cell>
          <table:table-cell office:value-type="float" office:value="42" calcext:value-type="float">
            <text:p>42</text:p>
          </table:table-cell>
          <table:table-cell office:value-type="float" office:value="0.176" calcext:value-type="float">
            <text:p>0.176</text:p>
          </table:table-cell>
          <table:table-cell office:value-type="float" office:value="7200.013" calcext:value-type="float">
            <text:p>7200.0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54_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69.34" calcext:value-type="float">
            <text:p>69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54_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293.258" calcext:value-type="float">
            <text:p>293.2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54_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429.834" calcext:value-type="float">
            <text:p>429.8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54_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215.019" calcext:value-type="float">
            <text:p>215.0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54_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143.009" calcext:value-type="float">
            <text:p>143.0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54_6</text:p>
          </table:table-cell>
          <table:table-cell office:value-type="float" office:value="10" calcext:value-type="float">
            <text:p>10</text:p>
          </table:table-cell>
          <table:table-cell office:value-type="float" office:value="51" calcext:value-type="float">
            <text:p>51</text:p>
          </table:table-cell>
          <table:table-cell office:value-type="float" office:value="44" calcext:value-type="float">
            <text:p>44</text:p>
          </table:table-cell>
          <table:table-cell office:value-type="float" office:value="0.137" calcext:value-type="float">
            <text:p>0.137</text:p>
          </table:table-cell>
          <table:table-cell office:value-type="float" office:value="7200.003" calcext:value-type="float">
            <text:p>7200.0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54_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61.259" calcext:value-type="float">
            <text:p>61.2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54_8</text:p>
          </table:table-cell>
          <table:table-cell office:value-type="float" office:value="10" calcext:value-type="float">
            <text:p>10</text:p>
          </table:table-cell>
          <table:table-cell office:value-type="float" office:value="38" calcext:value-type="float">
            <text:p>38</text:p>
          </table:table-cell>
          <table:table-cell office:value-type="float" office:value="35" calcext:value-type="float">
            <text:p>35</text:p>
          </table:table-cell>
          <table:table-cell office:value-type="float" office:value="0.079" calcext:value-type="float">
            <text:p>0.079</text:p>
          </table:table-cell>
          <table:table-cell office:value-type="float" office:value="7200.013" calcext:value-type="float">
            <text:p>7200.0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54_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94.56" calcext:value-type="float">
            <text:p>9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54_1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230.715" calcext:value-type="float">
            <text:p>230.7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55_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22.885" calcext:value-type="float">
            <text:p>22.8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55_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5.865" calcext:value-type="float">
            <text:p>15.8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55_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16.807" calcext:value-type="float">
            <text:p>16.8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55_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22.836" calcext:value-type="float">
            <text:p>22.8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55_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21.723" calcext:value-type="float">
            <text:p>21.7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55_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17.749" calcext:value-type="float">
            <text:p>17.7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55_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13.839" calcext:value-type="float">
            <text:p>13.8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55_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20.291" calcext:value-type="float">
            <text:p>20.2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55_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3.585" calcext:value-type="float">
            <text:p>13.5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55_1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9.832" calcext:value-type="float">
            <text:p>9.8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56_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18.721" calcext:value-type="float">
            <text:p>18.7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56_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11.954" calcext:value-type="float">
            <text:p>11.9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56_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11.631" calcext:value-type="float">
            <text:p>11.6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56_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11.448" calcext:value-type="float">
            <text:p>11.4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56_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13.664" calcext:value-type="float">
            <text:p>13.6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56_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11.297" calcext:value-type="float">
            <text:p>11.2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56_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11.941" calcext:value-type="float">
            <text:p>11.9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56_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8.404" calcext:value-type="float">
            <text:p>8.4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56_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10.013" calcext:value-type="float">
            <text:p>10.0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56_1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7.787" calcext:value-type="float">
            <text:p>7.7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57_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1399.608" calcext:value-type="float">
            <text:p>1399.6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57_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167.213" calcext:value-type="float">
            <text:p>167.2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57_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85.275" calcext:value-type="float">
            <text:p>185.2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57_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2041.986" calcext:value-type="float">
            <text:p>2041.9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57_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207.93" calcext:value-type="float">
            <text:p>207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57_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258.748" calcext:value-type="float">
            <text:p>258.7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57_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139.041" calcext:value-type="float">
            <text:p>139.0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57_8</text:p>
          </table:table-cell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office:value-type="float" office:value="51" calcext:value-type="float">
            <text:p>51</text:p>
          </table:table-cell>
          <table:table-cell office:value-type="float" office:value="0.056" calcext:value-type="float">
            <text:p>0.056</text:p>
          </table:table-cell>
          <table:table-cell office:value-type="float" office:value="7200.018" calcext:value-type="float">
            <text:p>7200.0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57_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201.462" calcext:value-type="float">
            <text:p>1201.4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57_1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909.524" calcext:value-type="float">
            <text:p>909.5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58_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9.236" calcext:value-type="float">
            <text:p>19.2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58_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3.074" calcext:value-type="float">
            <text:p>13.0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58_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16.275" calcext:value-type="float">
            <text:p>16.2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58_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17.202" calcext:value-type="float">
            <text:p>17.2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58_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52.896" calcext:value-type="float">
            <text:p>52.8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58_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5.15" calcext:value-type="float">
            <text:p>1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58_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23.017" calcext:value-type="float">
            <text:p>23.0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58_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27.817" calcext:value-type="float">
            <text:p>27.8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58_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1.129" calcext:value-type="float">
            <text:p>21.1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58_1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20.139" calcext:value-type="float">
            <text:p>20.1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59_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18.32" calcext:value-type="float">
            <text:p>1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59_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1.66" calcext:value-type="float">
            <text:p>1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59_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16.255" calcext:value-type="float">
            <text:p>16.2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59_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8.154" calcext:value-type="float">
            <text:p>8.1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59_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13.848" calcext:value-type="float">
            <text:p>13.8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59_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14.753" calcext:value-type="float">
            <text:p>14.7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59_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3.165" calcext:value-type="float">
            <text:p>13.1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59_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12.345" calcext:value-type="float">
            <text:p>12.3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59_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22.674" calcext:value-type="float">
            <text:p>22.6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59_1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9.935" calcext:value-type="float">
            <text:p>9.9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60_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2.313" calcext:value-type="float">
            <text:p>12.3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60_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10.867" calcext:value-type="float">
            <text:p>10.8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60_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10.938" calcext:value-type="float">
            <text:p>10.9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60_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12.538" calcext:value-type="float">
            <text:p>12.5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60_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13.629" calcext:value-type="float">
            <text:p>13.6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60_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15.585" calcext:value-type="float">
            <text:p>15.5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60_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3.896" calcext:value-type="float">
            <text:p>13.8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60_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0.694" calcext:value-type="float">
            <text:p>10.6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60_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8.764" calcext:value-type="float">
            <text:p>8.7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60_1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4.167" calcext:value-type="float">
            <text:p>14.1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61_1</text:p>
          </table:table-cell>
          <table:table-cell office:value-type="float" office:value="10" calcext:value-type="float">
            <text:p>10</text:p>
          </table:table-cell>
          <table:table-cell office:value-type="float" office:value="63" calcext:value-type="float">
            <text:p>63</text:p>
          </table:table-cell>
          <table:table-cell office:value-type="float" office:value="47" calcext:value-type="float">
            <text:p>47</text:p>
          </table:table-cell>
          <table:table-cell office:value-type="float" office:value="0.254" calcext:value-type="float">
            <text:p>0.254</text:p>
          </table:table-cell>
          <table:table-cell office:value-type="float" office:value="7200.005" calcext:value-type="float">
            <text:p>7200.0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61_2</text:p>
          </table:table-cell>
          <table:table-cell office:value-type="float" office:value="10" calcext:value-type="float">
            <text:p>10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0.196" calcext:value-type="float">
            <text:p>0.196</text:p>
          </table:table-cell>
          <table:table-cell office:value-type="float" office:value="7200.003" calcext:value-type="float">
            <text:p>7200.0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61_3</text:p>
          </table:table-cell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  <table:table-cell office:value-type="float" office:value="36" calcext:value-type="float">
            <text:p>36</text:p>
          </table:table-cell>
          <table:table-cell office:value-type="float" office:value="0.25" calcext:value-type="float">
            <text:p>0.25</text:p>
          </table:table-cell>
          <table:table-cell office:value-type="float" office:value="7200.017" calcext:value-type="float">
            <text:p>7200.0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61_4</text:p>
          </table:table-cell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office:value-type="float" office:value="34" calcext:value-type="float">
            <text:p>34</text:p>
          </table:table-cell>
          <table:table-cell office:value-type="float" office:value="0.19" calcext:value-type="float">
            <text:p>0.19</text:p>
          </table:table-cell>
          <table:table-cell office:value-type="float" office:value="7200.015" calcext:value-type="float">
            <text:p>7200.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61_5</text:p>
          </table:table-cell>
          <table:table-cell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0.282" calcext:value-type="float">
            <text:p>0.282</text:p>
          </table:table-cell>
          <table:table-cell office:value-type="float" office:value="7200.01" calcext:value-type="float">
            <text:p>720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61_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office:value-type="float" office:value="0.245" calcext:value-type="float">
            <text:p>0.245</text:p>
          </table:table-cell>
          <table:table-cell office:value-type="float" office:value="7200.009" calcext:value-type="float">
            <text:p>7200.0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61_7</text:p>
          </table:table-cell>
          <table:table-cell office:value-type="float" office:value="10" calcext:value-type="float">
            <text:p>10</text:p>
          </table:table-cell>
          <table:table-cell office:value-type="float" office:value="59" calcext:value-type="float">
            <text:p>59</text:p>
          </table:table-cell>
          <table:table-cell office:value-type="float" office:value="38" calcext:value-type="float">
            <text:p>38</text:p>
          </table:table-cell>
          <table:table-cell office:value-type="float" office:value="0.356" calcext:value-type="float">
            <text:p>0.356</text:p>
          </table:table-cell>
          <table:table-cell office:value-type="float" office:value="7200.003" calcext:value-type="float">
            <text:p>7200.0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61_8</text:p>
          </table:table-cell>
          <table:table-cell office:value-type="float" office:value="10" calcext:value-type="float">
            <text:p>10</text:p>
          </table:table-cell>
          <table:table-cell office:value-type="float" office:value="51" calcext:value-type="float">
            <text:p>51</text:p>
          </table:table-cell>
          <table:table-cell office:value-type="float" office:value="37" calcext:value-type="float">
            <text:p>37</text:p>
          </table:table-cell>
          <table:table-cell office:value-type="float" office:value="0.275" calcext:value-type="float">
            <text:p>0.275</text:p>
          </table:table-cell>
          <table:table-cell office:value-type="float" office:value="7200.008" calcext:value-type="float">
            <text:p>7200.0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61_9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0.2" calcext:value-type="float">
            <text:p>0.2</text:p>
          </table:table-cell>
          <table:table-cell office:value-type="float" office:value="7200.01" calcext:value-type="float">
            <text:p>720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61_10</text:p>
          </table:table-cell>
          <table:table-cell office:value-type="float" office:value="10" calcext:value-type="float">
            <text:p>10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0.277" calcext:value-type="float">
            <text:p>0.277</text:p>
          </table:table-cell>
          <table:table-cell office:value-type="float" office:value="7200.005" calcext:value-type="float">
            <text:p>7200.0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62_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478.091" calcext:value-type="float">
            <text:p>478.0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62_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2788.013" calcext:value-type="float">
            <text:p>2788.0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62_3</text:p>
          </table:table-cell>
          <table:table-cell office:value-type="float" office:value="10" calcext:value-type="float">
            <text:p>10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0.039" calcext:value-type="float">
            <text:p>0.039</text:p>
          </table:table-cell>
          <table:table-cell office:value-type="float" office:value="7200.034" calcext:value-type="float">
            <text:p>7200.0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62_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2584.157" calcext:value-type="float">
            <text:p>2584.1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62_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646.712" calcext:value-type="float">
            <text:p>646.7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62_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82.895" calcext:value-type="float">
            <text:p>82.8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62_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58.312" calcext:value-type="float">
            <text:p>58.3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62_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99.439" calcext:value-type="float">
            <text:p>199.4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62_9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float" office:value="0.029" calcext:value-type="float">
            <text:p>0.029</text:p>
          </table:table-cell>
          <table:table-cell office:value-type="float" office:value="7200.014" calcext:value-type="float">
            <text:p>7200.0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62_1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20.571" calcext:value-type="float">
            <text:p>120.5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63_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44.336" calcext:value-type="float">
            <text:p>44.3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63_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4.426" calcext:value-type="float">
            <text:p>44.4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63_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9.639" calcext:value-type="float">
            <text:p>9.6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63_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9.219" calcext:value-type="float">
            <text:p>9.2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63_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79.588" calcext:value-type="float">
            <text:p>79.5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63_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2.724" calcext:value-type="float">
            <text:p>12.7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63_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16.12" calcext:value-type="float">
            <text:p>1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63_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12.605" calcext:value-type="float">
            <text:p>12.6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63_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34.39" calcext:value-type="float">
            <text:p>3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63_1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9.397" calcext:value-type="float">
            <text:p>29.3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64_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2.74" calcext:value-type="float">
            <text:p>12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64_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16.609" calcext:value-type="float">
            <text:p>16.6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64_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13.345" calcext:value-type="float">
            <text:p>13.3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64_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5.824" calcext:value-type="float">
            <text:p>15.8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64_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10.79" calcext:value-type="float">
            <text:p>10.79</text:p>
          </table:table-cell>
          <table:table-cell/>
          <table:table-cell table:style-name="ce2" office:value-type="string" calcext:value-type="string">
            <text:p>total solved</text:p>
          </table:table-cell>
          <table:table-cell table:style-name="ce2" table:formula="of:=COUNTIF([.E20:.E555];0)" office:value-type="float" office:value="442" calcext:value-type="float">
            <text:p>44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2064_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3.025" calcext:value-type="float">
            <text:p>13.025</text:p>
          </table:table-cell>
          <table:table-cell/>
          <table:table-cell table:style-name="ce2" office:value-type="string" calcext:value-type="string">
            <text:p>avg. gap</text:p>
          </table:table-cell>
          <table:table-cell table:style-name="ce2" table:formula="of:=AVERAGEIF([.E20:.E555];&quot;&lt;&gt;*nan&quot;)" office:value-type="float" office:value="0.0394440298507463" calcext:value-type="float">
            <text:p>0.03944402985074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2064_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4.583" calcext:value-type="float">
            <text:p>14.583</text:p>
          </table:table-cell>
          <table:table-cell/>
          <table:table-cell table:style-name="ce2" office:value-type="string" calcext:value-type="string">
            <text:p>avg. non-opt gap</text:p>
          </table:table-cell>
          <table:table-cell table:style-name="ce2" table:formula="of:=AVERAGEIFS([.E20:.E555];[.E20:.E555];&quot;&lt;&gt;*nan&quot;;[.E20:.E555];&quot;&lt;&gt;0&quot;)" office:value-type="float" office:value="0.224914893617021" calcext:value-type="float">
            <text:p>0.22491489361702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2064_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16.07" calcext:value-type="float">
            <text:p>16.07</text:p>
          </table:table-cell>
          <table:table-cell/>
          <table:table-cell table:style-name="ce2" office:value-type="string" calcext:value-type="string">
            <text:p>avg. solve time</text:p>
          </table:table-cell>
          <table:table-cell table:style-name="ce2" table:formula="of:=AVERAGE([.F20:.F555])" office:value-type="float" office:value="1430.91752611941" calcext:value-type="float">
            <text:p>1430.91752611941</text:p>
          </table:table-cell>
          <table:table-cell table:style-name="ce2" office:value-type="string" calcext:value-type="string">
            <text:p>(incl. 7200 for instances not solved to optimality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j2064_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0.444" calcext:value-type="float">
            <text:p>10.444</text:p>
          </table:table-cell>
          <table:table-cell/>
          <table:table-cell table:style-name="ce2" office:value-type="string" calcext:value-type="string">
            <text:p>avg. opt solve time</text:p>
          </table:table-cell>
          <table:table-cell table:style-name="ce2" table:formula="of:=AVERAGEIF([.F20:.F555];&quot;&lt;7200&quot;)" office:value-type="float" office:value="204.005866515837" calcext:value-type="float">
            <text:p>204.00586651583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2064_1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8.738" calcext:value-type="float">
            <text:p>8.738</text:p>
          </table:table-cell>
          <table:table-cell/>
          <table:table-cell table:style-name="ce2" office:value-type="string" calcext:value-type="string">
            <text:p>avg. opt objval</text:p>
          </table:table-cell>
          <table:table-cell table:style-name="ce2" table:formula="of:=AVERAGEIF([.E20:.E555];&quot;=0&quot;;[.C20:.C555])" office:value-type="float" office:value="38.3914027149321" calcext:value-type="float">
            <text:p>38.3914027149321</text:p>
          </table:table-cell>
          <table:table-cell table:number-columns-repeated="1015"/>
        </table:table-row>
        <table:table-row table:style-name="ro1" table:number-rows-repeated="104802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mpact_reformulation_results_15" table:style-name="ta4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7" table:number-columns-repeated="1016" table:default-cell-style-name="ce1"/>
        <table:table-row table:style-name="ro1">
          <table:table-cell office:value-type="string" calcext:value-type="string">
            <text:p>instance</text:p>
          </table:table-cell>
          <table:table-cell office:value-type="string" calcext:value-type="string">
            <text:p>Gamma</text:p>
          </table:table-cell>
          <table:table-cell office:value-type="string" calcext:value-type="string">
            <text:p>objval</text:p>
          </table:table-cell>
          <table:table-cell office:value-type="string" calcext:value-type="string">
            <text:p>objbound</text:p>
          </table:table-cell>
          <table:table-cell office:value-type="string" calcext:value-type="string">
            <text:p>gap</text:p>
          </table:table-cell>
          <table:table-cell office:value-type="string" calcext:value-type="string">
            <text:p>runtim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3_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29.43" calcext:value-type="float">
            <text:p>2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3_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3.654" calcext:value-type="float">
            <text:p>23.6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5_7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36.396" calcext:value-type="float">
            <text:p>36.396</text:p>
          </table:table-cell>
          <table:table-cell office:value-type="float" office:value="0.272" calcext:value-type="float">
            <text:p>0.272</text:p>
          </table:table-cell>
          <table:table-cell office:value-type="float" office:value="7200.007" calcext:value-type="float">
            <text:p>7200.0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6_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752.321" calcext:value-type="float">
            <text:p>752.3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7_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44.614" calcext:value-type="float">
            <text:p>44.6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9_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961.658" calcext:value-type="float">
            <text:p>961.6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9_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1101.792" calcext:value-type="float">
            <text:p>1101.7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9_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3978.241" calcext:value-type="float">
            <text:p>3978.2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9_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3151.874" calcext:value-type="float">
            <text:p>3151.8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9_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206.413" calcext:value-type="float">
            <text:p>206.4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9_7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1282.752" calcext:value-type="float">
            <text:p>1282.7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9_8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95.051" calcext:value-type="float">
            <text:p>95.0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9_9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31.095" calcext:value-type="float">
            <text:p>31.0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9_1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770.474" calcext:value-type="float">
            <text:p>770.4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10_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34.791" calcext:value-type="float">
            <text:p>34.7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10_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33.754" calcext:value-type="float">
            <text:p>33.7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10_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41.588" calcext:value-type="float">
            <text:p>41.5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10_4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23.334" calcext:value-type="float">
            <text:p>23.3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10_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127.23" calcext:value-type="float">
            <text:p>127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10_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87.835" calcext:value-type="float">
            <text:p>87.8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10_7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221.465" calcext:value-type="float">
            <text:p>221.4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10_8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42.551" calcext:value-type="float">
            <text:p>42.5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10_9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144.203" calcext:value-type="float">
            <text:p>144.2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10_1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18.566" calcext:value-type="float">
            <text:p>18.5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11_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20.791" calcext:value-type="float">
            <text:p>20.7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11_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26.706" calcext:value-type="float">
            <text:p>26.7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11_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7.131" calcext:value-type="float">
            <text:p>17.1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11_4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63.991" calcext:value-type="float">
            <text:p>63.9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11_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26.529" calcext:value-type="float">
            <text:p>26.5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11_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70.911" calcext:value-type="float">
            <text:p>70.9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11_7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71.122" calcext:value-type="float">
            <text:p>71.1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11_8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22.545" calcext:value-type="float">
            <text:p>22.5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11_9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23.884" calcext:value-type="float">
            <text:p>23.8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11_1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21.523" calcext:value-type="float">
            <text:p>21.5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12_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0.705" calcext:value-type="float">
            <text:p>10.7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12_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26.938" calcext:value-type="float">
            <text:p>26.9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12_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30.94" calcext:value-type="float">
            <text:p>3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12_4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25.384" calcext:value-type="float">
            <text:p>25.3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12_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17.838" calcext:value-type="float">
            <text:p>17.8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12_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25.433" calcext:value-type="float">
            <text:p>25.4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12_7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7.196" calcext:value-type="float">
            <text:p>17.1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12_8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34.565" calcext:value-type="float">
            <text:p>34.5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12_9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28.802" calcext:value-type="float">
            <text:p>28.8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12_1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23.344" calcext:value-type="float">
            <text:p>23.3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13_1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0.25" calcext:value-type="float">
            <text:p>0.25</text:p>
          </table:table-cell>
          <table:table-cell office:value-type="float" office:value="7200.013" calcext:value-type="float">
            <text:p>7200.0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13_2</text:p>
          </table:table-cell>
          <table:table-cell office:value-type="float" office:value="15" calcext:value-type="float">
            <text:p>15</text:p>
          </table:table-cell>
          <table:table-cell office:value-type="float" office:value="56" calcext:value-type="float">
            <text:p>56</text:p>
          </table:table-cell>
          <table:table-cell office:value-type="float" office:value="42" calcext:value-type="float">
            <text:p>42</text:p>
          </table:table-cell>
          <table:table-cell office:value-type="float" office:value="0.25" calcext:value-type="float">
            <text:p>0.25</text:p>
          </table:table-cell>
          <table:table-cell office:value-type="float" office:value="7200.016" calcext:value-type="float">
            <text:p>7200.0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13_3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55" calcext:value-type="float">
            <text:p>55</text:p>
          </table:table-cell>
          <table:table-cell office:value-type="float" office:value="0.295" calcext:value-type="float">
            <text:p>0.295</text:p>
          </table:table-cell>
          <table:table-cell office:value-type="float" office:value="7200.005" calcext:value-type="float">
            <text:p>7200.0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13_4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54.2" calcext:value-type="float">
            <text:p>54.2</text:p>
          </table:table-cell>
          <table:table-cell office:value-type="float" office:value="0.14" calcext:value-type="float">
            <text:p>0.14</text:p>
          </table:table-cell>
          <table:table-cell office:value-type="float" office:value="7200.005" calcext:value-type="float">
            <text:p>7200.0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13_5</text:p>
          </table:table-cell>
          <table:table-cell office:value-type="float" office:value="15" calcext:value-type="float">
            <text:p>15</text:p>
          </table:table-cell>
          <table:table-cell office:value-type="float" office:value="53" calcext:value-type="float">
            <text:p>53</text:p>
          </table:table-cell>
          <table:table-cell office:value-type="float" office:value="35.139" calcext:value-type="float">
            <text:p>35.139</text:p>
          </table:table-cell>
          <table:table-cell office:value-type="float" office:value="0.337" calcext:value-type="float">
            <text:p>0.337</text:p>
          </table:table-cell>
          <table:table-cell office:value-type="float" office:value="7200.024" calcext:value-type="float">
            <text:p>7200.0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13_6</text:p>
          </table:table-cell>
          <table:table-cell office:value-type="float" office:value="15" calcext:value-type="float">
            <text:p>15</text:p>
          </table:table-cell>
          <table:table-cell office:value-type="float" office:value="58" calcext:value-type="float">
            <text:p>58</text:p>
          </table:table-cell>
          <table:table-cell office:value-type="float" office:value="51" calcext:value-type="float">
            <text:p>51</text:p>
          </table:table-cell>
          <table:table-cell office:value-type="float" office:value="0.121" calcext:value-type="float">
            <text:p>0.121</text:p>
          </table:table-cell>
          <table:table-cell office:value-type="float" office:value="7200.016" calcext:value-type="float">
            <text:p>7200.0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13_7</text:p>
          </table:table-cell>
          <table:table-cell office:value-type="float" office:value="15" calcext:value-type="float">
            <text:p>15</text:p>
          </table:table-cell>
          <table:table-cell office:value-type="float" office:value="64" calcext:value-type="float">
            <text:p>64</text:p>
          </table:table-cell>
          <table:table-cell office:value-type="float" office:value="34" calcext:value-type="float">
            <text:p>34</text:p>
          </table:table-cell>
          <table:table-cell office:value-type="float" office:value="0.469" calcext:value-type="float">
            <text:p>0.469</text:p>
          </table:table-cell>
          <table:table-cell office:value-type="float" office:value="7200.003" calcext:value-type="float">
            <text:p>7200.0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13_8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35.283" calcext:value-type="float">
            <text:p>35.283</text:p>
          </table:table-cell>
          <table:table-cell office:value-type="float" office:value="0.308" calcext:value-type="float">
            <text:p>0.308</text:p>
          </table:table-cell>
          <table:table-cell office:value-type="float" office:value="7200.011" calcext:value-type="float">
            <text:p>7200.0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13_9</text:p>
          </table:table-cell>
          <table:table-cell office:value-type="float" office:value="15" calcext:value-type="float">
            <text:p>15</text:p>
          </table:table-cell>
          <table:table-cell office:value-type="float" office:value="61" calcext:value-type="float">
            <text:p>61</text:p>
          </table:table-cell>
          <table:table-cell office:value-type="float" office:value="40.186" calcext:value-type="float">
            <text:p>40.186</text:p>
          </table:table-cell>
          <table:table-cell office:value-type="float" office:value="0.341" calcext:value-type="float">
            <text:p>0.341</text:p>
          </table:table-cell>
          <table:table-cell office:value-type="float" office:value="7200.024" calcext:value-type="float">
            <text:p>7200.0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13_10</text:p>
          </table:table-cell>
          <table:table-cell office:value-type="float" office:value="15" calcext:value-type="float">
            <text:p>15</text:p>
          </table:table-cell>
          <table:table-cell office:value-type="float" office:value="65" calcext:value-type="float">
            <text:p>65</text:p>
          </table:table-cell>
          <table:table-cell office:value-type="float" office:value="42.74" calcext:value-type="float">
            <text:p>42.74</text:p>
          </table:table-cell>
          <table:table-cell office:value-type="float" office:value="0.342" calcext:value-type="float">
            <text:p>0.342</text:p>
          </table:table-cell>
          <table:table-cell office:value-type="float" office:value="7200.02" calcext:value-type="float">
            <text:p>7200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14_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717.445" calcext:value-type="float">
            <text:p>717.4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14_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293.898" calcext:value-type="float">
            <text:p>293.8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14_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1250.053" calcext:value-type="float">
            <text:p>1250.0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14_4</text:p>
          </table:table-cell>
          <table:table-cell office:value-type="float" office:value="15" calcext:value-type="float">
            <text:p>15</text:p>
          </table:table-cell>
          <table:table-cell office:value-type="float" office:value="46" calcext:value-type="float">
            <text:p>46</text:p>
          </table:table-cell>
          <table:table-cell office:value-type="float" office:value="37.255" calcext:value-type="float">
            <text:p>37.255</text:p>
          </table:table-cell>
          <table:table-cell office:value-type="float" office:value="0.19" calcext:value-type="float">
            <text:p>0.19</text:p>
          </table:table-cell>
          <table:table-cell office:value-type="float" office:value="7200.005" calcext:value-type="float">
            <text:p>7200.0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14_5</text:p>
          </table:table-cell>
          <table:table-cell office:value-type="float" office:value="15" calcext:value-type="float">
            <text:p>15</text:p>
          </table:table-cell>
          <table:table-cell office:value-type="float" office:value="47" calcext:value-type="float">
            <text:p>47</text:p>
          </table:table-cell>
          <table:table-cell office:value-type="float" office:value="46" calcext:value-type="float">
            <text:p>46</text:p>
          </table:table-cell>
          <table:table-cell office:value-type="float" office:value="0.021" calcext:value-type="float">
            <text:p>0.021</text:p>
          </table:table-cell>
          <table:table-cell office:value-type="float" office:value="7200.01" calcext:value-type="float">
            <text:p>720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14_6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0.033" calcext:value-type="float">
            <text:p>0.033</text:p>
          </table:table-cell>
          <table:table-cell office:value-type="float" office:value="7200.029" calcext:value-type="float">
            <text:p>7200.0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14_7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73.556" calcext:value-type="float">
            <text:p>173.5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14_8</text:p>
          </table:table-cell>
          <table:table-cell office:value-type="float" office:value="15" calcext:value-type="float">
            <text:p>15</text:p>
          </table:table-cell>
          <table:table-cell office:value-type="float" office:value="41" calcext:value-type="float">
            <text:p>41</text:p>
          </table:table-cell>
          <table:table-cell office:value-type="float" office:value="37" calcext:value-type="float">
            <text:p>37</text:p>
          </table:table-cell>
          <table:table-cell office:value-type="float" office:value="0.098" calcext:value-type="float">
            <text:p>0.098</text:p>
          </table:table-cell>
          <table:table-cell office:value-type="float" office:value="7200.023" calcext:value-type="float">
            <text:p>7200.0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14_9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559.371" calcext:value-type="float">
            <text:p>559.3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14_1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96.898" calcext:value-type="float">
            <text:p>96.8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15_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33.366" calcext:value-type="float">
            <text:p>33.3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15_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27.678" calcext:value-type="float">
            <text:p>27.6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15_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33.656" calcext:value-type="float">
            <text:p>33.6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15_4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19.513" calcext:value-type="float">
            <text:p>19.5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15_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38.781" calcext:value-type="float">
            <text:p>38.7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15_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20.356" calcext:value-type="float">
            <text:p>20.3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15_7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24.284" calcext:value-type="float">
            <text:p>24.2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15_8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239.513" calcext:value-type="float">
            <text:p>239.5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15_9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39.003" calcext:value-type="float">
            <text:p>39.0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15_1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27.368" calcext:value-type="float">
            <text:p>27.3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16_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21.857" calcext:value-type="float">
            <text:p>21.8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16_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21.801" calcext:value-type="float">
            <text:p>21.8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16_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1.836" calcext:value-type="float">
            <text:p>11.8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16_4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26.133" calcext:value-type="float">
            <text:p>26.1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16_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55.543" calcext:value-type="float">
            <text:p>55.5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16_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19.791" calcext:value-type="float">
            <text:p>19.7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16_7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19.331" calcext:value-type="float">
            <text:p>19.3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16_8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45.321" calcext:value-type="float">
            <text:p>45.3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16_9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21.434" calcext:value-type="float">
            <text:p>21.4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16_1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27.843" calcext:value-type="float">
            <text:p>27.8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17_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3854.369" calcext:value-type="float">
            <text:p>3854.3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17_2</text:p>
          </table:table-cell>
          <table:table-cell office:value-type="float" office:value="15" calcext:value-type="float">
            <text:p>15</text:p>
          </table:table-cell>
          <table:table-cell office:value-type="float" office:value="58" calcext:value-type="float">
            <text:p>58</text:p>
          </table:table-cell>
          <table:table-cell office:value-type="float" office:value="45" calcext:value-type="float">
            <text:p>45</text:p>
          </table:table-cell>
          <table:table-cell office:value-type="float" office:value="0.224" calcext:value-type="float">
            <text:p>0.224</text:p>
          </table:table-cell>
          <table:table-cell office:value-type="float" office:value="7200.005" calcext:value-type="float">
            <text:p>7200.0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17_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127.804" calcext:value-type="float">
            <text:p>127.8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17_4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920.441" calcext:value-type="float">
            <text:p>920.4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17_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712.509" calcext:value-type="float">
            <text:p>712.5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17_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2312.699" calcext:value-type="float">
            <text:p>2312.6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17_7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727.122" calcext:value-type="float">
            <text:p>727.1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17_8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56.543" calcext:value-type="float">
            <text:p>56.5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17_9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025.434" calcext:value-type="float">
            <text:p>1025.4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17_1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4513.599" calcext:value-type="float">
            <text:p>4513.5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18_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21.567" calcext:value-type="float">
            <text:p>21.5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18_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24.309" calcext:value-type="float">
            <text:p>24.3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18_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115.682" calcext:value-type="float">
            <text:p>115.6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18_4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128.527" calcext:value-type="float">
            <text:p>128.5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18_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36.871" calcext:value-type="float">
            <text:p>36.8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18_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48.506" calcext:value-type="float">
            <text:p>48.5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18_7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30.491" calcext:value-type="float">
            <text:p>30.4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18_8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33.614" calcext:value-type="float">
            <text:p>33.6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18_9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76.686" calcext:value-type="float">
            <text:p>76.6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18_1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1.713" calcext:value-type="float">
            <text:p>41.7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19_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5.383" calcext:value-type="float">
            <text:p>45.3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19_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32.902" calcext:value-type="float">
            <text:p>32.9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19_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32.397" calcext:value-type="float">
            <text:p>32.3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19_4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25.706" calcext:value-type="float">
            <text:p>25.7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19_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38.584" calcext:value-type="float">
            <text:p>38.5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19_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24.295" calcext:value-type="float">
            <text:p>24.2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19_7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33.26" calcext:value-type="float">
            <text:p>33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19_8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24.481" calcext:value-type="float">
            <text:p>24.4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19_9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24.636" calcext:value-type="float">
            <text:p>24.6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19_1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87.944" calcext:value-type="float">
            <text:p>87.9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20_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15.093" calcext:value-type="float">
            <text:p>15.0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20_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0.345" calcext:value-type="float">
            <text:p>10.3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20_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11.069" calcext:value-type="float">
            <text:p>11.0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20_4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20.483" calcext:value-type="float">
            <text:p>20.4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20_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22.003" calcext:value-type="float">
            <text:p>22.0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20_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20.887" calcext:value-type="float">
            <text:p>20.8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20_7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24.993" calcext:value-type="float">
            <text:p>24.9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20_8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9.927" calcext:value-type="float">
            <text:p>9.9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20_9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21.559" calcext:value-type="float">
            <text:p>21.5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20_1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17.214" calcext:value-type="float">
            <text:p>17.2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21_1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43" calcext:value-type="float">
            <text:p>43</text:p>
          </table:table-cell>
          <table:table-cell office:value-type="float" office:value="0.157" calcext:value-type="float">
            <text:p>0.157</text:p>
          </table:table-cell>
          <table:table-cell office:value-type="float" office:value="7200.026" calcext:value-type="float">
            <text:p>7200.0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21_2</text:p>
          </table:table-cell>
          <table:table-cell office:value-type="float" office:value="15" calcext:value-type="float">
            <text:p>15</text:p>
          </table:table-cell>
          <table:table-cell office:value-type="float" office:value="73" calcext:value-type="float">
            <text:p>73</text:p>
          </table:table-cell>
          <table:table-cell office:value-type="float" office:value="57" calcext:value-type="float">
            <text:p>57</text:p>
          </table:table-cell>
          <table:table-cell office:value-type="float" office:value="0.219" calcext:value-type="float">
            <text:p>0.219</text:p>
          </table:table-cell>
          <table:table-cell office:value-type="float" office:value="7200.007" calcext:value-type="float">
            <text:p>7200.0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21_3</text:p>
          </table:table-cell>
          <table:table-cell office:value-type="float" office:value="15" calcext:value-type="float">
            <text:p>15</text:p>
          </table:table-cell>
          <table:table-cell office:value-type="float" office:value="52" calcext:value-type="float">
            <text:p>52</text:p>
          </table:table-cell>
          <table:table-cell office:value-type="float" office:value="50" calcext:value-type="float">
            <text:p>50</text:p>
          </table:table-cell>
          <table:table-cell office:value-type="float" office:value="0.038" calcext:value-type="float">
            <text:p>0.038</text:p>
          </table:table-cell>
          <table:table-cell office:value-type="float" office:value="7200.024" calcext:value-type="float">
            <text:p>7200.0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21_4</text:p>
          </table:table-cell>
          <table:table-cell office:value-type="float" office:value="15" calcext:value-type="float">
            <text:p>15</text:p>
          </table:table-cell>
          <table:table-cell office:value-type="float" office:value="64" calcext:value-type="float">
            <text:p>64</text:p>
          </table:table-cell>
          <table:table-cell office:value-type="float" office:value="56" calcext:value-type="float">
            <text:p>56</text:p>
          </table:table-cell>
          <table:table-cell office:value-type="float" office:value="0.125" calcext:value-type="float">
            <text:p>0.125</text:p>
          </table:table-cell>
          <table:table-cell office:value-type="float" office:value="7200.025" calcext:value-type="float">
            <text:p>7200.0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21_5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office:value-type="float" office:value="0.08" calcext:value-type="float">
            <text:p>0.08</text:p>
          </table:table-cell>
          <table:table-cell office:value-type="float" office:value="7200.009" calcext:value-type="float">
            <text:p>7200.0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21_6</text:p>
          </table:table-cell>
          <table:table-cell office:value-type="float" office:value="15" calcext:value-type="float">
            <text:p>15</text:p>
          </table:table-cell>
          <table:table-cell office:value-type="float" office:value="38" calcext:value-type="float">
            <text:p>38</text:p>
          </table:table-cell>
          <table:table-cell office:value-type="float" office:value="37.999" calcext:value-type="float">
            <text:p>37.999</text:p>
          </table:table-cell>
          <table:table-cell office:value-type="float" office:value="0" calcext:value-type="float">
            <text:p>0</text:p>
          </table:table-cell>
          <table:table-cell office:value-type="float" office:value="4669.056" calcext:value-type="float">
            <text:p>4669.0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21_7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42" calcext:value-type="float">
            <text:p>42</text:p>
          </table:table-cell>
          <table:table-cell office:value-type="float" office:value="0.16" calcext:value-type="float">
            <text:p>0.16</text:p>
          </table:table-cell>
          <table:table-cell office:value-type="float" office:value="7200.007" calcext:value-type="float">
            <text:p>7200.0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21_8</text:p>
          </table:table-cell>
          <table:table-cell office:value-type="float" office:value="15" calcext:value-type="float">
            <text:p>15</text:p>
          </table:table-cell>
          <table:table-cell office:value-type="float" office:value="55" calcext:value-type="float">
            <text:p>55</text:p>
          </table:table-cell>
          <table:table-cell office:value-type="float" office:value="42" calcext:value-type="float">
            <text:p>42</text:p>
          </table:table-cell>
          <table:table-cell office:value-type="float" office:value="0.236" calcext:value-type="float">
            <text:p>0.236</text:p>
          </table:table-cell>
          <table:table-cell office:value-type="float" office:value="7200.018" calcext:value-type="float">
            <text:p>7200.0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21_9</text:p>
          </table:table-cell>
          <table:table-cell office:value-type="float" office:value="15" calcext:value-type="float">
            <text:p>15</text:p>
          </table:table-cell>
          <table:table-cell office:value-type="float" office:value="54" calcext:value-type="float">
            <text:p>54</text:p>
          </table:table-cell>
          <table:table-cell office:value-type="float" office:value="42" calcext:value-type="float">
            <text:p>42</text:p>
          </table:table-cell>
          <table:table-cell office:value-type="float" office:value="0.222" calcext:value-type="float">
            <text:p>0.222</text:p>
          </table:table-cell>
          <table:table-cell office:value-type="float" office:value="7200.004" calcext:value-type="float">
            <text:p>7200.0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21_10</text:p>
          </table:table-cell>
          <table:table-cell office:value-type="float" office:value="15" calcext:value-type="float">
            <text:p>15</text:p>
          </table:table-cell>
          <table:table-cell office:value-type="float" office:value="52" calcext:value-type="float">
            <text:p>52</text:p>
          </table:table-cell>
          <table:table-cell office:value-type="float" office:value="32" calcext:value-type="float">
            <text:p>32</text:p>
          </table:table-cell>
          <table:table-cell office:value-type="float" office:value="0.385" calcext:value-type="float">
            <text:p>0.385</text:p>
          </table:table-cell>
          <table:table-cell office:value-type="float" office:value="7200.005" calcext:value-type="float">
            <text:p>7200.0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22_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64.411" calcext:value-type="float">
            <text:p>64.4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22_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232.546" calcext:value-type="float">
            <text:p>232.5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22_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6576.666" calcext:value-type="float">
            <text:p>6576.6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22_4</text:p>
          </table:table-cell>
          <table:table-cell office:value-type="float" office:value="15" calcext:value-type="float">
            <text:p>15</text:p>
          </table:table-cell>
          <table:table-cell office:value-type="float" office:value="42" calcext:value-type="float">
            <text:p>42</text:p>
          </table:table-cell>
          <table:table-cell office:value-type="float" office:value="36" calcext:value-type="float">
            <text:p>36</text:p>
          </table:table-cell>
          <table:table-cell office:value-type="float" office:value="0.143" calcext:value-type="float">
            <text:p>0.143</text:p>
          </table:table-cell>
          <table:table-cell office:value-type="float" office:value="7200.02" calcext:value-type="float">
            <text:p>7200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22_5</text:p>
          </table:table-cell>
          <table:table-cell office:value-type="float" office:value="15" calcext:value-type="float">
            <text:p>15</text:p>
          </table:table-cell>
          <table:table-cell office:value-type="float" office:value="37" calcext:value-type="float">
            <text:p>37</text:p>
          </table:table-cell>
          <table:table-cell office:value-type="float" office:value="32" calcext:value-type="float">
            <text:p>32</text:p>
          </table:table-cell>
          <table:table-cell office:value-type="float" office:value="0.135" calcext:value-type="float">
            <text:p>0.135</text:p>
          </table:table-cell>
          <table:table-cell office:value-type="float" office:value="7200.009" calcext:value-type="float">
            <text:p>7200.0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22_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72.368" calcext:value-type="float">
            <text:p>72.3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22_7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3659.109" calcext:value-type="float">
            <text:p>3659.1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22_8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724.843" calcext:value-type="float">
            <text:p>724.8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22_9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284.237" calcext:value-type="float">
            <text:p>284.2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22_1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119.125" calcext:value-type="float">
            <text:p>119.1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23_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86.557" calcext:value-type="float">
            <text:p>86.5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23_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116.888" calcext:value-type="float">
            <text:p>116.8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23_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28.354" calcext:value-type="float">
            <text:p>28.3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23_4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34.608" calcext:value-type="float">
            <text:p>34.6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23_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34.979" calcext:value-type="float">
            <text:p>34.9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23_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352.928" calcext:value-type="float">
            <text:p>352.9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23_7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32.607" calcext:value-type="float">
            <text:p>32.6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23_8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59.837" calcext:value-type="float">
            <text:p>59.8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23_9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335.006" calcext:value-type="float">
            <text:p>335.0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23_1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26.906" calcext:value-type="float">
            <text:p>26.9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24_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26.582" calcext:value-type="float">
            <text:p>26.5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24_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85.724" calcext:value-type="float">
            <text:p>85.7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24_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21.384" calcext:value-type="float">
            <text:p>21.3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24_4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30.898" calcext:value-type="float">
            <text:p>30.8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24_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21.185" calcext:value-type="float">
            <text:p>21.1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24_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5.949" calcext:value-type="float">
            <text:p>25.9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24_7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27.478" calcext:value-type="float">
            <text:p>27.4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24_8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26.624" calcext:value-type="float">
            <text:p>26.6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24_9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19.541" calcext:value-type="float">
            <text:p>19.5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24_1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20.478" calcext:value-type="float">
            <text:p>20.4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25_1</text:p>
          </table:table-cell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0.067" calcext:value-type="float">
            <text:p>0.067</text:p>
          </table:table-cell>
          <table:table-cell office:value-type="float" office:value="7200.052" calcext:value-type="float">
            <text:p>7200.0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25_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496.789" calcext:value-type="float">
            <text:p>496.7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25_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182.08" calcext:value-type="float">
            <text:p>18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25_4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1668.221" calcext:value-type="float">
            <text:p>1668.2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25_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517.454" calcext:value-type="float">
            <text:p>517.4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25_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37.109" calcext:value-type="float">
            <text:p>37.1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25_7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204.132" calcext:value-type="float">
            <text:p>204.1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25_8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36.683" calcext:value-type="float">
            <text:p>136.6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25_9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2137.285" calcext:value-type="float">
            <text:p>2137.2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25_1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961.256" calcext:value-type="float">
            <text:p>6961.2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26_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30.703" calcext:value-type="float">
            <text:p>30.7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26_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186.265" calcext:value-type="float">
            <text:p>186.2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26_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37.99" calcext:value-type="float">
            <text:p>37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26_4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110.608" calcext:value-type="float">
            <text:p>110.6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26_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37.205" calcext:value-type="float">
            <text:p>37.2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26_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129.861" calcext:value-type="float">
            <text:p>129.8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26_7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87.633" calcext:value-type="float">
            <text:p>87.6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26_8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27.192" calcext:value-type="float">
            <text:p>27.1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26_9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93.253" calcext:value-type="float">
            <text:p>93.2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26_1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026.397" calcext:value-type="float">
            <text:p>1026.3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27_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35.541" calcext:value-type="float">
            <text:p>35.5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27_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36.97" calcext:value-type="float">
            <text:p>3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27_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37.454" calcext:value-type="float">
            <text:p>37.4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27_4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28.988" calcext:value-type="float">
            <text:p>28.9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27_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28.938" calcext:value-type="float">
            <text:p>28.9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27_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28.921" calcext:value-type="float">
            <text:p>28.9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27_7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17.602" calcext:value-type="float">
            <text:p>17.6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27_8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18.262" calcext:value-type="float">
            <text:p>18.2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27_9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24.405" calcext:value-type="float">
            <text:p>24.4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27_1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11.734" calcext:value-type="float">
            <text:p>11.7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28_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24.47" calcext:value-type="float">
            <text:p>2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28_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26.269" calcext:value-type="float">
            <text:p>26.2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28_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23.765" calcext:value-type="float">
            <text:p>23.7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28_4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23.591" calcext:value-type="float">
            <text:p>23.5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28_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26.594" calcext:value-type="float">
            <text:p>26.5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28_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25.376" calcext:value-type="float">
            <text:p>25.3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28_7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19.363" calcext:value-type="float">
            <text:p>19.3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28_8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39.023" calcext:value-type="float">
            <text:p>39.0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28_9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0.792" calcext:value-type="float">
            <text:p>10.7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28_1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26.126" calcext:value-type="float">
            <text:p>26.1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29_1</text:p>
          </table:table-cell>
          <table:table-cell office:value-type="float" office:value="15" calcext:value-type="float">
            <text:p>15</text:p>
          </table:table-cell>
          <table:table-cell office:value-type="float" office:value="57" calcext:value-type="float">
            <text:p>57</text:p>
          </table:table-cell>
          <table:table-cell office:value-type="float" office:value="41.003" calcext:value-type="float">
            <text:p>41.003</text:p>
          </table:table-cell>
          <table:table-cell office:value-type="float" office:value="0.281" calcext:value-type="float">
            <text:p>0.281</text:p>
          </table:table-cell>
          <table:table-cell office:value-type="float" office:value="7200.013" calcext:value-type="float">
            <text:p>7200.0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29_2</text:p>
          </table:table-cell>
          <table:table-cell office:value-type="float" office:value="15" calcext:value-type="float">
            <text:p>15</text:p>
          </table:table-cell>
          <table:table-cell office:value-type="float" office:value="42" calcext:value-type="float">
            <text:p>42</text:p>
          </table:table-cell>
          <table:table-cell office:value-type="float" office:value="36" calcext:value-type="float">
            <text:p>36</text:p>
          </table:table-cell>
          <table:table-cell office:value-type="float" office:value="0.143" calcext:value-type="float">
            <text:p>0.143</text:p>
          </table:table-cell>
          <table:table-cell office:value-type="float" office:value="7200.006" calcext:value-type="float">
            <text:p>7200.0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29_3</text:p>
          </table:table-cell>
          <table:table-cell office:value-type="float" office:value="15" calcext:value-type="float">
            <text:p>15</text:p>
          </table:table-cell>
          <table:table-cell office:value-type="float" office:value="56" calcext:value-type="float">
            <text:p>56</text:p>
          </table:table-cell>
          <table:table-cell office:value-type="float" office:value="44" calcext:value-type="float">
            <text:p>44</text:p>
          </table:table-cell>
          <table:table-cell office:value-type="float" office:value="0.214" calcext:value-type="float">
            <text:p>0.214</text:p>
          </table:table-cell>
          <table:table-cell office:value-type="float" office:value="7200.009" calcext:value-type="float">
            <text:p>7200.0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29_4</text:p>
          </table:table-cell>
          <table:table-cell office:value-type="float" office:value="15" calcext:value-type="float">
            <text:p>15</text:p>
          </table:table-cell>
          <table:table-cell office:value-type="float" office:value="56" calcext:value-type="float">
            <text:p>56</text:p>
          </table:table-cell>
          <table:table-cell office:value-type="float" office:value="34" calcext:value-type="float">
            <text:p>34</text:p>
          </table:table-cell>
          <table:table-cell office:value-type="float" office:value="0.393" calcext:value-type="float">
            <text:p>0.393</text:p>
          </table:table-cell>
          <table:table-cell office:value-type="float" office:value="7200.004" calcext:value-type="float">
            <text:p>7200.0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29_5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office:value-type="float" office:value="31" calcext:value-type="float">
            <text:p>31</text:p>
          </table:table-cell>
          <table:table-cell office:value-type="float" office:value="0.311" calcext:value-type="float">
            <text:p>0.311</text:p>
          </table:table-cell>
          <table:table-cell office:value-type="float" office:value="7200.019" calcext:value-type="float">
            <text:p>7200.0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29_6</text:p>
          </table:table-cell>
          <table:table-cell office:value-type="float" office:value="15" calcext:value-type="float">
            <text:p>15</text:p>
          </table:table-cell>
          <table:table-cell office:value-type="float" office:value="68" calcext:value-type="float">
            <text:p>68</text:p>
          </table:table-cell>
          <table:table-cell office:value-type="float" office:value="43" calcext:value-type="float">
            <text:p>43</text:p>
          </table:table-cell>
          <table:table-cell office:value-type="float" office:value="0.368" calcext:value-type="float">
            <text:p>0.368</text:p>
          </table:table-cell>
          <table:table-cell office:value-type="float" office:value="7200.006" calcext:value-type="float">
            <text:p>7200.0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29_7</text:p>
          </table:table-cell>
          <table:table-cell office:value-type="float" office:value="15" calcext:value-type="float">
            <text:p>15</text:p>
          </table:table-cell>
          <table:table-cell office:value-type="float" office:value="64" calcext:value-type="float">
            <text:p>64</text:p>
          </table:table-cell>
          <table:table-cell office:value-type="float" office:value="42" calcext:value-type="float">
            <text:p>42</text:p>
          </table:table-cell>
          <table:table-cell office:value-type="float" office:value="0.344" calcext:value-type="float">
            <text:p>0.344</text:p>
          </table:table-cell>
          <table:table-cell office:value-type="float" office:value="7200.005" calcext:value-type="float">
            <text:p>7200.0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29_8</text:p>
          </table:table-cell>
          <table:table-cell office:value-type="float" office:value="15" calcext:value-type="float">
            <text:p>15</text:p>
          </table:table-cell>
          <table:table-cell office:value-type="float" office:value="46" calcext:value-type="float">
            <text:p>46</text:p>
          </table:table-cell>
          <table:table-cell office:value-type="float" office:value="35" calcext:value-type="float">
            <text:p>35</text:p>
          </table:table-cell>
          <table:table-cell office:value-type="float" office:value="0.239" calcext:value-type="float">
            <text:p>0.239</text:p>
          </table:table-cell>
          <table:table-cell office:value-type="float" office:value="7200.004" calcext:value-type="float">
            <text:p>7200.0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29_9</text:p>
          </table:table-cell>
          <table:table-cell office:value-type="float" office:value="15" calcext:value-type="float">
            <text:p>15</text:p>
          </table:table-cell>
          <table:table-cell office:value-type="float" office:value="66" calcext:value-type="float">
            <text:p>66</text:p>
          </table:table-cell>
          <table:table-cell office:value-type="float" office:value="39" calcext:value-type="float">
            <text:p>39</text:p>
          </table:table-cell>
          <table:table-cell office:value-type="float" office:value="0.409" calcext:value-type="float">
            <text:p>0.409</text:p>
          </table:table-cell>
          <table:table-cell office:value-type="float" office:value="7200.012" calcext:value-type="float">
            <text:p>7200.0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29_10</text:p>
          </table:table-cell>
          <table:table-cell office:value-type="float" office:value="15" calcext:value-type="float">
            <text:p>15</text:p>
          </table:table-cell>
          <table:table-cell office:value-type="float" office:value="52" calcext:value-type="float">
            <text:p>52</text:p>
          </table:table-cell>
          <table:table-cell office:value-type="float" office:value="36" calcext:value-type="float">
            <text:p>36</text:p>
          </table:table-cell>
          <table:table-cell office:value-type="float" office:value="0.308" calcext:value-type="float">
            <text:p>0.308</text:p>
          </table:table-cell>
          <table:table-cell office:value-type="float" office:value="7200.009" calcext:value-type="float">
            <text:p>7200.0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30_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61.034" calcext:value-type="float">
            <text:p>61.0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30_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515.316" calcext:value-type="float">
            <text:p>1515.3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30_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3003.822" calcext:value-type="float">
            <text:p>3003.8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30_4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926.257" calcext:value-type="float">
            <text:p>926.2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30_5</text:p>
          </table:table-cell>
          <table:table-cell office:value-type="float" office:value="15" calcext:value-type="float">
            <text:p>15</text:p>
          </table:table-cell>
          <table:table-cell office:value-type="float" office:value="42" calcext:value-type="float">
            <text:p>42</text:p>
          </table:table-cell>
          <table:table-cell office:value-type="float" office:value="36" calcext:value-type="float">
            <text:p>36</text:p>
          </table:table-cell>
          <table:table-cell office:value-type="float" office:value="0.143" calcext:value-type="float">
            <text:p>0.143</text:p>
          </table:table-cell>
          <table:table-cell office:value-type="float" office:value="7200.023" calcext:value-type="float">
            <text:p>7200.0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30_6</text:p>
          </table:table-cell>
          <table:table-cell office:value-type="float" office:value="15" calcext:value-type="float">
            <text:p>15</text:p>
          </table:table-cell>
          <table:table-cell office:value-type="float" office:value="54" calcext:value-type="float">
            <text:p>54</text:p>
          </table:table-cell>
          <table:table-cell office:value-type="float" office:value="53.998" calcext:value-type="float">
            <text:p>53.998</text:p>
          </table:table-cell>
          <table:table-cell office:value-type="float" office:value="0" calcext:value-type="float">
            <text:p>0</text:p>
          </table:table-cell>
          <table:table-cell office:value-type="float" office:value="327.288" calcext:value-type="float">
            <text:p>327.2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30_7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423.298" calcext:value-type="float">
            <text:p>423.2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30_8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255.022" calcext:value-type="float">
            <text:p>255.0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30_9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844.875" calcext:value-type="float">
            <text:p>844.8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30_1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499.693" calcext:value-type="float">
            <text:p>499.6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31_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36.073" calcext:value-type="float">
            <text:p>36.0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31_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1065.165" calcext:value-type="float">
            <text:p>1065.1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31_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72.719" calcext:value-type="float">
            <text:p>72.7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31_4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319.405" calcext:value-type="float">
            <text:p>319.4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31_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36.069" calcext:value-type="float">
            <text:p>36.0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31_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174.795" calcext:value-type="float">
            <text:p>174.7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31_7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461.328" calcext:value-type="float">
            <text:p>1461.3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31_8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31.756" calcext:value-type="float">
            <text:p>31.7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31_9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183.461" calcext:value-type="float">
            <text:p>183.4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31_1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19.475" calcext:value-type="float">
            <text:p>119.4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32_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135.711" calcext:value-type="float">
            <text:p>135.7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32_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25.994" calcext:value-type="float">
            <text:p>25.9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32_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27.474" calcext:value-type="float">
            <text:p>27.4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32_4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28.612" calcext:value-type="float">
            <text:p>28.6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32_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24.173" calcext:value-type="float">
            <text:p>24.1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32_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26.572" calcext:value-type="float">
            <text:p>26.5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32_7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35.631" calcext:value-type="float">
            <text:p>35.6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32_8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19.458" calcext:value-type="float">
            <text:p>19.4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32_9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22.864" calcext:value-type="float">
            <text:p>22.8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32_1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25.716" calcext:value-type="float">
            <text:p>25.7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33_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782.529" calcext:value-type="float">
            <text:p>782.5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33_2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38.999" calcext:value-type="float">
            <text:p>38.999</text:p>
          </table:table-cell>
          <table:table-cell office:value-type="float" office:value="0" calcext:value-type="float">
            <text:p>0</text:p>
          </table:table-cell>
          <table:table-cell office:value-type="float" office:value="1142.584" calcext:value-type="float">
            <text:p>1142.5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33_3</text:p>
          </table:table-cell>
          <table:table-cell office:value-type="float" office:value="15" calcext:value-type="float">
            <text:p>15</text:p>
          </table:table-cell>
          <table:table-cell office:value-type="float" office:value="67" calcext:value-type="float">
            <text:p>67</text:p>
          </table:table-cell>
          <table:table-cell office:value-type="float" office:value="36" calcext:value-type="float">
            <text:p>36</text:p>
          </table:table-cell>
          <table:table-cell office:value-type="float" office:value="0.463" calcext:value-type="float">
            <text:p>0.463</text:p>
          </table:table-cell>
          <table:table-cell office:value-type="float" office:value="7200.012" calcext:value-type="float">
            <text:p>7200.0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33_4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269.115" calcext:value-type="float">
            <text:p>1269.1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33_5</text:p>
          </table:table-cell>
          <table:table-cell office:value-type="float" office:value="15" calcext:value-type="float">
            <text:p>15</text:p>
          </table:table-cell>
          <table:table-cell office:value-type="float" office:value="70" calcext:value-type="float">
            <text:p>70</text:p>
          </table:table-cell>
          <table:table-cell office:value-type="float" office:value="59" calcext:value-type="float">
            <text:p>59</text:p>
          </table:table-cell>
          <table:table-cell office:value-type="float" office:value="0.157" calcext:value-type="float">
            <text:p>0.157</text:p>
          </table:table-cell>
          <table:table-cell office:value-type="float" office:value="7200.004" calcext:value-type="float">
            <text:p>7200.0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33_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701.903" calcext:value-type="float">
            <text:p>701.9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33_7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58.588" calcext:value-type="float">
            <text:p>58.5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33_8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2470.054" calcext:value-type="float">
            <text:p>2470.0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33_9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40.642" calcext:value-type="float">
            <text:p>40.6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33_10</text:p>
          </table:table-cell>
          <table:table-cell office:value-type="float" office:value="15" calcext:value-type="float">
            <text:p>15</text:p>
          </table:table-cell>
          <table:table-cell office:value-type="float" office:value="62" calcext:value-type="float">
            <text:p>62</text:p>
          </table:table-cell>
          <table:table-cell office:value-type="float" office:value="56" calcext:value-type="float">
            <text:p>56</text:p>
          </table:table-cell>
          <table:table-cell office:value-type="float" office:value="0.097" calcext:value-type="float">
            <text:p>0.097</text:p>
          </table:table-cell>
          <table:table-cell office:value-type="float" office:value="7200.007" calcext:value-type="float">
            <text:p>7200.0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34_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30.533" calcext:value-type="float">
            <text:p>30.5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34_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63.476" calcext:value-type="float">
            <text:p>63.4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34_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58.051" calcext:value-type="float">
            <text:p>158.0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34_4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61.253" calcext:value-type="float">
            <text:p>61.2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34_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87.923" calcext:value-type="float">
            <text:p>87.9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34_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66.44" calcext:value-type="float">
            <text:p>66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34_7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33.197" calcext:value-type="float">
            <text:p>33.1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34_8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34.512" calcext:value-type="float">
            <text:p>34.5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34_9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49.204" calcext:value-type="float">
            <text:p>49.2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34_1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24.557" calcext:value-type="float">
            <text:p>24.5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35_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22.208" calcext:value-type="float">
            <text:p>22.2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35_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3.612" calcext:value-type="float">
            <text:p>23.6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35_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20.793" calcext:value-type="float">
            <text:p>20.7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35_4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24.098" calcext:value-type="float">
            <text:p>24.0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35_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28.731" calcext:value-type="float">
            <text:p>28.7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35_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23.996" calcext:value-type="float">
            <text:p>23.9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35_7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22.952" calcext:value-type="float">
            <text:p>22.9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35_8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30.398" calcext:value-type="float">
            <text:p>30.3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35_9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24.308" calcext:value-type="float">
            <text:p>24.3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35_1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22.079" calcext:value-type="float">
            <text:p>22.0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37_1</text:p>
          </table:table-cell>
          <table:table-cell office:value-type="float" office:value="15" calcext:value-type="float">
            <text:p>15</text:p>
          </table:table-cell>
          <table:table-cell office:value-type="float" office:value="59" calcext:value-type="float">
            <text:p>59</text:p>
          </table:table-cell>
          <table:table-cell office:value-type="float" office:value="43" calcext:value-type="float">
            <text:p>43</text:p>
          </table:table-cell>
          <table:table-cell office:value-type="float" office:value="0.271" calcext:value-type="float">
            <text:p>0.271</text:p>
          </table:table-cell>
          <table:table-cell office:value-type="float" office:value="7200.006" calcext:value-type="float">
            <text:p>7200.0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37_2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office:value-type="float" office:value="33" calcext:value-type="float">
            <text:p>33</text:p>
          </table:table-cell>
          <table:table-cell office:value-type="float" office:value="0.267" calcext:value-type="float">
            <text:p>0.267</text:p>
          </table:table-cell>
          <table:table-cell office:value-type="float" office:value="7200.003" calcext:value-type="float">
            <text:p>7200.0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37_3</text:p>
          </table:table-cell>
          <table:table-cell office:value-type="float" office:value="15" calcext:value-type="float">
            <text:p>15</text:p>
          </table:table-cell>
          <table:table-cell office:value-type="float" office:value="48" calcext:value-type="float">
            <text:p>48</text:p>
          </table:table-cell>
          <table:table-cell office:value-type="float" office:value="34" calcext:value-type="float">
            <text:p>34</text:p>
          </table:table-cell>
          <table:table-cell office:value-type="float" office:value="0.292" calcext:value-type="float">
            <text:p>0.292</text:p>
          </table:table-cell>
          <table:table-cell office:value-type="float" office:value="7200.06" calcext:value-type="float">
            <text:p>7200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37_4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42" calcext:value-type="float">
            <text:p>42</text:p>
          </table:table-cell>
          <table:table-cell office:value-type="float" office:value="0.16" calcext:value-type="float">
            <text:p>0.16</text:p>
          </table:table-cell>
          <table:table-cell office:value-type="float" office:value="7200.009" calcext:value-type="float">
            <text:p>7200.0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37_5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46" calcext:value-type="float">
            <text:p>46</text:p>
          </table:table-cell>
          <table:table-cell office:value-type="float" office:value="0.333" calcext:value-type="float">
            <text:p>0.333</text:p>
          </table:table-cell>
          <table:table-cell office:value-type="float" office:value="7200.003" calcext:value-type="float">
            <text:p>7200.0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37_6</text:p>
          </table:table-cell>
          <table:table-cell office:value-type="float" office:value="15" calcext:value-type="float">
            <text:p>15</text:p>
          </table:table-cell>
          <table:table-cell office:value-type="float" office:value="48" calcext:value-type="float">
            <text:p>48</text:p>
          </table:table-cell>
          <table:table-cell office:value-type="float" office:value="31.068" calcext:value-type="float">
            <text:p>31.068</text:p>
          </table:table-cell>
          <table:table-cell office:value-type="float" office:value="0.353" calcext:value-type="float">
            <text:p>0.353</text:p>
          </table:table-cell>
          <table:table-cell office:value-type="float" office:value="7200.006" calcext:value-type="float">
            <text:p>7200.0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37_7</text:p>
          </table:table-cell>
          <table:table-cell office:value-type="float" office:value="15" calcext:value-type="float">
            <text:p>15</text:p>
          </table:table-cell>
          <table:table-cell office:value-type="float" office:value="52" calcext:value-type="float">
            <text:p>52</text:p>
          </table:table-cell>
          <table:table-cell office:value-type="float" office:value="30" calcext:value-type="float">
            <text:p>30</text:p>
          </table:table-cell>
          <table:table-cell office:value-type="float" office:value="0.423" calcext:value-type="float">
            <text:p>0.423</text:p>
          </table:table-cell>
          <table:table-cell office:value-type="float" office:value="7200.016" calcext:value-type="float">
            <text:p>7200.0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37_8</text:p>
          </table:table-cell>
          <table:table-cell office:value-type="float" office:value="15" calcext:value-type="float">
            <text:p>15</text:p>
          </table:table-cell>
          <table:table-cell office:value-type="float" office:value="41" calcext:value-type="float">
            <text:p>41</text:p>
          </table:table-cell>
          <table:table-cell office:value-type="float" office:value="33" calcext:value-type="float">
            <text:p>33</text:p>
          </table:table-cell>
          <table:table-cell office:value-type="float" office:value="0.195" calcext:value-type="float">
            <text:p>0.195</text:p>
          </table:table-cell>
          <table:table-cell office:value-type="float" office:value="7200.007" calcext:value-type="float">
            <text:p>7200.0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37_9</text:p>
          </table:table-cell>
          <table:table-cell office:value-type="float" office:value="15" calcext:value-type="float">
            <text:p>15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office:value-type="float" office:value="0.279" calcext:value-type="float">
            <text:p>0.279</text:p>
          </table:table-cell>
          <table:table-cell office:value-type="float" office:value="7200.004" calcext:value-type="float">
            <text:p>7200.0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37_10</text:p>
          </table:table-cell>
          <table:table-cell office:value-type="float" office:value="15" calcext:value-type="float">
            <text:p>15</text:p>
          </table:table-cell>
          <table:table-cell office:value-type="float" office:value="49" calcext:value-type="float">
            <text:p>49</text:p>
          </table:table-cell>
          <table:table-cell office:value-type="float" office:value="35.327" calcext:value-type="float">
            <text:p>35.327</text:p>
          </table:table-cell>
          <table:table-cell office:value-type="float" office:value="0.279" calcext:value-type="float">
            <text:p>0.279</text:p>
          </table:table-cell>
          <table:table-cell office:value-type="float" office:value="7200.02" calcext:value-type="float">
            <text:p>7200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38_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326.314" calcext:value-type="float">
            <text:p>326.3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38_2</text:p>
          </table:table-cell>
          <table:table-cell office:value-type="float" office:value="15" calcext:value-type="float">
            <text:p>15</text:p>
          </table:table-cell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office:value-type="float" office:value="0.049" calcext:value-type="float">
            <text:p>0.049</text:p>
          </table:table-cell>
          <table:table-cell office:value-type="float" office:value="7200.009" calcext:value-type="float">
            <text:p>7200.0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38_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861.571" calcext:value-type="float">
            <text:p>861.5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38_4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5147.061" calcext:value-type="float">
            <text:p>5147.0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38_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340.472" calcext:value-type="float">
            <text:p>340.4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38_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62.126" calcext:value-type="float">
            <text:p>62.1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38_7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office:value-type="float" office:value="40" calcext:value-type="float">
            <text:p>40</text:p>
          </table:table-cell>
          <table:table-cell office:value-type="float" office:value="0.091" calcext:value-type="float">
            <text:p>0.091</text:p>
          </table:table-cell>
          <table:table-cell office:value-type="float" office:value="7200.011" calcext:value-type="float">
            <text:p>7200.0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38_8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63.613" calcext:value-type="float">
            <text:p>163.6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38_9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167.776" calcext:value-type="float">
            <text:p>167.7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38_1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129.909" calcext:value-type="float">
            <text:p>1129.9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39_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21.987" calcext:value-type="float">
            <text:p>121.9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39_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28.046" calcext:value-type="float">
            <text:p>28.0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39_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19.276" calcext:value-type="float">
            <text:p>19.2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39_4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37.707" calcext:value-type="float">
            <text:p>37.7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39_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32.66" calcext:value-type="float">
            <text:p>3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39_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30.784" calcext:value-type="float">
            <text:p>30.7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39_7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30.747" calcext:value-type="float">
            <text:p>30.7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39_8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64.04" calcext:value-type="float">
            <text:p>64.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39_9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44.985" calcext:value-type="float">
            <text:p>44.9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39_1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39.285" calcext:value-type="float">
            <text:p>39.2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40_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35.318" calcext:value-type="float">
            <text:p>35.3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40_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31.226" calcext:value-type="float">
            <text:p>31.2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40_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27.318" calcext:value-type="float">
            <text:p>127.3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40_4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39.844" calcext:value-type="float">
            <text:p>39.8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40_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46.677" calcext:value-type="float">
            <text:p>46.6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40_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25.829" calcext:value-type="float">
            <text:p>25.8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40_7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29.567" calcext:value-type="float">
            <text:p>29.5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40_8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39.999" calcext:value-type="float">
            <text:p>39.999</text:p>
          </table:table-cell>
          <table:table-cell office:value-type="float" office:value="0" calcext:value-type="float">
            <text:p>0</text:p>
          </table:table-cell>
          <table:table-cell office:value-type="float" office:value="36.22" calcext:value-type="float">
            <text:p>3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40_9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37.169" calcext:value-type="float">
            <text:p>37.1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40_1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61.002" calcext:value-type="float">
            <text:p>61.0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41_1</text:p>
          </table:table-cell>
          <table:table-cell office:value-type="float" office:value="15" calcext:value-type="float">
            <text:p>15</text:p>
          </table:table-cell>
          <table:table-cell office:value-type="float" office:value="56" calcext:value-type="float">
            <text:p>56</text:p>
          </table:table-cell>
          <table:table-cell office:value-type="float" office:value="46" calcext:value-type="float">
            <text:p>46</text:p>
          </table:table-cell>
          <table:table-cell office:value-type="float" office:value="0.179" calcext:value-type="float">
            <text:p>0.179</text:p>
          </table:table-cell>
          <table:table-cell office:value-type="float" office:value="7200.042" calcext:value-type="float">
            <text:p>7200.0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41_2</text:p>
          </table:table-cell>
          <table:table-cell office:value-type="float" office:value="15" calcext:value-type="float">
            <text:p>15</text:p>
          </table:table-cell>
          <table:table-cell office:value-type="float" office:value="43" calcext:value-type="float">
            <text:p>43</text:p>
          </table:table-cell>
          <table:table-cell office:value-type="float" office:value="36" calcext:value-type="float">
            <text:p>36</text:p>
          </table:table-cell>
          <table:table-cell office:value-type="float" office:value="0.163" calcext:value-type="float">
            <text:p>0.163</text:p>
          </table:table-cell>
          <table:table-cell office:value-type="float" office:value="7200.008" calcext:value-type="float">
            <text:p>7200.0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41_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914.462" calcext:value-type="float">
            <text:p>914.4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41_4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2998.327" calcext:value-type="float">
            <text:p>2998.3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41_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245.495" calcext:value-type="float">
            <text:p>245.4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41_6</text:p>
          </table:table-cell>
          <table:table-cell office:value-type="float" office:value="15" calcext:value-type="float">
            <text:p>15</text:p>
          </table:table-cell>
          <table:table-cell office:value-type="float" office:value="53" calcext:value-type="float">
            <text:p>53</text:p>
          </table:table-cell>
          <table:table-cell office:value-type="float" office:value="37.917" calcext:value-type="float">
            <text:p>37.917</text:p>
          </table:table-cell>
          <table:table-cell office:value-type="float" office:value="0.285" calcext:value-type="float">
            <text:p>0.285</text:p>
          </table:table-cell>
          <table:table-cell office:value-type="float" office:value="7200.015" calcext:value-type="float">
            <text:p>7200.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41_7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479.494" calcext:value-type="float">
            <text:p>479.4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41_8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4093.97" calcext:value-type="float">
            <text:p>4093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41_9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29.118" calcext:value-type="float">
            <text:p>29.118</text:p>
          </table:table-cell>
          <table:table-cell office:value-type="float" office:value="0.272" calcext:value-type="float">
            <text:p>0.272</text:p>
          </table:table-cell>
          <table:table-cell office:value-type="float" office:value="7200.004" calcext:value-type="float">
            <text:p>7200.0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41_1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333.744" calcext:value-type="float">
            <text:p>333.7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42_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39.044" calcext:value-type="float">
            <text:p>39.0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42_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24.498" calcext:value-type="float">
            <text:p>24.4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42_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33.35" calcext:value-type="float">
            <text:p>33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42_4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29.356" calcext:value-type="float">
            <text:p>29.3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42_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53.431" calcext:value-type="float">
            <text:p>53.4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42_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110.234" calcext:value-type="float">
            <text:p>110.2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42_7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14.376" calcext:value-type="float">
            <text:p>14.3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42_8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93.829" calcext:value-type="float">
            <text:p>93.8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42_9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27.251" calcext:value-type="float">
            <text:p>27.2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42_1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62.876" calcext:value-type="float">
            <text:p>62.8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43_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20.202" calcext:value-type="float">
            <text:p>20.2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43_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19.793" calcext:value-type="float">
            <text:p>19.7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43_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20.233" calcext:value-type="float">
            <text:p>20.2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43_4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28.317" calcext:value-type="float">
            <text:p>28.3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43_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38.573" calcext:value-type="float">
            <text:p>38.5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43_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37.856" calcext:value-type="float">
            <text:p>37.8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43_7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29.722" calcext:value-type="float">
            <text:p>29.7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43_8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17.874" calcext:value-type="float">
            <text:p>17.8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43_9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22.411" calcext:value-type="float">
            <text:p>22.4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43_1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18.358" calcext:value-type="float">
            <text:p>18.3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44_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25.038" calcext:value-type="float">
            <text:p>25.0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44_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17.834" calcext:value-type="float">
            <text:p>17.8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44_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19.904" calcext:value-type="float">
            <text:p>19.9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44_4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24.137" calcext:value-type="float">
            <text:p>24.1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44_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26.226" calcext:value-type="float">
            <text:p>26.2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44_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20.03" calcext:value-type="float">
            <text:p>20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44_7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19.137" calcext:value-type="float">
            <text:p>19.1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44_8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18.418" calcext:value-type="float">
            <text:p>18.4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44_9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11.841" calcext:value-type="float">
            <text:p>11.8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44_1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23.11" calcext:value-type="float">
            <text:p>23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45_1</text:p>
          </table:table-cell>
          <table:table-cell office:value-type="float" office:value="15" calcext:value-type="float">
            <text:p>15</text:p>
          </table:table-cell>
          <table:table-cell office:value-type="float" office:value="46" calcext:value-type="float">
            <text:p>46</text:p>
          </table:table-cell>
          <table:table-cell office:value-type="float" office:value="29" calcext:value-type="float">
            <text:p>29</text:p>
          </table:table-cell>
          <table:table-cell office:value-type="float" office:value="0.37" calcext:value-type="float">
            <text:p>0.37</text:p>
          </table:table-cell>
          <table:table-cell office:value-type="float" office:value="7200.005" calcext:value-type="float">
            <text:p>7200.0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45_2</text:p>
          </table:table-cell>
          <table:table-cell office:value-type="float" office:value="15" calcext:value-type="float">
            <text:p>15</text:p>
          </table:table-cell>
          <table:table-cell office:value-type="float" office:value="54" calcext:value-type="float">
            <text:p>54</text:p>
          </table:table-cell>
          <table:table-cell office:value-type="float" office:value="44" calcext:value-type="float">
            <text:p>44</text:p>
          </table:table-cell>
          <table:table-cell office:value-type="float" office:value="0.185" calcext:value-type="float">
            <text:p>0.185</text:p>
          </table:table-cell>
          <table:table-cell office:value-type="float" office:value="7200.004" calcext:value-type="float">
            <text:p>7200.0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45_3</text:p>
          </table:table-cell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 office:value-type="float" office:value="38" calcext:value-type="float">
            <text:p>38</text:p>
          </table:table-cell>
          <table:table-cell office:value-type="float" office:value="0.367" calcext:value-type="float">
            <text:p>0.367</text:p>
          </table:table-cell>
          <table:table-cell office:value-type="float" office:value="7200.007" calcext:value-type="float">
            <text:p>7200.0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45_4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office:value-type="float" office:value="29.859" calcext:value-type="float">
            <text:p>29.859</text:p>
          </table:table-cell>
          <table:table-cell office:value-type="float" office:value="0.321" calcext:value-type="float">
            <text:p>0.321</text:p>
          </table:table-cell>
          <table:table-cell office:value-type="float" office:value="7200.076" calcext:value-type="float">
            <text:p>7200.0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45_5</text:p>
          </table:table-cell>
          <table:table-cell office:value-type="float" office:value="15" calcext:value-type="float">
            <text:p>15</text:p>
          </table:table-cell>
          <table:table-cell office:value-type="float" office:value="55" calcext:value-type="float">
            <text:p>55</text:p>
          </table:table-cell>
          <table:table-cell office:value-type="float" office:value="39.045" calcext:value-type="float">
            <text:p>39.045</text:p>
          </table:table-cell>
          <table:table-cell office:value-type="float" office:value="0.29" calcext:value-type="float">
            <text:p>0.29</text:p>
          </table:table-cell>
          <table:table-cell office:value-type="float" office:value="7200.011" calcext:value-type="float">
            <text:p>7200.0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45_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3125.346" calcext:value-type="float">
            <text:p>3125.3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45_7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27" calcext:value-type="float">
            <text:p>27</text:p>
          </table:table-cell>
          <table:table-cell office:value-type="float" office:value="0.325" calcext:value-type="float">
            <text:p>0.325</text:p>
          </table:table-cell>
          <table:table-cell office:value-type="float" office:value="7200.011" calcext:value-type="float">
            <text:p>7200.0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45_8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37" calcext:value-type="float">
            <text:p>37</text:p>
          </table:table-cell>
          <table:table-cell office:value-type="float" office:value="0.26" calcext:value-type="float">
            <text:p>0.26</text:p>
          </table:table-cell>
          <table:table-cell office:value-type="float" office:value="7200.003" calcext:value-type="float">
            <text:p>7200.0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45_9</text:p>
          </table:table-cell>
          <table:table-cell office:value-type="float" office:value="15" calcext:value-type="float">
            <text:p>15</text:p>
          </table:table-cell>
          <table:table-cell office:value-type="float" office:value="59" calcext:value-type="float">
            <text:p>59</text:p>
          </table:table-cell>
          <table:table-cell office:value-type="float" office:value="56" calcext:value-type="float">
            <text:p>56</text:p>
          </table:table-cell>
          <table:table-cell office:value-type="float" office:value="0.051" calcext:value-type="float">
            <text:p>0.051</text:p>
          </table:table-cell>
          <table:table-cell office:value-type="float" office:value="7200.023" calcext:value-type="float">
            <text:p>7200.0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45_10</text:p>
          </table:table-cell>
          <table:table-cell office:value-type="float" office:value="15" calcext:value-type="float">
            <text:p>15</text:p>
          </table:table-cell>
          <table:table-cell office:value-type="float" office:value="47" calcext:value-type="float">
            <text:p>47</text:p>
          </table:table-cell>
          <table:table-cell office:value-type="float" office:value="34.5" calcext:value-type="float">
            <text:p>34.5</text:p>
          </table:table-cell>
          <table:table-cell office:value-type="float" office:value="0.266" calcext:value-type="float">
            <text:p>0.266</text:p>
          </table:table-cell>
          <table:table-cell office:value-type="float" office:value="7200.015" calcext:value-type="float">
            <text:p>7200.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46_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1255.074" calcext:value-type="float">
            <text:p>1255.0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46_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207.395" calcext:value-type="float">
            <text:p>207.3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46_3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office:value-type="float" office:value="0.025" calcext:value-type="float">
            <text:p>0.025</text:p>
          </table:table-cell>
          <table:table-cell office:value-type="float" office:value="7200.018" calcext:value-type="float">
            <text:p>7200.0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46_4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779.617" calcext:value-type="float">
            <text:p>779.6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46_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208.768" calcext:value-type="float">
            <text:p>208.7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46_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973.407" calcext:value-type="float">
            <text:p>973.4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46_7</text:p>
          </table:table-cell>
          <table:table-cell office:value-type="float" office:value="15" calcext:value-type="float">
            <text:p>15</text:p>
          </table:table-cell>
          <table:table-cell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  <table:table-cell office:value-type="float" office:value="0.054" calcext:value-type="float">
            <text:p>0.054</text:p>
          </table:table-cell>
          <table:table-cell office:value-type="float" office:value="7200.005" calcext:value-type="float">
            <text:p>7200.0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46_8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336.386" calcext:value-type="float">
            <text:p>336.3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46_9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116.165" calcext:value-type="float">
            <text:p>116.1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46_1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34.595" calcext:value-type="float">
            <text:p>34.5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47_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29.811" calcext:value-type="float">
            <text:p>29.8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47_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7.686" calcext:value-type="float">
            <text:p>17.6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47_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28.39" calcext:value-type="float">
            <text:p>28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47_4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26.1" calcext:value-type="float">
            <text:p>26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47_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29.296" calcext:value-type="float">
            <text:p>29.2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47_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43.735" calcext:value-type="float">
            <text:p>43.7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47_7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32.742" calcext:value-type="float">
            <text:p>32.7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47_8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24.457" calcext:value-type="float">
            <text:p>24.4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47_9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23.646" calcext:value-type="float">
            <text:p>23.6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47_1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417.007" calcext:value-type="float">
            <text:p>417.0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48_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33.825" calcext:value-type="float">
            <text:p>33.8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48_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30.733" calcext:value-type="float">
            <text:p>30.7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48_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8.142" calcext:value-type="float">
            <text:p>18.1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48_4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31.068" calcext:value-type="float">
            <text:p>31.0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48_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5.985" calcext:value-type="float">
            <text:p>15.9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48_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23.805" calcext:value-type="float">
            <text:p>23.8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48_7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16.324" calcext:value-type="float">
            <text:p>16.3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48_8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8.905" calcext:value-type="float">
            <text:p>18.9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48_9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23.557" calcext:value-type="float">
            <text:p>23.5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48_1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34.523" calcext:value-type="float">
            <text:p>34.5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49_1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26" calcext:value-type="float">
            <text:p>26</text:p>
          </table:table-cell>
          <table:table-cell office:value-type="float" office:value="0.333" calcext:value-type="float">
            <text:p>0.333</text:p>
          </table:table-cell>
          <table:table-cell office:value-type="float" office:value="7200.005" calcext:value-type="float">
            <text:p>7200.0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49_2</text:p>
          </table:table-cell>
          <table:table-cell office:value-type="float" office:value="15" calcext:value-type="float">
            <text:p>15</text:p>
          </table:table-cell>
          <table:table-cell office:value-type="float" office:value="57" calcext:value-type="float">
            <text:p>57</text:p>
          </table:table-cell>
          <table:table-cell office:value-type="float" office:value="47" calcext:value-type="float">
            <text:p>47</text:p>
          </table:table-cell>
          <table:table-cell office:value-type="float" office:value="0.175" calcext:value-type="float">
            <text:p>0.175</text:p>
          </table:table-cell>
          <table:table-cell office:value-type="float" office:value="7200.026" calcext:value-type="float">
            <text:p>7200.0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49_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1213.528" calcext:value-type="float">
            <text:p>1213.5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49_4</text:p>
          </table:table-cell>
          <table:table-cell office:value-type="float" office:value="15" calcext:value-type="float">
            <text:p>15</text:p>
          </table:table-cell>
          <table:table-cell office:value-type="float" office:value="62" calcext:value-type="float">
            <text:p>62</text:p>
          </table:table-cell>
          <table:table-cell office:value-type="float" office:value="42" calcext:value-type="float">
            <text:p>42</text:p>
          </table:table-cell>
          <table:table-cell office:value-type="float" office:value="0.323" calcext:value-type="float">
            <text:p>0.323</text:p>
          </table:table-cell>
          <table:table-cell office:value-type="float" office:value="7200.004" calcext:value-type="float">
            <text:p>7200.0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49_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88.431" calcext:value-type="float">
            <text:p>88.4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49_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681.542" calcext:value-type="float">
            <text:p>681.5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49_7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1357.592" calcext:value-type="float">
            <text:p>1357.5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49_8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776.912" calcext:value-type="float">
            <text:p>776.9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49_9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198.012" calcext:value-type="float">
            <text:p>1198.0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49_10</text:p>
          </table:table-cell>
          <table:table-cell office:value-type="float" office:value="15" calcext:value-type="float">
            <text:p>15</text:p>
          </table:table-cell>
          <table:table-cell office:value-type="float" office:value="48" calcext:value-type="float">
            <text:p>48</text:p>
          </table:table-cell>
          <table:table-cell office:value-type="float" office:value="41" calcext:value-type="float">
            <text:p>41</text:p>
          </table:table-cell>
          <table:table-cell office:value-type="float" office:value="0.146" calcext:value-type="float">
            <text:p>0.146</text:p>
          </table:table-cell>
          <table:table-cell office:value-type="float" office:value="7200.011" calcext:value-type="float">
            <text:p>7200.0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50_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96.553" calcext:value-type="float">
            <text:p>96.5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50_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23.073" calcext:value-type="float">
            <text:p>23.0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50_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26.361" calcext:value-type="float">
            <text:p>26.3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50_4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69.664" calcext:value-type="float">
            <text:p>69.6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50_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15.539" calcext:value-type="float">
            <text:p>15.5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50_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46.254" calcext:value-type="float">
            <text:p>46.2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50_7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32.142" calcext:value-type="float">
            <text:p>32.1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50_8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22.26" calcext:value-type="float">
            <text:p>22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50_9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33.244" calcext:value-type="float">
            <text:p>33.2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50_1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33.427" calcext:value-type="float">
            <text:p>33.4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51_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31.263" calcext:value-type="float">
            <text:p>31.2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51_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33.752" calcext:value-type="float">
            <text:p>33.7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51_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28.317" calcext:value-type="float">
            <text:p>28.3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51_4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44.574" calcext:value-type="float">
            <text:p>44.5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51_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23.468" calcext:value-type="float">
            <text:p>23.4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51_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22.135" calcext:value-type="float">
            <text:p>22.1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51_7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4.484" calcext:value-type="float">
            <text:p>4.4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51_8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26.208" calcext:value-type="float">
            <text:p>26.2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51_9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24.903" calcext:value-type="float">
            <text:p>24.9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51_1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27.745" calcext:value-type="float">
            <text:p>27.7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52_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28.477" calcext:value-type="float">
            <text:p>28.4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52_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25.075" calcext:value-type="float">
            <text:p>25.0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52_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23.356" calcext:value-type="float">
            <text:p>23.3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52_4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22.461" calcext:value-type="float">
            <text:p>22.4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52_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21.085" calcext:value-type="float">
            <text:p>21.0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52_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25.668" calcext:value-type="float">
            <text:p>25.6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52_7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23.364" calcext:value-type="float">
            <text:p>23.3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52_8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10.895" calcext:value-type="float">
            <text:p>10.8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52_9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6.646" calcext:value-type="float">
            <text:p>16.6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52_1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6.299" calcext:value-type="float">
            <text:p>16.2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53_1</text:p>
          </table:table-cell>
          <table:table-cell office:value-type="float" office:value="15" calcext:value-type="float">
            <text:p>15</text:p>
          </table:table-cell>
          <table:table-cell office:value-type="float" office:value="43" calcext:value-type="float">
            <text:p>43</text:p>
          </table:table-cell>
          <table:table-cell office:value-type="float" office:value="32" calcext:value-type="float">
            <text:p>32</text:p>
          </table:table-cell>
          <table:table-cell office:value-type="float" office:value="0.256" calcext:value-type="float">
            <text:p>0.256</text:p>
          </table:table-cell>
          <table:table-cell office:value-type="float" office:value="7200.004" calcext:value-type="float">
            <text:p>7200.0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53_2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54.189" calcext:value-type="float">
            <text:p>54.189</text:p>
          </table:table-cell>
          <table:table-cell office:value-type="float" office:value="0.305" calcext:value-type="float">
            <text:p>0.305</text:p>
          </table:table-cell>
          <table:table-cell office:value-type="float" office:value="7200.006" calcext:value-type="float">
            <text:p>7200.0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53_3</text:p>
          </table:table-cell>
          <table:table-cell office:value-type="float" office:value="15" calcext:value-type="float">
            <text:p>15</text:p>
          </table:table-cell>
          <table:table-cell office:value-type="float" office:value="58" calcext:value-type="float">
            <text:p>58</text:p>
          </table:table-cell>
          <table:table-cell office:value-type="float" office:value="39" calcext:value-type="float">
            <text:p>39</text:p>
          </table:table-cell>
          <table:table-cell office:value-type="float" office:value="0.328" calcext:value-type="float">
            <text:p>0.328</text:p>
          </table:table-cell>
          <table:table-cell office:value-type="float" office:value="7200.008" calcext:value-type="float">
            <text:p>7200.0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53_4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office:value-type="float" office:value="28.038" calcext:value-type="float">
            <text:p>28.038</text:p>
          </table:table-cell>
          <table:table-cell office:value-type="float" office:value="0.377" calcext:value-type="float">
            <text:p>0.377</text:p>
          </table:table-cell>
          <table:table-cell office:value-type="float" office:value="7200.015" calcext:value-type="float">
            <text:p>7200.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53_5</text:p>
          </table:table-cell>
          <table:table-cell office:value-type="float" office:value="15" calcext:value-type="float">
            <text:p>15</text:p>
          </table:table-cell>
          <table:table-cell office:value-type="float" office:value="46" calcext:value-type="float">
            <text:p>46</text:p>
          </table:table-cell>
          <table:table-cell office:value-type="float" office:value="34.114" calcext:value-type="float">
            <text:p>34.114</text:p>
          </table:table-cell>
          <table:table-cell office:value-type="float" office:value="0.258" calcext:value-type="float">
            <text:p>0.258</text:p>
          </table:table-cell>
          <table:table-cell office:value-type="float" office:value="7200.005" calcext:value-type="float">
            <text:p>7200.0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53_6</text:p>
          </table:table-cell>
          <table:table-cell office:value-type="float" office:value="15" calcext:value-type="float">
            <text:p>15</text:p>
          </table:table-cell>
          <table:table-cell office:value-type="float" office:value="47" calcext:value-type="float">
            <text:p>47</text:p>
          </table:table-cell>
          <table:table-cell office:value-type="float" office:value="29.381" calcext:value-type="float">
            <text:p>29.381</text:p>
          </table:table-cell>
          <table:table-cell office:value-type="float" office:value="0.375" calcext:value-type="float">
            <text:p>0.375</text:p>
          </table:table-cell>
          <table:table-cell office:value-type="float" office:value="7200.055" calcext:value-type="float">
            <text:p>7200.0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53_7</text:p>
          </table:table-cell>
          <table:table-cell office:value-type="float" office:value="15" calcext:value-type="float">
            <text:p>15</text:p>
          </table:table-cell>
          <table:table-cell office:value-type="float" office:value="53" calcext:value-type="float">
            <text:p>53</text:p>
          </table:table-cell>
          <table:table-cell office:value-type="float" office:value="45" calcext:value-type="float">
            <text:p>45</text:p>
          </table:table-cell>
          <table:table-cell office:value-type="float" office:value="0.151" calcext:value-type="float">
            <text:p>0.151</text:p>
          </table:table-cell>
          <table:table-cell office:value-type="float" office:value="7200.021" calcext:value-type="float">
            <text:p>7200.0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53_8</text:p>
          </table:table-cell>
          <table:table-cell office:value-type="float" office:value="15" calcext:value-type="float">
            <text:p>15</text:p>
          </table:table-cell>
          <table:table-cell office:value-type="float" office:value="59" calcext:value-type="float">
            <text:p>59</text:p>
          </table:table-cell>
          <table:table-cell office:value-type="float" office:value="46" calcext:value-type="float">
            <text:p>46</text:p>
          </table:table-cell>
          <table:table-cell office:value-type="float" office:value="0.22" calcext:value-type="float">
            <text:p>0.22</text:p>
          </table:table-cell>
          <table:table-cell office:value-type="float" office:value="7200.046" calcext:value-type="float">
            <text:p>7200.0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53_9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38" calcext:value-type="float">
            <text:p>38</text:p>
          </table:table-cell>
          <table:table-cell office:value-type="float" office:value="0.24" calcext:value-type="float">
            <text:p>0.24</text:p>
          </table:table-cell>
          <table:table-cell office:value-type="float" office:value="7200.007" calcext:value-type="float">
            <text:p>7200.0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53_10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42" calcext:value-type="float">
            <text:p>42</text:p>
          </table:table-cell>
          <table:table-cell office:value-type="float" office:value="0.176" calcext:value-type="float">
            <text:p>0.176</text:p>
          </table:table-cell>
          <table:table-cell office:value-type="float" office:value="7200.005" calcext:value-type="float">
            <text:p>7200.0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54_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30.234" calcext:value-type="float">
            <text:p>30.2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54_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430.879" calcext:value-type="float">
            <text:p>430.8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54_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718.892" calcext:value-type="float">
            <text:p>718.8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54_4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366.126" calcext:value-type="float">
            <text:p>366.1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54_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165.533" calcext:value-type="float">
            <text:p>165.5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54_6</text:p>
          </table:table-cell>
          <table:table-cell office:value-type="float" office:value="15" calcext:value-type="float">
            <text:p>15</text:p>
          </table:table-cell>
          <table:table-cell office:value-type="float" office:value="49" calcext:value-type="float">
            <text:p>49</text:p>
          </table:table-cell>
          <table:table-cell office:value-type="float" office:value="44" calcext:value-type="float">
            <text:p>44</text:p>
          </table:table-cell>
          <table:table-cell office:value-type="float" office:value="0.102" calcext:value-type="float">
            <text:p>0.102</text:p>
          </table:table-cell>
          <table:table-cell office:value-type="float" office:value="7200.005" calcext:value-type="float">
            <text:p>7200.0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54_7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86.344" calcext:value-type="float">
            <text:p>86.3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54_8</text:p>
          </table:table-cell>
          <table:table-cell office:value-type="float" office:value="15" calcext:value-type="float">
            <text:p>15</text:p>
          </table:table-cell>
          <table:table-cell office:value-type="float" office:value="38" calcext:value-type="float">
            <text:p>38</text:p>
          </table:table-cell>
          <table:table-cell office:value-type="float" office:value="35" calcext:value-type="float">
            <text:p>35</text:p>
          </table:table-cell>
          <table:table-cell office:value-type="float" office:value="0.079" calcext:value-type="float">
            <text:p>0.079</text:p>
          </table:table-cell>
          <table:table-cell office:value-type="float" office:value="7200.009" calcext:value-type="float">
            <text:p>7200.0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54_9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82.048" calcext:value-type="float">
            <text:p>82.0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54_1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418.904" calcext:value-type="float">
            <text:p>418.9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55_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34.081" calcext:value-type="float">
            <text:p>34.0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55_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14.575" calcext:value-type="float">
            <text:p>114.5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55_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37.711" calcext:value-type="float">
            <text:p>37.7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55_4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30.792" calcext:value-type="float">
            <text:p>30.7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55_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33.511" calcext:value-type="float">
            <text:p>33.5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55_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36.892" calcext:value-type="float">
            <text:p>36.8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55_7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24.962" calcext:value-type="float">
            <text:p>24.9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55_8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39.63" calcext:value-type="float">
            <text:p>39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55_9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23.893" calcext:value-type="float">
            <text:p>23.8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55_1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24.764" calcext:value-type="float">
            <text:p>24.7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56_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27.486" calcext:value-type="float">
            <text:p>27.4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56_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21.847" calcext:value-type="float">
            <text:p>21.8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56_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20.572" calcext:value-type="float">
            <text:p>20.5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56_4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26.867" calcext:value-type="float">
            <text:p>26.8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56_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28.358" calcext:value-type="float">
            <text:p>28.3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56_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21.453" calcext:value-type="float">
            <text:p>21.4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56_7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22.927" calcext:value-type="float">
            <text:p>22.9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56_8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8.345" calcext:value-type="float">
            <text:p>18.3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56_9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16.533" calcext:value-type="float">
            <text:p>16.5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56_1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20.241" calcext:value-type="float">
            <text:p>20.2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57_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2104.64" calcext:value-type="float">
            <text:p>210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57_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145.637" calcext:value-type="float">
            <text:p>145.6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57_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391.027" calcext:value-type="float">
            <text:p>391.0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57_4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3143.504" calcext:value-type="float">
            <text:p>3143.5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57_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526.036" calcext:value-type="float">
            <text:p>526.0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57_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423.847" calcext:value-type="float">
            <text:p>423.8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57_7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1079.827" calcext:value-type="float">
            <text:p>1079.8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57_8</text:p>
          </table:table-cell>
          <table:table-cell office:value-type="float" office:value="15" calcext:value-type="float">
            <text:p>15</text:p>
          </table:table-cell>
          <table:table-cell office:value-type="float" office:value="53" calcext:value-type="float">
            <text:p>53</text:p>
          </table:table-cell>
          <table:table-cell office:value-type="float" office:value="51" calcext:value-type="float">
            <text:p>51</text:p>
          </table:table-cell>
          <table:table-cell office:value-type="float" office:value="0.038" calcext:value-type="float">
            <text:p>0.038</text:p>
          </table:table-cell>
          <table:table-cell office:value-type="float" office:value="7200.004" calcext:value-type="float">
            <text:p>7200.0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57_9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334.444" calcext:value-type="float">
            <text:p>1334.4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57_1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613.679" calcext:value-type="float">
            <text:p>613.6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58_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29.283" calcext:value-type="float">
            <text:p>29.2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58_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9.89" calcext:value-type="float">
            <text:p>19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58_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25.072" calcext:value-type="float">
            <text:p>25.0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58_4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25.201" calcext:value-type="float">
            <text:p>25.2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58_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104.845" calcext:value-type="float">
            <text:p>104.8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58_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25.94" calcext:value-type="float">
            <text:p>25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58_7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38.434" calcext:value-type="float">
            <text:p>38.4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58_8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89.206" calcext:value-type="float">
            <text:p>89.2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58_9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5.887" calcext:value-type="float">
            <text:p>25.8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58_1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30.637" calcext:value-type="float">
            <text:p>30.6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59_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28.151" calcext:value-type="float">
            <text:p>28.1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59_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21.703" calcext:value-type="float">
            <text:p>21.7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59_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22.883" calcext:value-type="float">
            <text:p>22.8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59_4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17.298" calcext:value-type="float">
            <text:p>17.2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59_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24.116" calcext:value-type="float">
            <text:p>24.1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59_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19.209" calcext:value-type="float">
            <text:p>19.2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59_7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20.666" calcext:value-type="float">
            <text:p>20.6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59_8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26.218" calcext:value-type="float">
            <text:p>26.2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59_9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24.819" calcext:value-type="float">
            <text:p>24.8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59_1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13.591" calcext:value-type="float">
            <text:p>13.5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60_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9.401" calcext:value-type="float">
            <text:p>19.4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60_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20.368" calcext:value-type="float">
            <text:p>20.3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60_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19.586" calcext:value-type="float">
            <text:p>19.5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60_4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17.289" calcext:value-type="float">
            <text:p>17.2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60_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18.219" calcext:value-type="float">
            <text:p>18.2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60_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30.132" calcext:value-type="float">
            <text:p>30.1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60_7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21.227" calcext:value-type="float">
            <text:p>21.2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60_8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8.977" calcext:value-type="float">
            <text:p>18.9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60_9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22.355" calcext:value-type="float">
            <text:p>22.3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60_1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1.898" calcext:value-type="float">
            <text:p>11.8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61_1</text:p>
          </table:table-cell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 office:value-type="float" office:value="47.119" calcext:value-type="float">
            <text:p>47.119</text:p>
          </table:table-cell>
          <table:table-cell office:value-type="float" office:value="0.215" calcext:value-type="float">
            <text:p>0.215</text:p>
          </table:table-cell>
          <table:table-cell office:value-type="float" office:value="7200.004" calcext:value-type="float">
            <text:p>7200.0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61_2</text:p>
          </table:table-cell>
          <table:table-cell office:value-type="float" office:value="15" calcext:value-type="float">
            <text:p>15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0.196" calcext:value-type="float">
            <text:p>0.196</text:p>
          </table:table-cell>
          <table:table-cell office:value-type="float" office:value="7200.005" calcext:value-type="float">
            <text:p>7200.0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61_3</text:p>
          </table:table-cell>
          <table:table-cell office:value-type="float" office:value="15" calcext:value-type="float">
            <text:p>15</text:p>
          </table:table-cell>
          <table:table-cell office:value-type="float" office:value="48" calcext:value-type="float">
            <text:p>48</text:p>
          </table:table-cell>
          <table:table-cell office:value-type="float" office:value="36" calcext:value-type="float">
            <text:p>36</text:p>
          </table:table-cell>
          <table:table-cell office:value-type="float" office:value="0.25" calcext:value-type="float">
            <text:p>0.25</text:p>
          </table:table-cell>
          <table:table-cell office:value-type="float" office:value="7200.01" calcext:value-type="float">
            <text:p>720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61_4</text:p>
          </table:table-cell>
          <table:table-cell office:value-type="float" office:value="15" calcext:value-type="float">
            <text:p>15</text:p>
          </table:table-cell>
          <table:table-cell office:value-type="float" office:value="41" calcext:value-type="float">
            <text:p>41</text:p>
          </table:table-cell>
          <table:table-cell office:value-type="float" office:value="33" calcext:value-type="float">
            <text:p>33</text:p>
          </table:table-cell>
          <table:table-cell office:value-type="float" office:value="0.195" calcext:value-type="float">
            <text:p>0.195</text:p>
          </table:table-cell>
          <table:table-cell office:value-type="float" office:value="7200.024" calcext:value-type="float">
            <text:p>7200.0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61_5</text:p>
          </table:table-cell>
          <table:table-cell office:value-type="float" office:value="15" calcext:value-type="float">
            <text:p>15</text:p>
          </table:table-cell>
          <table:table-cell office:value-type="float" office:value="37" calcext:value-type="float">
            <text:p>37</text:p>
          </table:table-cell>
          <table:table-cell office:value-type="float" office:value="28" calcext:value-type="float">
            <text:p>28</text:p>
          </table:table-cell>
          <table:table-cell office:value-type="float" office:value="0.243" calcext:value-type="float">
            <text:p>0.243</text:p>
          </table:table-cell>
          <table:table-cell office:value-type="float" office:value="7200.004" calcext:value-type="float">
            <text:p>7200.0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61_6</text:p>
          </table:table-cell>
          <table:table-cell office:value-type="float" office:value="15" calcext:value-type="float">
            <text:p>15</text:p>
          </table:table-cell>
          <table:table-cell office:value-type="float" office:value="53" calcext:value-type="float">
            <text:p>53</text:p>
          </table:table-cell>
          <table:table-cell office:value-type="float" office:value="37" calcext:value-type="float">
            <text:p>37</text:p>
          </table:table-cell>
          <table:table-cell office:value-type="float" office:value="0.302" calcext:value-type="float">
            <text:p>0.302</text:p>
          </table:table-cell>
          <table:table-cell office:value-type="float" office:value="7200.026" calcext:value-type="float">
            <text:p>7200.0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61_7</text:p>
          </table:table-cell>
          <table:table-cell office:value-type="float" office:value="15" calcext:value-type="float">
            <text:p>15</text:p>
          </table:table-cell>
          <table:table-cell office:value-type="float" office:value="58" calcext:value-type="float">
            <text:p>58</text:p>
          </table:table-cell>
          <table:table-cell office:value-type="float" office:value="41.189" calcext:value-type="float">
            <text:p>41.189</text:p>
          </table:table-cell>
          <table:table-cell office:value-type="float" office:value="0.29" calcext:value-type="float">
            <text:p>0.29</text:p>
          </table:table-cell>
          <table:table-cell office:value-type="float" office:value="7200.02" calcext:value-type="float">
            <text:p>7200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61_8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37" calcext:value-type="float">
            <text:p>37</text:p>
          </table:table-cell>
          <table:table-cell office:value-type="float" office:value="0.275" calcext:value-type="float">
            <text:p>0.275</text:p>
          </table:table-cell>
          <table:table-cell office:value-type="float" office:value="7200.004" calcext:value-type="float">
            <text:p>7200.0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61_9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0.2" calcext:value-type="float">
            <text:p>0.2</text:p>
          </table:table-cell>
          <table:table-cell office:value-type="float" office:value="7200.006" calcext:value-type="float">
            <text:p>7200.0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61_10</text:p>
          </table:table-cell>
          <table:table-cell office:value-type="float" office:value="15" calcext:value-type="float">
            <text:p>15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0.277" calcext:value-type="float">
            <text:p>0.277</text:p>
          </table:table-cell>
          <table:table-cell office:value-type="float" office:value="7200.003" calcext:value-type="float">
            <text:p>7200.0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62_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053.452" calcext:value-type="float">
            <text:p>1053.4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62_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3563.707" calcext:value-type="float">
            <text:p>3563.7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62_3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0.039" calcext:value-type="float">
            <text:p>0.039</text:p>
          </table:table-cell>
          <table:table-cell office:value-type="float" office:value="7200.019" calcext:value-type="float">
            <text:p>7200.0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62_4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4381.144" calcext:value-type="float">
            <text:p>4381.1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62_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806.205" calcext:value-type="float">
            <text:p>806.2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62_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46.926" calcext:value-type="float">
            <text:p>46.9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62_7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216.337" calcext:value-type="float">
            <text:p>216.3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62_8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34.661" calcext:value-type="float">
            <text:p>134.6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62_9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4225.023" calcext:value-type="float">
            <text:p>4225.0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62_1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220.797" calcext:value-type="float">
            <text:p>220.7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63_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35.82" calcext:value-type="float">
            <text:p>35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63_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71.66" calcext:value-type="float">
            <text:p>7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63_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23.102" calcext:value-type="float">
            <text:p>23.1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63_4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23.857" calcext:value-type="float">
            <text:p>23.8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63_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60.005" calcext:value-type="float">
            <text:p>60.0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63_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7.697" calcext:value-type="float">
            <text:p>17.6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63_7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43.041" calcext:value-type="float">
            <text:p>43.0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63_8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16.52" calcext:value-type="float">
            <text:p>16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63_9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181.642" calcext:value-type="float">
            <text:p>181.6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63_1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40.541" calcext:value-type="float">
            <text:p>40.5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64_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6.658" calcext:value-type="float">
            <text:p>16.6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64_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25.095" calcext:value-type="float">
            <text:p>25.0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64_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26.152" calcext:value-type="float">
            <text:p>26.1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64_4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29.939" calcext:value-type="float">
            <text:p>29.9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064_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/>
          <table:table-cell table:style-name="ce2" office:value-type="string" calcext:value-type="string">
            <text:p>total solved</text:p>
          </table:table-cell>
          <table:table-cell table:style-name="ce2" table:formula="of:=COUNTIF([.E20:.E555];0)" office:value-type="float" office:value="440" calcext:value-type="float">
            <text:p>44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2064_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20.614" calcext:value-type="float">
            <text:p>20.614</text:p>
          </table:table-cell>
          <table:table-cell/>
          <table:table-cell table:style-name="ce2" office:value-type="string" calcext:value-type="string">
            <text:p>avg. gap</text:p>
          </table:table-cell>
          <table:table-cell table:style-name="ce2" table:formula="of:=AVERAGEIF([.E20:.E555];&quot;&lt;&gt;*nan&quot;)" office:value-type="float" office:value="0.0410914179104477" calcext:value-type="float">
            <text:p>0.04109141791044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2064_7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23.043" calcext:value-type="float">
            <text:p>23.043</text:p>
          </table:table-cell>
          <table:table-cell/>
          <table:table-cell table:style-name="ce2" office:value-type="string" calcext:value-type="string">
            <text:p>avg. non-opt gap</text:p>
          </table:table-cell>
          <table:table-cell table:style-name="ce2" table:formula="of:=AVERAGEIFS([.E20:.E555];[.E20:.E555];&quot;&lt;&gt;*nan&quot;;[.E20:.E555];&quot;&lt;&gt;0&quot;)" office:value-type="float" office:value="0.229427083333333" calcext:value-type="float">
            <text:p>0.22942708333333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2064_8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27.981" calcext:value-type="float">
            <text:p>27.981</text:p>
          </table:table-cell>
          <table:table-cell/>
          <table:table-cell table:style-name="ce2" office:value-type="string" calcext:value-type="string">
            <text:p>avg. solve time</text:p>
          </table:table-cell>
          <table:table-cell table:style-name="ce2" table:formula="of:=AVERAGE([.F20:.F555])" office:value-type="float" office:value="1539.83132835821" calcext:value-type="float">
            <text:p>1539.83132835821</text:p>
          </table:table-cell>
          <table:table-cell table:style-name="ce2" office:value-type="string" calcext:value-type="string">
            <text:p>(incl. 7200 for instances not solved to optimality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j2064_9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8.339" calcext:value-type="float">
            <text:p>18.339</text:p>
          </table:table-cell>
          <table:table-cell/>
          <table:table-cell table:style-name="ce2" office:value-type="string" calcext:value-type="string">
            <text:p>avg. opt solve time</text:p>
          </table:table-cell>
          <table:table-cell table:style-name="ce2" table:formula="of:=AVERAGEIF([.F20:.F555];&quot;&lt;7200&quot;)" office:value-type="float" office:value="304.882459090909" calcext:value-type="float">
            <text:p>304.88245909090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2064_1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23.933" calcext:value-type="float">
            <text:p>23.933</text:p>
          </table:table-cell>
          <table:table-cell/>
          <table:table-cell table:style-name="ce2" office:value-type="string" calcext:value-type="string">
            <text:p>avg. opt objval</text:p>
          </table:table-cell>
          <table:table-cell table:style-name="ce2" table:formula="of:=AVERAGEIF([.E20:.E555];&quot;=0&quot;;[.C20:.C555])" office:value-type="float" office:value="38.3409090909091" calcext:value-type="float">
            <text:p>38.3409090909091</text:p>
          </table:table-cell>
          <table:table-cell table:number-columns-repeated="1015"/>
        </table:table-row>
        <table:table-row table:style-name="ro1" table:number-rows-repeated="104802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ohit Devanagari" svg:font-family="'Lohit Devanagari'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GB">
      <number:number number:decimal-places="0" loext:min-decimal-places="0" number:min-integer-digits="1" number:grouping="true"/>
    </number:number-style>
    <number:number-style style:name="N1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loext:min-decimal-places="2" number:min-integer-digits="1" number:grouping="true"/>
    </number:number-style>
    <number:number-style style:name="N1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en" number:country="GB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1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1P2" style:volatile="true" number:language="en" number:country="GB">
      <loext:text> </loext:text>
      <loext:fill-character> </loext:fill-character>
      <number:text>- </number:text>
    </number:number-style>
    <number:text-style style:name="N10121" number:language="en" number:country="GB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2" style:volatile="true" number:language="en" number:country="GB">
      <loext:text> £</loext:text>
      <loext:fill-character> </loext:fill-character>
      <number:text>- </number:text>
    </number:number-style>
    <number:text-style style:name="N10122" number:language="en" number:country="GB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en" number:country="GB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3P1" style:volatile="true" number:language="en" number:country="GB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3P2" style:volatile="true" number:language="en" number:country="GB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3" number:language="en" number:country="GB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en" number:country="GB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1" style:volatile="true" number:language="en" number:country="GB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2" style:volatile="true" number:language="en" number:country="GB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4" number:language="en" number:country="GB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AR PL SungtiL GB" style:font-family-asian="'AR PL SungtiL GB'" style:font-family-generic-asian="system" style:font-pitch-asian="variable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Explanatory_20_Text" style:display-name="Excel Built-in Explanatory Text" style:family="table-cell" style:parent-style-name="Default" style:data-style-name="N0">
      <style:table-cell-properties fo:background-color="#dddddd"/>
      <style:text-properties fo:color="#000000" style:text-outline="false" style:text-line-through-style="none" style:text-line-through-type="none" style:font-name="Lohit Devanagari" fo:font-family="'Lohit Devanagari'" style:font-family-generic="swiss" fo:font-size="10pt" fo:font-style="normal" fo:text-shadow="none" style:text-underline-style="none" fo:font-weight="normal" style:font-size-asian="10pt" style:font-style-asian="normal" style:font-weight-asian="normal" style:font-name-complex="Lohit Devanagari" style:font-family-complex="'Lohit Devanagari'" style:font-family-generic-complex="swiss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0mm" fo:margin-bottom="20mm" fo:margin-left="20mm" fo:margin-right="20mm" style:print-page-order="ttb" style:first-page-number="1" style:scale-to="100%" style:writing-mode="lr-tb" style:print="charts drawings objects zero-values"/>
      <style:header-style>
        <style:header-footer-properties fo:min-height="6.03mm" fo:margin-left="0mm" fo:margin-right="0mm" fo:margin-bottom="2.5mm"/>
      </style:header-style>
      <style:footer-style>
        <style:header-footer-properties fo:min-height="6.03mm" fo:margin-left="0mm" fo:margin-right="0mm" fo:margin-top="2.5mm"/>
      </style:footer-style>
    </style:page-layout>
    <style:page-layout style:name="Mpm4">
      <style:page-layout-properties fo:page-width="210.01mm" fo:page-height="297mm" style:num-format="1" style:print-orientation="portrait" fo:margin-top="20mm" fo:margin-bottom="20mm" fo:margin-left="20mm" fo:margin-right="20mm" style:print-page-order="ttb" style:first-page-number="continue" style:scale-to="100%" style:writing-mode="lr-tb" style:print="charts drawings objects zero-values"/>
      <style:header-style>
        <style:header-footer-properties fo:min-height="6.03mm" fo:margin-left="0mm" fo:margin-right="0mm" fo:margin-bottom="2.5mm"/>
      </style:header-style>
      <style:footer-style>
        <style:header-footer-properties fo:min-height="6.03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compact_5f_reformulation_5f_results_5f_0" style:display-name="PageStyle_compact_reformulation_results_0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compact_5f_reformulation_5f_results_5f_10" style:display-name="PageStyle_compact_reformulation_results_10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compact_5f_reformulation_5f_results_5f_5" style:display-name="PageStyle_compact_reformulation_results_5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compact_5f_reformulation_5f_results_5f_15" style:display-name="PageStyle_compact_reformulation_results_15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language>en-GB</dc:language>
    <dc:date>2022-02-25T10:08:27.065283133</dc:date>
    <meta:editing-cycles>3</meta:editing-cycles>
    <meta:editing-duration>PT5M46S</meta:editing-duration>
    <meta:generator>LibreOffice/6.0.7.3$Linux_X86_64 LibreOffice_project/00m0$Build-3</meta:generator>
    <meta:document-statistic meta:table-count="4" meta:cell-count="13372" meta:object-count="0"/>
  </office:meta>
</office:document-meta>
</file>